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Pictures/2000000A000000DF000000DF19C059ED.svm" manifest:media-type="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Pictures/2000000A000000DF000000DF19C059ED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9/content.xml" manifest:media-type="text/xml"/>
  <manifest:file-entry manifest:full-path="Object 9/Pictures/2000000A000000DF000000DF19C059ED.svm" manifest:media-type="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Pictures/20000140000116530000AFC9D218F7AF.wmf" manifest:media-type=""/>
  <manifest:file-entry manifest:full-path="Pictures/20000182000116530000AFC984E16A93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Pictures/2000000A000000DF000000DF19C059ED.svm" manifest:media-type="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Pictures/2000000A000000DF000000DF19C059ED.svm" manifest:media-type="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Pictures/2000000A000000DF000000DF19C059ED.svm" manifest:media-type="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Pictures/2000000A000000DF000000DF19C059ED.svm" manifest:media-type="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2.35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jalowyzoporempierscieniowy">
      <style:table-properties table:display="true" style:writing-mode="lr-tb"/>
    </style:style>
    <style:style style:name="ta2" style:family="table" style:master-page-name="PageStyle_5f_jalowyzobciazeniem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ackground-color="#ccff66" style:text-align-source="fix" style:repeat-content="false" fo:border="0.06pt solid #000000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2">
      <style:table-cell-properties fo:background-color="#ccff66" fo:border="0.06pt solid #000000" fo:padding="0.071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2">
      <style:table-cell-properties fo:padding="0.071cm"/>
    </style:style>
    <style:style style:name="ce6" style:family="table-cell" style:parent-style-name="Default" style:data-style-name="N2">
      <style:table-cell-properties fo:background-color="#ccffff" fo:border="0.06pt solid #000000" fo:padding="0.071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fo:background-color="#ccffff" fo:border="0.06pt solid #000000" fo:padding="0.071cm"/>
    </style:style>
    <style:style style:name="ce8" style:family="table-cell" style:parent-style-name="Default" style:data-style-name="N2">
      <style:table-cell-properties fo:background-color="#ffff99"/>
    </style:style>
    <style:style style:name="ce9" style:family="table-cell" style:parent-style-name="Default" style:data-style-name="N2">
      <style:table-cell-properties fo:background-color="#ffff99" fo:padding="0.071cm"/>
    </style:style>
    <style:style style:name="ce10" style:family="table-cell" style:parent-style-name="Default" style:data-style-name="N2">
      <style:table-cell-properties fo:background-color="#ccff99" style:text-align-source="fix" style:repeat-content="false" fo:border="0.06pt solid #000000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fo:background-color="#ccff99" fo:border="0.06pt solid #000000" fo:padding="0.071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fo:background-color="#ffff99" fo:border="0.06pt solid #000000"/>
    </style:style>
    <style:style style:name="ce13" style:family="table-cell" style:parent-style-name="Default" style:data-style-name="N2">
      <style:table-cell-properties fo:background-color="#ffff99" fo:border="0.06pt solid #000000" fo:padding="0.071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fo:background-color="#ffff99" fo:border="0.06pt solid #000000" fo:padding="0.071cm"/>
    </style:style>
    <style:style style:name="ce15" style:family="table-cell" style:parent-style-name="Default" style:data-style-name="N2">
      <style:table-cell-properties fo:background-color="#cfe7f5" fo:border="0.06pt solid #000000"/>
    </style:style>
    <style:style style:name="ce16" style:family="table-cell" style:parent-style-name="Default">
      <style:table-cell-properties fo:background-color="#cfe7f5" fo:border="0.06pt solid #000000"/>
    </style:style>
    <style:style style:name="ce17" style:family="table-cell" style:parent-style-name="Default">
      <style:table-cell-properties fo:background-color="transparent" fo:border="none"/>
    </style:style>
    <style:style style:name="ce18" style:family="table-cell" style:parent-style-name="Default" style:data-style-name="N2">
      <style:table-cell-properties fo:background-color="transparent" fo:border="0.06pt solid #000000" fo:padding="0.071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fo:background-color="#ff3300"/>
    </style:style>
    <style:style style:name="ce20" style:family="table-cell" style:parent-style-name="Default" style:data-style-name="N2">
      <style:table-cell-properties fo:background-color="#ff3300" fo:padding="0.071cm"/>
    </style:style>
    <style:style style:name="ce21" style:family="table-cell" style:parent-style-name="Default">
      <style:table-cell-properties fo:background-color="#ff3300"/>
    </style:style>
    <style:style style:name="ce22" style:family="table-cell" style:parent-style-name="Default" style:data-style-name="N2">
      <style:table-cell-properties style:text-align-source="fix" style:repeat-content="false" fo:background-color="transparent" fo:border="0.06pt solid #000000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 C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jalowyzoporempierscieniowy" table:style-name="ta1">
        <office:forms form:automatic-focus="false" form:apply-design-mode="false"/>
        <table:shapes>
          <draw:frame draw:z-index="3" draw:style-name="gr1" draw:text-style-name="P1" svg:width="16.959cm" svg:height="9.575cm" svg:x="3.529cm" svg:y="10.554cm">
            <draw:object draw:notify-on-update-of-ranges="jalowyzoporempierscieniowy.E2:jalowyzoporempierscieniowy.E2 jalowyzoporempierscieniowy.E3:jalowyzoporempierscieniowy.E18 jalowyzoporempierscieniowy.K2:jalowyzoporempierscieniowy.K2 jalowyzoporempierscieniowy.K3:jalowyzoporempierscieniowy.K18 jalowyzoporempierscieniowy.E2:jalowyzoporempierscieniowy.E2 jalowyzoporempierscieniowy.E3:jalowyzoporempierscieniowy.E18 jalowyzoporempierscieniowy.L2:jalowyzoporempierscieniowy.L2 jalowyzoporempierscieniowy.L3:jalowyzoporempierscieniowy.L18 jalowyzoporempierscieniowy.E2:jalowyzoporempierscieniowy.E2 jalowyzoporempierscieniowy.E3:jalowyzoporempierscieniowy.E18 jalowyzoporempierscieniowy.M2:jalowyzoporempierscieniowy.M2 jalowyzoporempierscieniowy.M3:jalowyzoporempierscieniowy.M18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6" table:default-cell-style-name="ce3"/>
        <table:table-column table:style-name="co2" table:default-cell-style-name="ce3"/>
        <table:table-column table:style-name="co3" table:default-cell-style-name="ce3"/>
        <table:table-column table:style-name="co2" table:visibility="collapse" table:default-cell-style-name="ce3"/>
        <table:table-column table:style-name="co1" table:visibility="collapse" table:default-cell-style-name="ce3"/>
        <table:table-column table:style-name="co1" table:number-columns-repeated="4" table:default-cell-style-name="ce3"/>
        <table:table-column table:style-name="co4" table:default-cell-style-name="ce3"/>
        <table:table-column table:style-name="co1" table:number-columns-repeated="1009" table:default-cell-style-name="ce3"/>
        <table:table-row table:style-name="ro1">
          <table:table-cell table:style-name="ce1" office:value-type="string" calcext:value-type="string" table:number-columns-spanned="4" table:number-rows-spanned="1">
            <text:p>Dane Pomiarowe</text:p>
          </table:table-cell>
          <table:covered-table-cell table:number-columns-repeated="3" table:style-name="ce2"/>
          <table:table-cell table:style-name="ce4" table:number-columns-repeated="8"/>
          <table:table-cell table:style-name="ce5"/>
          <table:table-cell table:style-name="ce4" office:value-type="string" calcext:value-type="string" table:number-columns-spanned="2" table:number-rows-spanned="1">
            <text:p>Dane znamionowe</text:p>
          </table:table-cell>
          <table:covered-table-cell table:style-name="ce4"/>
          <table:table-cell table:number-columns-repeated="1009"/>
        </table:table-row>
        <table:table-row table:style-name="ro1">
          <table:table-cell table:style-name="ce2" office:value-type="string" calcext:value-type="string">
            <text:p>U/U_N</text:p>
          </table:table-cell>
          <table:table-cell table:style-name="ce2" office:value-type="string" calcext:value-type="string">
            <text:p>I/I_N</text:p>
          </table:table-cell>
          <table:table-cell table:style-name="ce2" office:value-type="string" calcext:value-type="string">
            <text:p>P/P_N</text:p>
          </table:table-cell>
          <table:table-cell table:style-name="ce2" office:value-type="string" calcext:value-type="string">
            <text:p>Cos v</text:p>
          </table:table-cell>
          <table:table-cell table:style-name="ce4" office:value-type="string" calcext:value-type="string">
            <text:p>U^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office:annotation draw:style-name="gr3" draw:text-style-name="P3" svg:width="2.899cm" svg:height="0.991cm" svg:x="15.002cm" svg:y="0cm" draw:caption-point-x="-0.61cm" draw:caption-point-y="0.526cm">
              <dc:date>2015-03-21T00:00:00</dc:date>
              <text:p text:style-name="P3">Sprawdzenie mocy czynnej</text:p>
            </office:annotation>
            <text:p>P_spr</text:p>
          </table:table-cell>
          <table:table-cell table:style-name="ce4" office:value-type="string" calcext:value-type="string">
            <office:annotation draw:style-name="gr3" draw:text-style-name="P3" svg:width="2.899cm" svg:height="0.596cm" svg:x="15.002cm" svg:y="0cm" draw:caption-point-x="-0.61cm" draw:caption-point-y="0.526cm">
              <dc:date>2015-03-21T00:00:00</dc:date>
              <text:p text:style-name="P3">Powinno być 0</text:p>
            </office:annotation>
            <text:p>P_spr-P</text:p>
          </table:table-cell>
          <table:table-cell table:style-name="ce4" office:value-type="string" calcext:value-type="string">
            <text:p>P-P_Cu</text:p>
          </table:table-cell>
          <table:table-cell table:style-name="ce4" office:value-type="string" calcext:value-type="string">
            <text:p>Pm</text:p>
          </table:table-cell>
          <table:table-cell table:style-name="ce5" office:value-type="string" calcext:value-type="string">
            <text:p>3*Pm</text:p>
          </table:table-cell>
          <table:table-cell table:style-name="ce6" office:value-type="string" calcext:value-type="string">
            <text:p>U_N</text:p>
          </table:table-cell>
          <table:table-cell table:style-name="ce6" office:value-type="float" office:value="380" calcext:value-type="float">
            <text:p>380,00</text:p>
          </table:table-cell>
          <table:table-cell table:number-columns-repeated="1009"/>
        </table:table-row>
        <table:table-row table:style-name="ro1">
          <table:table-cell table:style-name="ce2" office:value-type="float" office:value="0.317311683001717" calcext:value-type="float">
            <text:p>0,32</text:p>
          </table:table-cell>
          <table:table-cell table:style-name="ce2" office:value-type="float" office:value="0.214903706379857" calcext:value-type="float">
            <text:p>0,21</text:p>
          </table:table-cell>
          <table:table-cell table:style-name="ce2" office:value-type="float" office:value="0.0662848060756454" calcext:value-type="float">
            <text:p>0,07</text:p>
          </table:table-cell>
          <table:table-cell table:style-name="ce2" office:value-type="float" office:value="0.671300726183533" calcext:value-type="float">
            <text:p>0,67</text:p>
          </table:table-cell>
          <table:table-cell table:style-name="ce4" table:formula="of:=[.A3]^2*[.O$2]^2" office:value-type="float" office:value="14539.1600820588" calcext:value-type="float">
            <text:p>14539,16</text:p>
          </table:table-cell>
          <table:table-cell table:style-name="ce4" table:formula="of:=[.C3]*[.O$4]" office:value-type="float" office:value="198.854418226936" calcext:value-type="float">
            <text:p>198,85</text:p>
          </table:table-cell>
          <table:table-cell table:style-name="ce4" table:formula="of:=[.A3]*[.O$2]" office:value-type="float" office:value="120.578439540652" calcext:value-type="float">
            <text:p>120,58</text:p>
          </table:table-cell>
          <table:table-cell table:style-name="ce4" table:formula="of:=[.B3]*[.O$3]" office:value-type="float" office:value="1.41836446210706" calcext:value-type="float">
            <text:p>1,42</text:p>
          </table:table-cell>
          <table:table-cell table:style-name="ce4" table:formula="of:=[.G3]*[.H3]*[.D3]*SQRT(3)" office:value-type="float" office:value="198.854418226936" calcext:value-type="float">
            <text:p>198,85</text:p>
          </table:table-cell>
          <table:table-cell table:style-name="ce4" table:formula="of:=[.I3]-[.F3]" office:value-type="float" office:value="0" calcext:value-type="float">
            <text:p>0,00</text:p>
          </table:table-cell>
          <table:table-cell table:style-name="ce4" table:formula="of:=[.F3]-3*[.O$5]*[.H3]^2" office:value-type="float" office:value="191.612090336411" calcext:value-type="float">
            <text:p>191,61</text:p>
          </table:table-cell>
          <table:table-cell table:style-name="ce4" table:formula="of:=[.M3]/3" office:value-type="float" office:value="67.3333333333333" calcext:value-type="float">
            <text:p>67,33</text:p>
          </table:table-cell>
          <table:table-cell table:style-name="ce5" table:formula="of:=[.O10]" office:value-type="float" office:value="202" calcext:value-type="float">
            <text:p>202,00</text:p>
          </table:table-cell>
          <table:table-cell table:style-name="ce6" office:value-type="string" calcext:value-type="string">
            <text:p>I_N</text:p>
          </table:table-cell>
          <table:table-cell table:style-name="ce6" office:value-type="float" office:value="6.6" calcext:value-type="float">
            <text:p>6,60</text:p>
          </table:table-cell>
          <table:table-cell/>
          <table:table-cell table:style-name="ce5" table:number-columns-repeated="3"/>
          <table:table-cell table:number-columns-repeated="1005"/>
        </table:table-row>
        <table:table-row table:style-name="ro1">
          <table:table-cell table:style-name="ce2" office:value-type="float" office:value="0.365705484660251" calcext:value-type="float">
            <text:p>0,37</text:p>
          </table:table-cell>
          <table:table-cell table:style-name="ce2" office:value-type="float" office:value="0.221017566515846" calcext:value-type="float">
            <text:p>0,22</text:p>
          </table:table-cell>
          <table:table-cell table:style-name="ce2" office:value-type="float" office:value="0.0704573740660634" calcext:value-type="float">
            <text:p>0,07</text:p>
          </table:table-cell>
          <table:table-cell table:style-name="ce2" office:value-type="float" office:value="0.602006640337328" calcext:value-type="float">
            <text:p>0,60</text:p>
          </table:table-cell>
          <table:table-cell table:style-name="ce4" table:formula="of:=[.A4]^2*[.O$2]^2" office:value-type="float" office:value="19312.1284181291" calcext:value-type="float">
            <text:p>19312,13</text:p>
          </table:table-cell>
          <table:table-cell table:style-name="ce4" table:formula="of:=[.C4]*[.O$4]" office:value-type="float" office:value="211.37212219819" calcext:value-type="float">
            <text:p>211,37</text:p>
          </table:table-cell>
          <table:table-cell table:style-name="ce4" table:formula="of:=[.A4]*[.O$2]" office:value-type="float" office:value="138.968084170895" calcext:value-type="float">
            <text:p>138,97</text:p>
          </table:table-cell>
          <table:table-cell table:style-name="ce4" table:formula="of:=[.B4]*[.O$3]" office:value-type="float" office:value="1.45871593900458" calcext:value-type="float">
            <text:p>1,46</text:p>
          </table:table-cell>
          <table:table-cell table:style-name="ce4" table:formula="of:=[.G4]*[.H4]*[.D4]*SQRT(3)" office:value-type="float" office:value="211.37212219819" calcext:value-type="float">
            <text:p>211,37</text:p>
          </table:table-cell>
          <table:table-cell table:style-name="ce4" table:formula="of:=[.I4]-[.F4]" office:value-type="float" office:value="0" calcext:value-type="float">
            <text:p>0,00</text:p>
          </table:table-cell>
          <table:table-cell table:style-name="ce4" table:formula="of:=[.F4]-3*[.O$5]*[.H4]^2" office:value-type="float" office:value="203.711854311648" calcext:value-type="float">
            <text:p>203,71</text:p>
          </table:table-cell>
          <table:table-cell table:style-name="ce4" table:formula="of:=[.M4]/3" office:value-type="float" office:value="67.3333333333333" calcext:value-type="float">
            <text:p>67,33</text:p>
          </table:table-cell>
          <table:table-cell table:style-name="ce5" table:formula="of:=[.M3]" office:value-type="float" office:value="202" calcext:value-type="float">
            <text:p>202,00</text:p>
          </table:table-cell>
          <table:table-cell table:style-name="ce6" office:value-type="string" calcext:value-type="string">
            <text:p>P_N</text:p>
          </table:table-cell>
          <table:table-cell table:style-name="ce6" office:value-type="float" office:value="3000" calcext:value-type="float">
            <text:p>3000,00</text:p>
          </table:table-cell>
          <table:table-cell/>
          <table:table-cell table:style-name="ce5" table:number-columns-repeated="3"/>
          <table:table-cell table:number-columns-repeated="1005"/>
        </table:table-row>
        <table:table-row table:style-name="ro1">
          <table:table-cell table:style-name="ce2" office:value-type="float" office:value="0.421655001286906" calcext:value-type="float">
            <text:p>0,42</text:p>
          </table:table-cell>
          <table:table-cell table:style-name="ce2" office:value-type="float" office:value="0.226768959449221" calcext:value-type="float">
            <text:p>0,23</text:p>
          </table:table-cell>
          <table:table-cell table:style-name="ce2" office:value-type="float" office:value="0.0714609520735488" calcext:value-type="float">
            <text:p>0,07</text:p>
          </table:table-cell>
          <table:table-cell table:style-name="ce2" office:value-type="float" office:value="0.51613229002214" calcext:value-type="float">
            <text:p>0,52</text:p>
          </table:table-cell>
          <table:table-cell table:style-name="ce4" table:formula="of:=[.A5]^2*[.O$2]^2" office:value-type="float" office:value="25673.3005519216" calcext:value-type="float">
            <text:p>25673,30</text:p>
          </table:table-cell>
          <table:table-cell table:style-name="ce4" table:formula="of:=[.C5]*[.O$4]" office:value-type="float" office:value="214.382856220646" calcext:value-type="float">
            <text:p>214,38</text:p>
          </table:table-cell>
          <table:table-cell table:style-name="ce4" table:formula="of:=[.A5]*[.O$2]" office:value-type="float" office:value="160.228900489024" calcext:value-type="float">
            <text:p>160,23</text:p>
          </table:table-cell>
          <table:table-cell table:style-name="ce4" table:formula="of:=[.B5]*[.O$3]" office:value-type="float" office:value="1.49667513236486" calcext:value-type="float">
            <text:p>1,50</text:p>
          </table:table-cell>
          <table:table-cell table:style-name="ce4" table:formula="of:=[.G5]*[.H5]*[.D5]*SQRT(3)" office:value-type="float" office:value="214.382856220646" calcext:value-type="float">
            <text:p>214,38</text:p>
          </table:table-cell>
          <table:table-cell table:style-name="ce4" table:formula="of:=[.I5]-[.F5]" office:value-type="float" office:value="0" calcext:value-type="float">
            <text:p>0,00</text:p>
          </table:table-cell>
          <table:table-cell table:style-name="ce4" table:formula="of:=[.F5]-3*[.O$5]*[.H5]^2" office:value-type="float" office:value="206.318724994025" calcext:value-type="float">
            <text:p>206,32</text:p>
          </table:table-cell>
          <table:table-cell table:style-name="ce4" table:formula="of:=[.M5]/3" office:value-type="float" office:value="67.3333333333333" calcext:value-type="float">
            <text:p>67,33</text:p>
          </table:table-cell>
          <table:table-cell table:style-name="ce5" table:formula="of:=[.M4]" office:value-type="float" office:value="202" calcext:value-type="float">
            <text:p>202,00</text:p>
          </table:table-cell>
          <table:table-cell table:style-name="ce6" office:value-type="string" calcext:value-type="string">
            <text:p>R_s</text:p>
          </table:table-cell>
          <table:table-cell table:style-name="ce6" office:value-type="float" office:value="1.2" calcext:value-type="float">
            <text:p>1,20</text:p>
          </table:table-cell>
          <table:table-cell/>
          <table:table-cell table:style-name="ce5" table:number-columns-repeated="3"/>
          <table:table-cell table:number-columns-repeated="1005"/>
        </table:table-row>
        <table:table-row table:style-name="ro1">
          <table:table-cell table:style-name="ce2" office:value-type="float" office:value="0.472609573013487" calcext:value-type="float">
            <text:p>0,47</text:p>
          </table:table-cell>
          <table:table-cell table:style-name="ce2" office:value-type="float" office:value="0.24705412767568" calcext:value-type="float">
            <text:p>0,25</text:p>
          </table:table-cell>
          <table:table-cell table:style-name="ce2" office:value-type="float" office:value="0.0761595470171627" calcext:value-type="float">
            <text:p>0,08</text:p>
          </table:table-cell>
          <table:table-cell table:style-name="ce2" office:value-type="float" office:value="0.450466831605065" calcext:value-type="float">
            <text:p>0,45</text:p>
          </table:table-cell>
          <table:table-cell table:style-name="ce4" table:formula="of:=[.A6]^2*[.O$2]^2" office:value-type="float" office:value="32253.1563479762" calcext:value-type="float">
            <text:p>32253,16</text:p>
          </table:table-cell>
          <table:table-cell table:style-name="ce4" table:formula="of:=[.C6]*[.O$4]" office:value-type="float" office:value="228.478641051488" calcext:value-type="float">
            <text:p>228,48</text:p>
          </table:table-cell>
          <table:table-cell table:style-name="ce4" table:formula="of:=[.A6]*[.O$2]" office:value-type="float" office:value="179.591637745125" calcext:value-type="float">
            <text:p>179,59</text:p>
          </table:table-cell>
          <table:table-cell table:style-name="ce4" table:formula="of:=[.B6]*[.O$3]" office:value-type="float" office:value="1.63055724265949" calcext:value-type="float">
            <text:p>1,63</text:p>
          </table:table-cell>
          <table:table-cell table:style-name="ce4" table:formula="of:=[.G6]*[.H6]*[.D6]*SQRT(3)" office:value-type="float" office:value="228.478641051487" calcext:value-type="float">
            <text:p>228,48</text:p>
          </table:table-cell>
          <table:table-cell table:style-name="ce4" table:formula="of:=[.I6]-[.F6]" office:value-type="float" office:value="0" calcext:value-type="float">
            <text:p>0,00</text:p>
          </table:table-cell>
          <table:table-cell table:style-name="ce4" table:formula="of:=[.F6]-3*[.O$5]*[.H6]^2" office:value-type="float" office:value="218.907260133767" calcext:value-type="float">
            <text:p>218,91</text:p>
          </table:table-cell>
          <table:table-cell table:style-name="ce4" table:formula="of:=[.M6]/3" office:value-type="float" office:value="67.3333333333333" calcext:value-type="float">
            <text:p>67,33</text:p>
          </table:table-cell>
          <table:table-cell table:style-name="ce5" table:formula="of:=[.M5]" office:value-type="float" office:value="202" calcext:value-type="float">
            <text:p>202,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420" calcext:value-type="float">
            <text:p>1420,00</text:p>
          </table:table-cell>
          <table:table-cell/>
          <table:table-cell table:style-name="ce5" table:number-columns-repeated="3"/>
          <table:table-cell table:number-columns-repeated="1005"/>
        </table:table-row>
        <table:table-row table:style-name="ro1">
          <table:table-cell table:style-name="ce2" office:value-type="float" office:value="0.527146459258341" calcext:value-type="float">
            <text:p>0,53</text:p>
          </table:table-cell>
          <table:table-cell table:style-name="ce2" office:value-type="float" office:value="0.263637910138451" calcext:value-type="float">
            <text:p>0,26</text:p>
          </table:table-cell>
          <table:table-cell table:style-name="ce2" office:value-type="float" office:value="0.0777441113160279" calcext:value-type="float">
            <text:p>0,08</text:p>
          </table:table-cell>
          <table:table-cell table:style-name="ce2" office:value-type="float" office:value="0.386332678076906" calcext:value-type="float">
            <text:p>0,39</text:p>
          </table:table-cell>
          <table:table-cell table:style-name="ce4" table:formula="of:=[.A7]^2*[.O$2]^2" office:value-type="float" office:value="40126.3614450427" calcext:value-type="float">
            <text:p>40126,36</text:p>
          </table:table-cell>
          <table:table-cell table:style-name="ce4" table:formula="of:=[.C7]*[.O$4]" office:value-type="float" office:value="233.232333948084" calcext:value-type="float">
            <text:p>233,23</text:p>
          </table:table-cell>
          <table:table-cell table:style-name="ce4" table:formula="of:=[.A7]*[.O$2]" office:value-type="float" office:value="200.31565451817" calcext:value-type="float">
            <text:p>200,32</text:p>
          </table:table-cell>
          <table:table-cell table:style-name="ce4" table:formula="of:=[.B7]*[.O$3]" office:value-type="float" office:value="1.74001020691378" calcext:value-type="float">
            <text:p>1,74</text:p>
          </table:table-cell>
          <table:table-cell table:style-name="ce4" table:formula="of:=[.G7]*[.H7]*[.D7]*SQRT(3)" office:value-type="float" office:value="233.232333948084" calcext:value-type="float">
            <text:p>233,23</text:p>
          </table:table-cell>
          <table:table-cell table:style-name="ce4" table:formula="of:=[.I7]-[.F7]" office:value-type="float" office:value="0" calcext:value-type="float">
            <text:p>0,00</text:p>
          </table:table-cell>
          <table:table-cell table:style-name="ce4" table:formula="of:=[.F7]-3*[.O$5]*[.H7]^2" office:value-type="float" office:value="222.332846075493" calcext:value-type="float">
            <text:p>222,33</text:p>
          </table:table-cell>
          <table:table-cell table:style-name="ce4" table:formula="of:=[.M7]/3" office:value-type="float" office:value="67.3333333333333" calcext:value-type="float">
            <text:p>67,33</text:p>
          </table:table-cell>
          <table:table-cell table:style-name="ce5" table:formula="of:=[.M6]" office:value-type="float" office:value="202" calcext:value-type="float">
            <text:p>202,00</text:p>
          </table:table-cell>
          <table:table-cell table:style-name="ce7" office:value-type="string" calcext:value-type="string">
            <text:p>Cos v_n</text:p>
          </table:table-cell>
          <table:table-cell table:style-name="ce7" office:value-type="float" office:value="0.81" calcext:value-type="float">
            <text:p>0,81</text:p>
          </table:table-cell>
          <table:table-cell/>
          <table:table-cell table:style-name="ce5" table:number-columns-repeated="3"/>
          <table:table-cell table:number-columns-repeated="1005"/>
        </table:table-row>
        <table:table-row table:style-name="ro1">
          <table:table-cell table:style-name="ce2" office:value-type="float" office:value="0.575605826162945" calcext:value-type="float">
            <text:p>0,58</text:p>
          </table:table-cell>
          <table:table-cell table:style-name="ce2" office:value-type="float" office:value="0.285111212257528" calcext:value-type="float">
            <text:p>0,29</text:p>
          </table:table-cell>
          <table:table-cell table:style-name="ce2" office:value-type="float" office:value="0.0811185716919586" calcext:value-type="float">
            <text:p>0,08</text:p>
          </table:table-cell>
          <table:table-cell table:style-name="ce2" office:value-type="float" office:value="0.34136100821853" calcext:value-type="float">
            <text:p>0,34</text:p>
          </table:table-cell>
          <table:table-cell table:style-name="ce4" table:formula="of:=[.A8]^2*[.O$2]^2" office:value-type="float" office:value="47842.9064910777" calcext:value-type="float">
            <text:p>47842,91</text:p>
          </table:table-cell>
          <table:table-cell table:style-name="ce4" table:formula="of:=[.C8]*[.O$4]" office:value-type="float" office:value="243.355715075876" calcext:value-type="float">
            <text:p>243,36</text:p>
          </table:table-cell>
          <table:table-cell table:style-name="ce4" table:formula="of:=[.A8]*[.O$2]" office:value-type="float" office:value="218.730213941919" calcext:value-type="float">
            <text:p>218,73</text:p>
          </table:table-cell>
          <table:table-cell table:style-name="ce4" table:formula="of:=[.B8]*[.O$3]" office:value-type="float" office:value="1.88173400089968" calcext:value-type="float">
            <text:p>1,88</text:p>
          </table:table-cell>
          <table:table-cell table:style-name="ce4" table:formula="of:=[.G8]*[.H8]*[.D8]*SQRT(3)" office:value-type="float" office:value="243.355715075876" calcext:value-type="float">
            <text:p>243,36</text:p>
          </table:table-cell>
          <table:table-cell table:style-name="ce4" table:formula="of:=[.I8]-[.F8]" office:value-type="float" office:value="0" calcext:value-type="float">
            <text:p>0,00</text:p>
          </table:table-cell>
          <table:table-cell table:style-name="ce4" table:formula="of:=[.F8]-3*[.O$5]*[.H8]^2" office:value-type="float" office:value="230.608392815365" calcext:value-type="float">
            <text:p>230,61</text:p>
          </table:table-cell>
          <table:table-cell table:style-name="ce4" table:formula="of:=[.M8]/3" office:value-type="float" office:value="67.3333333333333" calcext:value-type="float">
            <text:p>67,33</text:p>
          </table:table-cell>
          <table:table-cell table:style-name="ce5" table:formula="of:=[.M7]" office:value-type="float" office:value="202" calcext:value-type="float">
            <text:p>202,00</text:p>
          </table:table-cell>
          <table:table-cell table:style-name="ce8" office:value-type="string" calcext:value-type="string" table:number-columns-spanned="2" table:number-rows-spanned="1">
            <text:p>Współczynniki prostej</text:p>
          </table:table-cell>
          <table:covered-table-cell table:style-name="ce8"/>
          <table:table-cell/>
          <table:table-cell table:style-name="ce5" table:number-columns-repeated="3"/>
          <table:table-cell table:number-columns-repeated="1005"/>
        </table:table-row>
        <table:table-row table:style-name="ro1">
          <table:table-cell table:style-name="ce2" office:value-type="float" office:value="0.626044587406862" calcext:value-type="float">
            <text:p>0,63</text:p>
          </table:table-cell>
          <table:table-cell table:style-name="ce2" office:value-type="float" office:value="0.308306312615464" calcext:value-type="float">
            <text:p>0,31</text:p>
          </table:table-cell>
          <table:table-cell table:style-name="ce2" office:value-type="float" office:value="0.0806120577932288" calcext:value-type="float">
            <text:p>0,08</text:p>
          </table:table-cell>
          <table:table-cell table:style-name="ce2" office:value-type="float" office:value="0.288433314476191" calcext:value-type="float">
            <text:p>0,29</text:p>
          </table:table-cell>
          <table:table-cell table:style-name="ce4" table:formula="of:=[.A9]^2*[.O$2]^2" office:value-type="float" office:value="56594.9555908542" calcext:value-type="float">
            <text:p>56594,96</text:p>
          </table:table-cell>
          <table:table-cell table:style-name="ce4" table:formula="of:=[.C9]*[.O$4]" office:value-type="float" office:value="241.836173379686" calcext:value-type="float">
            <text:p>241,84</text:p>
          </table:table-cell>
          <table:table-cell table:style-name="ce4" table:formula="of:=[.A9]*[.O$2]" office:value-type="float" office:value="237.896943214608" calcext:value-type="float">
            <text:p>237,90</text:p>
          </table:table-cell>
          <table:table-cell table:style-name="ce4" table:formula="of:=[.B9]*[.O$3]" office:value-type="float" office:value="2.03482166326206" calcext:value-type="float">
            <text:p>2,03</text:p>
          </table:table-cell>
          <table:table-cell table:style-name="ce4" table:formula="of:=[.G9]*[.H9]*[.D9]*SQRT(3)" office:value-type="float" office:value="241.836173379687" calcext:value-type="float">
            <text:p>241,84</text:p>
          </table:table-cell>
          <table:table-cell table:style-name="ce4" table:formula="of:=[.I9]-[.F9]" office:value-type="float" office:value="0" calcext:value-type="float">
            <text:p>0,00</text:p>
          </table:table-cell>
          <table:table-cell table:style-name="ce4" table:formula="of:=[.F9]-3*[.O$5]*[.H9]^2" office:value-type="float" office:value="226.930376255076" calcext:value-type="float">
            <text:p>226,93</text:p>
          </table:table-cell>
          <table:table-cell table:style-name="ce4" table:formula="of:=[.M9]/3" office:value-type="float" office:value="67.3333333333333" calcext:value-type="float">
            <text:p>67,33</text:p>
          </table:table-cell>
          <table:table-cell table:style-name="ce5" table:formula="of:=[.M8]" office:value-type="float" office:value="202" calcext:value-type="float">
            <text:p>202,00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0.00044" calcext:value-type="float">
            <text:p>0,00</text:p>
          </table:table-cell>
          <table:table-cell/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2" office:value-type="float" office:value="0.684370103585265" calcext:value-type="float">
            <text:p>0,68</text:p>
          </table:table-cell>
          <table:table-cell table:style-name="ce2" office:value-type="float" office:value="0.337243943776797" calcext:value-type="float">
            <text:p>0,34</text:p>
          </table:table-cell>
          <table:table-cell table:style-name="ce2" office:value-type="float" office:value="0.0817780177959544" calcext:value-type="float">
            <text:p>0,08</text:p>
          </table:table-cell>
          <table:table-cell table:style-name="ce2" office:value-type="float" office:value="0.244700291147167" calcext:value-type="float">
            <text:p>0,24</text:p>
          </table:table-cell>
          <table:table-cell table:style-name="ce4" table:formula="of:=[.A10]^2*[.O$2]^2" office:value-type="float" office:value="67631.5361455807" calcext:value-type="float">
            <text:p>67631,54</text:p>
          </table:table-cell>
          <table:table-cell table:style-name="ce4" table:formula="of:=[.C10]*[.O$4]" office:value-type="float" office:value="245.334053387863" calcext:value-type="float">
            <text:p>245,33</text:p>
          </table:table-cell>
          <table:table-cell table:style-name="ce4" table:formula="of:=[.A10]*[.O$2]" office:value-type="float" office:value="260.060639362401" calcext:value-type="float">
            <text:p>260,06</text:p>
          </table:table-cell>
          <table:table-cell table:style-name="ce4" table:formula="of:=[.B10]*[.O$3]" office:value-type="float" office:value="2.22581002892686" calcext:value-type="float">
            <text:p>2,23</text:p>
          </table:table-cell>
          <table:table-cell table:style-name="ce4" table:formula="of:=[.G10]*[.H10]*[.D10]*SQRT(3)" office:value-type="float" office:value="245.334053387863" calcext:value-type="float">
            <text:p>245,33</text:p>
          </table:table-cell>
          <table:table-cell table:style-name="ce4" table:formula="of:=[.I10]-[.F10]" office:value-type="float" office:value="0" calcext:value-type="float">
            <text:p>0,00</text:p>
          </table:table-cell>
          <table:table-cell table:style-name="ce4" table:formula="of:=[.F10]-3*[.O$5]*[.H10]^2" office:value-type="float" office:value="227.498824362326" calcext:value-type="float">
            <text:p>227,50</text:p>
          </table:table-cell>
          <table:table-cell table:style-name="ce4" table:formula="of:=[.M10]/3" office:value-type="float" office:value="67.3333333333333" calcext:value-type="float">
            <text:p>67,33</text:p>
          </table:table-cell>
          <table:table-cell table:style-name="ce5" table:formula="of:=[.M9]" office:value-type="float" office:value="202" calcext:value-type="float">
            <text:p>202,00</text:p>
          </table:table-cell>
          <table:table-cell table:style-name="ce9" office:value-type="string" calcext:value-type="string">
            <text:p>b</text:p>
          </table:table-cell>
          <table:table-cell table:style-name="ce9" table:formula="of:=202" office:value-type="float" office:value="202" calcext:value-type="float">
            <text:p>202,00</text:p>
          </table:table-cell>
          <table:table-cell/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2" office:value-type="float" office:value="0.725904668311487" calcext:value-type="float">
            <text:p>0,73</text:p>
          </table:table-cell>
          <table:table-cell table:style-name="ce2" office:value-type="float" office:value="0.359644985733062" calcext:value-type="float">
            <text:p>0,36</text:p>
          </table:table-cell>
          <table:table-cell table:style-name="ce2" office:value-type="float" office:value="0.0895196519770423" calcext:value-type="float">
            <text:p>0,09</text:p>
          </table:table-cell>
          <table:table-cell table:style-name="ce2" office:value-type="float" office:value="0.236808824132517" calcext:value-type="float">
            <text:p>0,24</text:p>
          </table:table-cell>
          <table:table-cell table:style-name="ce4" table:formula="of:=[.A11]^2*[.O$2]^2" office:value-type="float" office:value="76089.7876315936" calcext:value-type="float">
            <text:p>76089,79</text:p>
          </table:table-cell>
          <table:table-cell table:style-name="ce4" table:formula="of:=[.C11]*[.O$4]" office:value-type="float" office:value="268.558955931127" calcext:value-type="float">
            <text:p>268,56</text:p>
          </table:table-cell>
          <table:table-cell table:style-name="ce4" table:formula="of:=[.A11]*[.O$2]" office:value-type="float" office:value="275.843773958365" calcext:value-type="float">
            <text:p>275,84</text:p>
          </table:table-cell>
          <table:table-cell table:style-name="ce4" table:formula="of:=[.B11]*[.O$3]" office:value-type="float" office:value="2.37365690583821" calcext:value-type="float">
            <text:p>2,37</text:p>
          </table:table-cell>
          <table:table-cell table:style-name="ce4" table:formula="of:=[.G11]*[.H11]*[.D11]*SQRT(3)" office:value-type="float" office:value="268.558955931126" calcext:value-type="float">
            <text:p>268,56</text:p>
          </table:table-cell>
          <table:table-cell table:style-name="ce4" table:formula="of:=[.I11]-[.F11]" office:value-type="float" office:value="0" calcext:value-type="float">
            <text:p>0,00</text:p>
          </table:table-cell>
          <table:table-cell table:style-name="ce4" table:formula="of:=[.F11]-3*[.O$5]*[.H11]^2" office:value-type="float" office:value="248.275666347247" calcext:value-type="float">
            <text:p>248,28</text:p>
          </table:table-cell>
          <table:table-cell table:style-name="ce4" table:formula="of:=[.M11]/3" office:value-type="float" office:value="67.3333333333333" calcext:value-type="float">
            <text:p>67,33</text:p>
          </table:table-cell>
          <table:table-cell table:style-name="ce5" table:formula="of:=[.M10]" office:value-type="float" office:value="202" calcext:value-type="float">
            <text:p>202,00</text:p>
          </table:table-cell>
          <table:table-cell table:number-columns-repeated="1011"/>
        </table:table-row>
        <table:table-row table:style-name="ro1">
          <table:table-cell table:style-name="ce2" office:value-type="float" office:value="0.787988007685295" calcext:value-type="float">
            <text:p>0,79</text:p>
          </table:table-cell>
          <table:table-cell table:style-name="ce2" office:value-type="float" office:value="0.39508028787108" calcext:value-type="float">
            <text:p>0,40</text:p>
          </table:table-cell>
          <table:table-cell table:style-name="ce2" office:value-type="float" office:value="0.0907009952320217" calcext:value-type="float">
            <text:p>0,09</text:p>
          </table:table-cell>
          <table:table-cell table:style-name="ce2" office:value-type="float" office:value="0.201205652874774" calcext:value-type="float">
            <text:p>0,20</text:p>
          </table:table-cell>
          <table:table-cell table:style-name="ce4" table:formula="of:=[.A12]^2*[.O$2]^2" office:value-type="float" office:value="89661.5844769434" calcext:value-type="float">
            <text:p>89661,58</text:p>
          </table:table-cell>
          <table:table-cell table:style-name="ce4" table:formula="of:=[.C12]*[.O$4]" office:value-type="float" office:value="272.102985696065" calcext:value-type="float">
            <text:p>272,10</text:p>
          </table:table-cell>
          <table:table-cell table:style-name="ce4" table:formula="of:=[.A12]*[.O$2]" office:value-type="float" office:value="299.435442920412" calcext:value-type="float">
            <text:p>299,44</text:p>
          </table:table-cell>
          <table:table-cell table:style-name="ce4" table:formula="of:=[.B12]*[.O$3]" office:value-type="float" office:value="2.60752989994913" calcext:value-type="float">
            <text:p>2,61</text:p>
          </table:table-cell>
          <table:table-cell table:style-name="ce4" table:formula="of:=[.G12]*[.H12]*[.D12]*SQRT(3)" office:value-type="float" office:value="272.102985696066" calcext:value-type="float">
            <text:p>272,10</text:p>
          </table:table-cell>
          <table:table-cell table:style-name="ce4" table:formula="of:=[.I12]-[.F12]" office:value-type="float" office:value="0" calcext:value-type="float">
            <text:p>0,00</text:p>
          </table:table-cell>
          <table:table-cell table:style-name="ce4" table:formula="of:=[.F12]-3*[.O$5]*[.H12]^2" office:value-type="float" office:value="247.625821851202" calcext:value-type="float">
            <text:p>247,63</text:p>
          </table:table-cell>
          <table:table-cell table:style-name="ce4" table:formula="of:=[.M12]/3" office:value-type="float" office:value="67.3333333333333" calcext:value-type="float">
            <text:p>67,33</text:p>
          </table:table-cell>
          <table:table-cell table:style-name="ce5" table:formula="of:=[.M11]" office:value-type="float" office:value="202" calcext:value-type="float">
            <text:p>202,00</text:p>
          </table:table-cell>
          <table:table-cell table:number-columns-repeated="1011"/>
        </table:table-row>
        <table:table-row table:style-name="ro1">
          <table:table-cell table:style-name="ce2" office:value-type="float" office:value="0.843509224141011" calcext:value-type="float">
            <text:p>0,84</text:p>
          </table:table-cell>
          <table:table-cell table:style-name="ce2" office:value-type="float" office:value="0.437760759495041" calcext:value-type="float">
            <text:p>0,44</text:p>
          </table:table-cell>
          <table:table-cell table:style-name="ce2" office:value-type="float" office:value="0.0954893088853082" calcext:value-type="float">
            <text:p>0,10</text:p>
          </table:table-cell>
          <table:table-cell table:style-name="ce2" office:value-type="float" office:value="0.178591662437282" calcext:value-type="float">
            <text:p>0,18</text:p>
          </table:table-cell>
          <table:table-cell table:style-name="ce4" table:formula="of:=[.A13]^2*[.O$2]^2" office:value-type="float" office:value="102741.727938864" calcext:value-type="float">
            <text:p>102741,73</text:p>
          </table:table-cell>
          <table:table-cell table:style-name="ce4" table:formula="of:=[.C13]*[.O$4]" office:value-type="float" office:value="286.467926655925" calcext:value-type="float">
            <text:p>286,47</text:p>
          </table:table-cell>
          <table:table-cell table:style-name="ce4" table:formula="of:=[.A13]*[.O$2]" office:value-type="float" office:value="320.533505173584" calcext:value-type="float">
            <text:p>320,53</text:p>
          </table:table-cell>
          <table:table-cell table:style-name="ce4" table:formula="of:=[.B13]*[.O$3]" office:value-type="float" office:value="2.88922101266727" calcext:value-type="float">
            <text:p>2,89</text:p>
          </table:table-cell>
          <table:table-cell table:style-name="ce4" table:formula="of:=[.G13]*[.H13]*[.D13]*SQRT(3)" office:value-type="float" office:value="286.467926655924" calcext:value-type="float">
            <text:p>286,47</text:p>
          </table:table-cell>
          <table:table-cell table:style-name="ce4" table:formula="of:=[.I13]-[.F13]" office:value-type="float" office:value="0" calcext:value-type="float">
            <text:p>0,00</text:p>
          </table:table-cell>
          <table:table-cell table:style-name="ce4" table:formula="of:=[.F13]-3*[.O$5]*[.H13]^2" office:value-type="float" office:value="256.416573639787" calcext:value-type="float">
            <text:p>256,42</text:p>
          </table:table-cell>
          <table:table-cell table:style-name="ce4" table:formula="of:=[.M13]/3" office:value-type="float" office:value="67.3333333333333" calcext:value-type="float">
            <text:p>67,33</text:p>
          </table:table-cell>
          <table:table-cell table:style-name="ce5" table:formula="of:=[.M12]" office:value-type="float" office:value="202" calcext:value-type="float">
            <text:p>202,00</text:p>
          </table:table-cell>
          <table:table-cell table:number-columns-repeated="1011"/>
        </table:table-row>
        <table:table-row table:style-name="ro1">
          <table:table-cell table:style-name="ce2" office:value-type="float" office:value="0.895748673062428" calcext:value-type="float">
            <text:p>0,90</text:p>
          </table:table-cell>
          <table:table-cell table:style-name="ce2" office:value-type="float" office:value="0.471849524053951" calcext:value-type="float">
            <text:p>0,47</text:p>
          </table:table-cell>
          <table:table-cell table:style-name="ce2" office:value-type="float" office:value="0.100287274608912" calcext:value-type="float">
            <text:p>0,10</text:p>
          </table:table-cell>
          <table:table-cell table:style-name="ce2" office:value-type="float" office:value="0.163866142217506" calcext:value-type="float">
            <text:p>0,16</text:p>
          </table:table-cell>
          <table:table-cell table:style-name="ce4" table:formula="of:=[.A14]^2*[.O$2]^2" office:value-type="float" office:value="115861.604956324" calcext:value-type="float">
            <text:p>115861,60</text:p>
          </table:table-cell>
          <table:table-cell table:style-name="ce4" table:formula="of:=[.C14]*[.O$4]" office:value-type="float" office:value="300.861823826736" calcext:value-type="float">
            <text:p>300,86</text:p>
          </table:table-cell>
          <table:table-cell table:style-name="ce4" table:formula="of:=[.A14]*[.O$2]" office:value-type="float" office:value="340.384495763723" calcext:value-type="float">
            <text:p>340,38</text:p>
          </table:table-cell>
          <table:table-cell table:style-name="ce4" table:formula="of:=[.B14]*[.O$3]" office:value-type="float" office:value="3.11420685875608" calcext:value-type="float">
            <text:p>3,11</text:p>
          </table:table-cell>
          <table:table-cell table:style-name="ce4" table:formula="of:=[.G14]*[.H14]*[.D14]*SQRT(3)" office:value-type="float" office:value="300.861823826736" calcext:value-type="float">
            <text:p>300,86</text:p>
          </table:table-cell>
          <table:table-cell table:style-name="ce4" table:formula="of:=[.I14]-[.F14]" office:value-type="float" office:value="0" calcext:value-type="float">
            <text:p>0,00</text:p>
          </table:table-cell>
          <table:table-cell table:style-name="ce4" table:formula="of:=[.F14]-3*[.O$5]*[.H14]^2" office:value-type="float" office:value="265.948000133892" calcext:value-type="float">
            <text:p>265,95</text:p>
          </table:table-cell>
          <table:table-cell table:style-name="ce4" table:formula="of:=[.M14]/3" office:value-type="float" office:value="67.3333333333333" calcext:value-type="float">
            <text:p>67,33</text:p>
          </table:table-cell>
          <table:table-cell table:style-name="ce5" table:formula="of:=[.M13]" office:value-type="float" office:value="202" calcext:value-type="float">
            <text:p>202,00</text:p>
          </table:table-cell>
          <table:table-cell table:number-columns-repeated="1011"/>
        </table:table-row>
        <table:table-row table:style-name="ro1">
          <table:table-cell table:style-name="ce2" office:value-type="float" office:value="0.949846506957689" calcext:value-type="float">
            <text:p>0,95</text:p>
          </table:table-cell>
          <table:table-cell table:style-name="ce2" office:value-type="float" office:value="0.521883822951607" calcext:value-type="float">
            <text:p>0,52</text:p>
          </table:table-cell>
          <table:table-cell table:style-name="ce2" office:value-type="float" office:value="0.101793781777371" calcext:value-type="float">
            <text:p>0,10</text:p>
          </table:table-cell>
          <table:table-cell table:style-name="ce2" office:value-type="float" office:value="0.141816603385273" calcext:value-type="float">
            <text:p>0,14</text:p>
          </table:table-cell>
          <table:table-cell table:style-name="ce4" table:formula="of:=[.A15]^2*[.O$2]^2" office:value-type="float" office:value="130278.891050992" calcext:value-type="float">
            <text:p>130278,89</text:p>
          </table:table-cell>
          <table:table-cell table:style-name="ce4" table:formula="of:=[.C15]*[.O$4]" office:value-type="float" office:value="305.381345332113" calcext:value-type="float">
            <text:p>305,38</text:p>
          </table:table-cell>
          <table:table-cell table:style-name="ce4" table:formula="of:=[.A15]*[.O$2]" office:value-type="float" office:value="360.941672643922" calcext:value-type="float">
            <text:p>360,94</text:p>
          </table:table-cell>
          <table:table-cell table:style-name="ce4" table:formula="of:=[.B15]*[.O$3]" office:value-type="float" office:value="3.44443323148061" calcext:value-type="float">
            <text:p>3,44</text:p>
          </table:table-cell>
          <table:table-cell table:style-name="ce4" table:formula="of:=[.G15]*[.H15]*[.D15]*SQRT(3)" office:value-type="float" office:value="305.381345332111" calcext:value-type="float">
            <text:p>305,38</text:p>
          </table:table-cell>
          <table:table-cell table:style-name="ce4" table:formula="of:=[.I15]-[.F15]" office:value-type="float" office:value="-0.00000000000159161572810262" calcext:value-type="float">
            <text:p>0,00</text:p>
          </table:table-cell>
          <table:table-cell table:style-name="ce4" table:formula="of:=[.F15]-3*[.O$5]*[.H15]^2" office:value-type="float" office:value="262.670512302052" calcext:value-type="float">
            <text:p>262,67</text:p>
          </table:table-cell>
          <table:table-cell table:style-name="ce4" table:formula="of:=[.M15]/3" office:value-type="float" office:value="67.3333333333333" calcext:value-type="float">
            <text:p>67,33</text:p>
          </table:table-cell>
          <table:table-cell table:style-name="ce5" table:formula="of:=[.M14]" office:value-type="float" office:value="202" calcext:value-type="float">
            <text:p>202,00</text:p>
          </table:table-cell>
          <table:table-cell table:number-columns-repeated="1011"/>
        </table:table-row>
        <table:table-row table:style-name="ro1">
          <table:table-cell table:style-name="ce2" office:value-type="float" office:value="0.995242678033737" calcext:value-type="float">
            <text:p>1,00</text:p>
          </table:table-cell>
          <table:table-cell table:style-name="ce2" office:value-type="float" office:value="0.570628197128688" calcext:value-type="float">
            <text:p>0,57</text:p>
          </table:table-cell>
          <table:table-cell table:style-name="ce2" office:value-type="float" office:value="0.104606746620943" calcext:value-type="float">
            <text:p>0,10</text:p>
          </table:table-cell>
          <table:table-cell table:style-name="ce2" office:value-type="float" office:value="0.127206871311711" calcext:value-type="float">
            <text:p>0,13</text:p>
          </table:table-cell>
          <table:table-cell table:style-name="ce4" table:formula="of:=[.A16]^2*[.O$2]^2" office:value-type="float" office:value="143029.353493158" calcext:value-type="float">
            <text:p>143029,35</text:p>
          </table:table-cell>
          <table:table-cell table:style-name="ce4" table:formula="of:=[.C16]*[.O$4]" office:value-type="float" office:value="313.820239862829" calcext:value-type="float">
            <text:p>313,82</text:p>
          </table:table-cell>
          <table:table-cell table:style-name="ce4" table:formula="of:=[.A16]*[.O$2]" office:value-type="float" office:value="378.19221765282" calcext:value-type="float">
            <text:p>378,19</text:p>
          </table:table-cell>
          <table:table-cell table:style-name="ce4" table:formula="of:=[.B16]*[.O$3]" office:value-type="float" office:value="3.76614610104934" calcext:value-type="float">
            <text:p>3,77</text:p>
          </table:table-cell>
          <table:table-cell table:style-name="ce4" table:formula="of:=[.G16]*[.H16]*[.D16]*SQRT(3)" office:value-type="float" office:value="313.82023986283" calcext:value-type="float">
            <text:p>313,82</text:p>
          </table:table-cell>
          <table:table-cell table:style-name="ce4" table:formula="of:=[.I16]-[.F16]" office:value-type="float" office:value="0" calcext:value-type="float">
            <text:p>0,00</text:p>
          </table:table-cell>
          <table:table-cell table:style-name="ce4" table:formula="of:=[.F16]-3*[.O$5]*[.H16]^2" office:value-type="float" office:value="262.758356626812" calcext:value-type="float">
            <text:p>262,76</text:p>
          </table:table-cell>
          <table:table-cell table:style-name="ce4" table:formula="of:=[.M16]/3" office:value-type="float" office:value="67.3333333333333" calcext:value-type="float">
            <text:p>67,33</text:p>
          </table:table-cell>
          <table:table-cell table:style-name="ce5" table:formula="of:=[.M15]" office:value-type="float" office:value="202" calcext:value-type="float">
            <text:p>202,00</text:p>
          </table:table-cell>
          <table:table-cell table:number-columns-repeated="1011"/>
        </table:table-row>
        <table:table-row table:style-name="ro1">
          <table:table-cell table:style-name="ce2" office:value-type="float" office:value="1.0483867055183" calcext:value-type="float">
            <text:p>1,05</text:p>
          </table:table-cell>
          <table:table-cell table:style-name="ce2" office:value-type="float" office:value="0.62858944115417" calcext:value-type="float">
            <text:p>0,63</text:p>
          </table:table-cell>
          <table:table-cell table:style-name="ce2" office:value-type="float" office:value="0.109392652731948" calcext:value-type="float">
            <text:p>0,11</text:p>
          </table:table-cell>
          <table:table-cell table:style-name="ce2" office:value-type="float" office:value="0.11463907217777" calcext:value-type="float">
            <text:p>0,11</text:p>
          </table:table-cell>
          <table:table-cell table:style-name="ce4" table:formula="of:=[.A17]^2*[.O$2]^2" office:value-type="float" office:value="158712.160414005" calcext:value-type="float">
            <text:p>158712,16</text:p>
          </table:table-cell>
          <table:table-cell table:style-name="ce4" table:formula="of:=[.C17]*[.O$4]" office:value-type="float" office:value="328.177958195844" calcext:value-type="float">
            <text:p>328,18</text:p>
          </table:table-cell>
          <table:table-cell table:style-name="ce4" table:formula="of:=[.A17]*[.O$2]" office:value-type="float" office:value="398.386948096954" calcext:value-type="float">
            <text:p>398,39</text:p>
          </table:table-cell>
          <table:table-cell table:style-name="ce4" table:formula="of:=[.B17]*[.O$3]" office:value-type="float" office:value="4.14869031161752" calcext:value-type="float">
            <text:p>4,15</text:p>
          </table:table-cell>
          <table:table-cell table:style-name="ce4" table:formula="of:=[.G17]*[.H17]*[.D17]*SQRT(3)" office:value-type="float" office:value="328.177958195847" calcext:value-type="float">
            <text:p>328,18</text:p>
          </table:table-cell>
          <table:table-cell table:style-name="ce4" table:formula="of:=[.I17]-[.F17]" office:value-type="float" office:value="0.00000000000261479726759717" calcext:value-type="float">
            <text:p>0,00</text:p>
          </table:table-cell>
          <table:table-cell table:style-name="ce4" table:formula="of:=[.F17]-3*[.O$5]*[.H17]^2" office:value-type="float" office:value="266.216085509691" calcext:value-type="float">
            <text:p>266,22</text:p>
          </table:table-cell>
          <table:table-cell table:style-name="ce4" table:formula="of:=[.M17]/3" office:value-type="float" office:value="67.3333333333333" calcext:value-type="float">
            <text:p>67,33</text:p>
          </table:table-cell>
          <table:table-cell table:style-name="ce5" table:formula="of:=[.M16]" office:value-type="float" office:value="202" calcext:value-type="float">
            <text:p>202,00</text:p>
          </table:table-cell>
          <table:table-cell table:number-columns-repeated="1011"/>
        </table:table-row>
        <table:table-row table:style-name="ro1">
          <table:table-cell table:style-name="ce2" office:value-type="float" office:value="1.10888641717947" calcext:value-type="float">
            <text:p>1,11</text:p>
          </table:table-cell>
          <table:table-cell table:style-name="ce2" office:value-type="float" office:value="0.732984763034587" calcext:value-type="float">
            <text:p>0,73</text:p>
          </table:table-cell>
          <table:table-cell table:style-name="ce2" office:value-type="float" office:value="0.114977263919094" calcext:value-type="float">
            <text:p>0,11</text:p>
          </table:table-cell>
          <table:table-cell table:style-name="ce2" office:value-type="float" office:value="0.0976929118029006" calcext:value-type="float">
            <text:p>0,10</text:p>
          </table:table-cell>
          <table:table-cell table:style-name="ce4" table:formula="of:=[.A18]^2*[.O$2]^2" office:value-type="float" office:value="177558.44004802" calcext:value-type="float">
            <text:p>177558,44</text:p>
          </table:table-cell>
          <table:table-cell table:style-name="ce4" table:formula="of:=[.C18]*[.O$4]" office:value-type="float" office:value="344.931791757282" calcext:value-type="float">
            <text:p>344,93</text:p>
          </table:table-cell>
          <table:table-cell table:style-name="ce4" table:formula="of:=[.A18]*[.O$2]" office:value-type="float" office:value="421.376838528199" calcext:value-type="float">
            <text:p>421,38</text:p>
          </table:table-cell>
          <table:table-cell table:style-name="ce4" table:formula="of:=[.B18]*[.O$3]" office:value-type="float" office:value="4.83769943602827" calcext:value-type="float">
            <text:p>4,84</text:p>
          </table:table-cell>
          <table:table-cell table:style-name="ce4" table:formula="of:=[.G18]*[.H18]*[.D18]*SQRT(3)" office:value-type="float" office:value="344.931791757282" calcext:value-type="float">
            <text:p>344,93</text:p>
          </table:table-cell>
          <table:table-cell table:style-name="ce4" table:formula="of:=[.I18]-[.F18]" office:value-type="float" office:value="0" calcext:value-type="float">
            <text:p>0,00</text:p>
          </table:table-cell>
          <table:table-cell table:style-name="ce4" table:formula="of:=[.F18]-3*[.O$5]*[.H18]^2" office:value-type="float" office:value="260.679782757228" calcext:value-type="float">
            <text:p>260,68</text:p>
          </table:table-cell>
          <table:table-cell table:style-name="ce4" table:formula="of:=[.M18]/3" office:value-type="float" office:value="67.3333333333333" calcext:value-type="float">
            <text:p>67,33</text:p>
          </table:table-cell>
          <table:table-cell table:style-name="ce5" table:formula="of:=[.M17]" office:value-type="float" office:value="202" calcext:value-type="float">
            <text:p>202,00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7"/>
          <table:table-cell>
            <draw:frame table:end-cell-address="jalowyzoporempierscieniowy.X35" table:end-x="0.127cm" table:end-y="0.365cm" draw:z-index="0" draw:name="Picture 1" draw:style-name="gr2" draw:text-style-name="P2" svg:width="10.553cm" svg:height="6.467cm" svg:x="0.221cm" svg:y="0.099cm">
              <draw:image xlink:href="Pictures/20000182000116530000AFC984E16A93.wmf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lowyzobciazeniem" table:style-name="ta2">
        <office:forms form:automatic-focus="false" form:apply-design-mode="false"/>
        <table:shapes>
          <draw:frame draw:z-index="3" draw:style-name="gr1" draw:text-style-name="P1" svg:width="9.118cm" svg:height="6.147cm" svg:x="0.218cm" svg:y="19.694cm">
            <draw:object draw:notify-on-update-of-ranges="jalowyzobciazeniem.D2:jalowyzobciazeniem.D2 jalowyzobciazeniem.D3:jalowyzobciazeniem.D13 jalowyzobciazeniem.I2:jalowyzobciazeniem.I2 jalowyzobciazeniem.I3:jalowyzobciazeniem.I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draw:text-style-name="P1" svg:width="9.882cm" svg:height="5.803cm" svg:x="0cm" svg:y="13.646cm">
            <draw:object draw:notify-on-update-of-ranges="jalowyzobciazeniem.I15:jalowyzobciazeniem.I15 jalowyzobciazeniem.K16:jalowyzobciazeniem.K25 jalowyzobciazeniem.I15:jalowyzobciazeniem.I15 jalowyzobciazeniem.I16:jalowyzobciazeniem.I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5" draw:style-name="gr1" draw:text-style-name="P1" svg:width="9.774cm" svg:height="8.95cm" svg:x="10.509cm" svg:y="14.551cm">
            <draw:object draw:notify-on-update-of-ranges="jalowyzobciazeniem.I15:jalowyzobciazeniem.I15 jalowyzobciazeniem.I16:jalowyzobciazeniem.I25 jalowyzobciazeniem.J15:jalowyzobciazeniem.J15 jalowyzobciazeniem.J16:jalowyzobciazeniem.J2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6" draw:style-name="gr1" draw:text-style-name="P1" svg:width="15.999cm" svg:height="8.999cm" svg:x="22.064cm" svg:y="8.696cm">
            <draw:object draw:notify-on-update-of-ranges="jalowyzobciazeniem.O2:jalowyzobciazeniem.O2 jalowyzobciazeniem.O3:jalowyzobciazeniem.O13 jalowyzobciazeniem.P2:jalowyzobciazeniem.P2 jalowyzobciazeniem.P3:jalowyzobciazeniem.P1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7" draw:style-name="gr1" draw:text-style-name="P1" svg:width="15.999cm" svg:height="8.999cm" svg:x="18.389cm" svg:y="21.289cm">
            <draw:object draw:notify-on-update-of-ranges="jalowyzobciazeniem.I2:jalowyzobciazeniem.I2 jalowyzobciazeniem.O3:jalowyzobciazeniem.O13 jalowyzobciazeniem.I2:jalowyzobciazeniem.I2 jalowyzobciazeniem.I3:jalowyzobciazeniem.I1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10.648cm" svg:y="13.439cm">
            <draw:object draw:notify-on-update-of-ranges="jalowyzobciazeniem.O3:jalowyzobciazeniem.O13 jalowyzobciazeniem.E2:jalowyzobciazeniem.E2 jalowyzobciazeniem.E3:jalowyzobciazeniem.E1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15.999cm" svg:height="8.999cm" svg:x="27.9cm" svg:y="8.896cm">
            <draw:object draw:notify-on-update-of-ranges="jalowyzobciazeniem.O3:jalowyzobciazeniem.O13 jalowyzobciazeniem.D2:jalowyzobciazeniem.D2 jalowyzobciazeniem.D3:jalowyzobciazeniem.D13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0" office:value-type="string" calcext:value-type="string" table:number-columns-spanned="5" table:number-rows-spanned="1">
            <text:p>Dane Pomiarowe</text:p>
          </table:table-cell>
          <table:covered-table-cell table:number-columns-repeated="3" table:style-name="ce11"/>
          <table:covered-table-cell table:style-name="Default"/>
          <table:table-cell table:style-name="Default"/>
          <table:table-cell table:style-name="ce4" table:number-columns-repeated="4"/>
          <table:table-cell table:style-name="ce5" table:number-columns-repeated="4"/>
          <table:table-cell table:number-columns-repeated="1010"/>
        </table:table-row>
        <table:table-row table:style-name="ro1">
          <table:table-cell table:style-name="ce11" office:value-type="string" calcext:value-type="string">
            <text:p>U/U_N</text:p>
          </table:table-cell>
          <table:table-cell table:style-name="ce11" office:value-type="string" calcext:value-type="string">
            <text:p>I/I_N</text:p>
          </table:table-cell>
          <table:table-cell table:style-name="ce11" office:value-type="string" calcext:value-type="string">
            <text:p>P/P_N</text:p>
          </table:table-cell>
          <table:table-cell table:style-name="ce11" office:value-type="string" calcext:value-type="string">
            <text:p>Cos v</text:p>
          </table:table-cell>
          <table:table-cell table:style-name="ce11" office:value-type="string" calcext:value-type="string">
            <text:p>n_t</text:p>
          </table:table-cell>
          <table:table-cell table:style-name="ce18" office:value-type="string" calcext:value-type="string">
            <text:p>s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P_Cu</text:p>
          </table:table-cell>
          <table:table-cell table:style-name="ce5" office:value-type="string" calcext:value-type="string">
            <text:p>Pfe</text:p>
          </table:table-cell>
          <table:table-cell table:style-name="ce5" office:value-type="string" calcext:value-type="string">
            <text:p>P_m</text:p>
          </table:table-cell>
          <table:table-cell table:style-name="ce5" office:value-type="string" calcext:value-type="string">
            <text:p>P_wir</text:p>
          </table:table-cell>
          <table:table-cell table:style-name="ce5" office:value-type="string" calcext:value-type="string">
            <text:p>P_dod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ni</text:p>
          </table:table-cell>
          <table:table-cell/>
          <table:table-cell>
            <draw:frame table:end-cell-address="jalowyzobciazeniem.X15" table:end-x="1.618cm" table:end-y="0.362cm" draw:z-index="0" draw:name="Picture 1" draw:style-name="gr2" draw:text-style-name="P2" svg:width="10.921cm" svg:height="6.839cm" svg:x="1.343cm" svg:y="0.242cm">
              <draw:image xlink:href="Pictures/20000140000116530000AFC9D218F7AF.wmf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1">
          <table:table-cell table:style-name="ce11" office:value-type="float" office:value="0.980413406527542" calcext:value-type="float">
            <text:p>0,98</text:p>
          </table:table-cell>
          <table:table-cell table:style-name="ce11" office:value-type="float" office:value="1.45556655427253" calcext:value-type="float">
            <text:p>1,46</text:p>
          </table:table-cell>
          <table:table-cell table:style-name="ce11" office:value-type="float" office:value="1.74021109731934" calcext:value-type="float">
            <text:p>1,74</text:p>
          </table:table-cell>
          <table:table-cell table:style-name="ce11" office:value-type="float" office:value="0.842158273934929" calcext:value-type="float">
            <text:p>0,84</text:p>
          </table:table-cell>
          <table:table-cell table:style-name="ce11" table:formula="of:=[.$N$15]*[.I3]+[.N$16]" office:value-type="float" office:value="1353.47170026281" calcext:value-type="float">
            <text:p>1353,47</text:p>
          </table:table-cell>
          <table:table-cell table:style-name="ce18" table:formula="of:=1-[.E3]/1500" office:value-type="float" office:value="0.0976855331581291" calcext:value-type="float">
            <text:p>0,10</text:p>
          </table:table-cell>
          <table:table-cell table:style-name="ce4" table:formula="of:=[.C3]*[.B$17]" office:value-type="float" office:value="5220.63329195802" calcext:value-type="float">
            <text:p>5220,63</text:p>
          </table:table-cell>
          <table:table-cell table:style-name="ce4" table:formula="of:=[.A3]*[.B$15]" office:value-type="float" office:value="372.557094480466" calcext:value-type="float">
            <text:p>372,56</text:p>
          </table:table-cell>
          <table:table-cell table:style-name="ce4" table:formula="of:=[.B3]*[.B$16]" office:value-type="float" office:value="9.6067392581987" calcext:value-type="float">
            <text:p>9,61</text:p>
          </table:table-cell>
          <table:table-cell table:style-name="ce4" table:formula="of:=3*[.B$18]*[.I3]^2" office:value-type="float" office:value="332.241981030058" calcext:value-type="float">
            <text:p>332,24</text:p>
          </table:table-cell>
          <table:table-cell table:style-name="ce5" table:formula="of:=[.D$15]*[.H3]^2" office:value-type="float" office:value="61.0714670049998" calcext:value-type="float">
            <text:p>61,07</text:p>
          </table:table-cell>
          <table:table-cell table:style-name="ce5" table:formula="of:=[.D$16]/3" office:value-type="float" office:value="67.3333333333333" calcext:value-type="float">
            <text:p>67,33</text:p>
          </table:table-cell>
          <table:table-cell table:style-name="ce5" table:formula="of:=([.G3]-[.J3]-[.K3])*[.F3]" office:value-type="float" office:value="471.559312678431" calcext:value-type="float">
            <text:p>471,56</text:p>
          </table:table-cell>
          <table:table-cell table:style-name="ce5" table:formula="of:=0.005*[.G3]" office:value-type="float" office:value="26.1031664597901" calcext:value-type="float">
            <text:p>26,10</text:p>
          </table:table-cell>
          <table:table-cell table:formula="of:=[.G3]-[.J3]-[.K3]-[.L3]-[.M3]-[.N3]" office:value-type="float" office:value="4262.32403145141" calcext:value-type="float">
            <text:p>4262,32</text:p>
          </table:table-cell>
          <table:table-cell table:formula="of:=[.O3]/[.G3]*100" office:value-type="float" office:value="81.6438120259698" calcext:value-type="float">
            <text:p>81,64</text:p>
          </table:table-cell>
          <table:table-cell table:number-columns-repeated="1008"/>
        </table:table-row>
        <table:table-row table:style-name="ro1">
          <table:table-cell table:style-name="ce11" office:value-type="float" office:value="0.985957464081074" calcext:value-type="float">
            <text:p>0,99</text:p>
          </table:table-cell>
          <table:table-cell table:style-name="ce11" office:value-type="float" office:value="1.22143039889422" calcext:value-type="float">
            <text:p>1,22</text:p>
          </table:table-cell>
          <table:table-cell table:style-name="ce11" office:value-type="float" office:value="1.42533047804674" calcext:value-type="float">
            <text:p>1,43</text:p>
          </table:table-cell>
          <table:table-cell table:style-name="ce11" office:value-type="float" office:value="0.817375777356508" calcext:value-type="float">
            <text:p>0,82</text:p>
          </table:table-cell>
          <table:table-cell table:style-name="ce11" table:formula="of:=[.$N$15]*[.I4]+[.N$16]" office:value-type="float" office:value="1384.22440109683" calcext:value-type="float">
            <text:p>1384,22</text:p>
          </table:table-cell>
          <table:table-cell table:style-name="ce18" table:formula="of:=1-[.E4]/1500" office:value-type="float" office:value="0.0771837326021104" calcext:value-type="float">
            <text:p>0,08</text:p>
          </table:table-cell>
          <table:table-cell table:style-name="ce4" table:formula="of:=[.C4]*[.B$17]" office:value-type="float" office:value="4275.99143414022" calcext:value-type="float">
            <text:p>4275,99</text:p>
          </table:table-cell>
          <table:table-cell table:style-name="ce4" table:formula="of:=[.A4]*[.B$15]" office:value-type="float" office:value="374.663836350808" calcext:value-type="float">
            <text:p>374,66</text:p>
          </table:table-cell>
          <table:table-cell table:style-name="ce4" table:formula="of:=[.B4]*[.B$16]" office:value-type="float" office:value="8.06144063270185" calcext:value-type="float">
            <text:p>8,06</text:p>
          </table:table-cell>
          <table:table-cell table:style-name="ce4" table:formula="of:=3*[.B$18]*[.I4]^2" office:value-type="float" office:value="233.952570268475" calcext:value-type="float">
            <text:p>233,95</text:p>
          </table:table-cell>
          <table:table-cell table:style-name="ce5" table:formula="of:=[.D$15]*[.H4]^2" office:value-type="float" office:value="61.7641157184063" calcext:value-type="float">
            <text:p>61,76</text:p>
          </table:table-cell>
          <table:table-cell table:style-name="ce5" table:formula="of:=[.D$16]/3" office:value-type="float" office:value="67.3333333333333" calcext:value-type="float">
            <text:p>67,33</text:p>
          </table:table-cell>
          <table:table-cell table:style-name="ce5" table:formula="of:=([.G4]-[.J4]-[.K4])*[.F4]" office:value-type="float" office:value="307.2124618444" calcext:value-type="float">
            <text:p>307,21</text:p>
          </table:table-cell>
          <table:table-cell table:style-name="ce5" table:formula="of:=0.005*[.G4]" office:value-type="float" office:value="21.3799571707011" calcext:value-type="float">
            <text:p>21,38</text:p>
          </table:table-cell>
          <table:table-cell table:formula="of:=[.G4]-[.J4]-[.K4]-[.L4]-[.M4]-[.N4]" office:value-type="float" office:value="3584.3489958049" calcext:value-type="float">
            <text:p>3584,35</text:p>
          </table:table-cell>
          <table:table-cell table:formula="of:=[.O4]/[.G4]*100" office:value-type="float" office:value="83.8249807328161" calcext:value-type="float">
            <text:p>83,82</text:p>
          </table:table-cell>
          <table:table-cell table:number-columns-repeated="1008"/>
        </table:table-row>
        <table:table-row table:style-name="ro1">
          <table:table-cell table:style-name="ce11" office:value-type="float" office:value="0.986049070243734" calcext:value-type="float">
            <text:p>0,99</text:p>
          </table:table-cell>
          <table:table-cell table:style-name="ce11" office:value-type="float" office:value="1.21194626754515" calcext:value-type="float">
            <text:p>1,21</text:p>
          </table:table-cell>
          <table:table-cell table:style-name="ce11" office:value-type="float" office:value="1.41683327323215" calcext:value-type="float">
            <text:p>1,42</text:p>
          </table:table-cell>
          <table:table-cell table:style-name="ce11" office:value-type="float" office:value="0.818785134351615" calcext:value-type="float">
            <text:p>0,82</text:p>
          </table:table-cell>
          <table:table-cell table:style-name="ce11" table:formula="of:=[.$N$15]*[.I5]+[.N$16]" office:value-type="float" office:value="1385.47009787347" calcext:value-type="float">
            <text:p>1385,47</text:p>
          </table:table-cell>
          <table:table-cell table:style-name="ce18" table:formula="of:=1-[.E5]/1500" office:value-type="float" office:value="0.0763532680843535" calcext:value-type="float">
            <text:p>0,08</text:p>
          </table:table-cell>
          <table:table-cell table:style-name="ce4" table:formula="of:=[.C5]*[.B$17]" office:value-type="float" office:value="4250.49981969645" calcext:value-type="float">
            <text:p>4250,50</text:p>
          </table:table-cell>
          <table:table-cell table:style-name="ce4" table:formula="of:=[.A5]*[.B$15]" office:value-type="float" office:value="374.698646692619" calcext:value-type="float">
            <text:p>374,70</text:p>
          </table:table-cell>
          <table:table-cell table:style-name="ce4" table:formula="of:=[.B5]*[.B$16]" office:value-type="float" office:value="7.99884536579799" calcext:value-type="float">
            <text:p>8,00</text:p>
          </table:table-cell>
          <table:table-cell table:style-name="ce4" table:formula="of:=3*[.B$18]*[.I5]^2" office:value-type="float" office:value="230.333497869413" calcext:value-type="float">
            <text:p>230,33</text:p>
          </table:table-cell>
          <table:table-cell table:style-name="ce5" table:formula="of:=[.D$15]*[.H5]^2" office:value-type="float" office:value="61.7755933666433" calcext:value-type="float">
            <text:p>61,78</text:p>
          </table:table-cell>
          <table:table-cell table:style-name="ce5" table:formula="of:=[.D$16]/3" office:value-type="float" office:value="67.3333333333333" calcext:value-type="float">
            <text:p>67,33</text:p>
          </table:table-cell>
          <table:table-cell table:style-name="ce5" table:formula="of:=([.G5]-[.J5]-[.K5])*[.F5]" office:value-type="float" office:value="302.236068472756" calcext:value-type="float">
            <text:p>302,24</text:p>
          </table:table-cell>
          <table:table-cell table:style-name="ce5" table:formula="of:=0.005*[.G5]" office:value-type="float" office:value="21.2524990984822" calcext:value-type="float">
            <text:p>21,25</text:p>
          </table:table-cell>
          <table:table-cell table:formula="of:=[.G5]-[.J5]-[.K5]-[.L5]-[.M5]-[.N5]" office:value-type="float" office:value="3567.56882755582" calcext:value-type="float">
            <text:p>3567,57</text:p>
          </table:table-cell>
          <table:table-cell table:formula="of:=[.O5]/[.G5]*100" office:value-type="float" office:value="83.9329250415214" calcext:value-type="float">
            <text:p>83,93</text:p>
          </table:table-cell>
          <table:table-cell table:number-columns-repeated="1008"/>
        </table:table-row>
        <table:table-row table:style-name="ro1">
          <table:table-cell table:style-name="ce11" office:value-type="float" office:value="0.990869789356756" calcext:value-type="float">
            <text:p>0,99</text:p>
          </table:table-cell>
          <table:table-cell table:style-name="ce11" office:value-type="float" office:value="0.980737085495712" calcext:value-type="float">
            <text:p>0,98</text:p>
          </table:table-cell>
          <table:table-cell table:style-name="ce11" office:value-type="float" office:value="1.07765245020855" calcext:value-type="float">
            <text:p>1,08</text:p>
          </table:table-cell>
          <table:table-cell table:style-name="ce11" office:value-type="float" office:value="0.765848084587871" calcext:value-type="float">
            <text:p>0,77</text:p>
          </table:table-cell>
          <table:table-cell table:style-name="ce11" table:formula="of:=[.$N$15]*[.I6]+[.N$16]" office:value-type="float" office:value="1415.83835430169" calcext:value-type="float">
            <text:p>1415,84</text:p>
          </table:table-cell>
          <table:table-cell table:style-name="ce18" table:formula="of:=1-[.E6]/1500" office:value-type="float" office:value="0.0561077637988717" calcext:value-type="float">
            <text:p>0,06</text:p>
          </table:table-cell>
          <table:table-cell table:style-name="ce4" table:formula="of:=[.C6]*[.B$17]" office:value-type="float" office:value="3232.95735062565" calcext:value-type="float">
            <text:p>3232,96</text:p>
          </table:table-cell>
          <table:table-cell table:style-name="ce4" table:formula="of:=[.A6]*[.B$15]" office:value-type="float" office:value="376.530519955567" calcext:value-type="float">
            <text:p>376,53</text:p>
          </table:table-cell>
          <table:table-cell table:style-name="ce4" table:formula="of:=[.B6]*[.B$16]" office:value-type="float" office:value="6.4728647642717" calcext:value-type="float">
            <text:p>6,47</text:p>
          </table:table-cell>
          <table:table-cell table:style-name="ce4" table:formula="of:=3*[.B$18]*[.I6]^2" office:value-type="float" office:value="150.83272172358" calcext:value-type="float">
            <text:p>150,83</text:p>
          </table:table-cell>
          <table:table-cell table:style-name="ce5" table:formula="of:=[.D$15]*[.H6]^2" office:value-type="float" office:value="62.3811022815243" calcext:value-type="float">
            <text:p>62,38</text:p>
          </table:table-cell>
          <table:table-cell table:style-name="ce5" table:formula="of:=[.D$16]/3" office:value-type="float" office:value="67.3333333333333" calcext:value-type="float">
            <text:p>67,33</text:p>
          </table:table-cell>
          <table:table-cell table:style-name="ce5" table:formula="of:=([.G6]-[.J6]-[.K6])*[.F6]" office:value-type="float" office:value="169.431056524797" calcext:value-type="float">
            <text:p>169,43</text:p>
          </table:table-cell>
          <table:table-cell table:style-name="ce5" table:formula="of:=0.005*[.G6]" office:value-type="float" office:value="16.1647867531283" calcext:value-type="float">
            <text:p>16,16</text:p>
          </table:table-cell>
          <table:table-cell table:formula="of:=[.G6]-[.J6]-[.K6]-[.L6]-[.M6]-[.N6]" office:value-type="float" office:value="2766.81435000929" calcext:value-type="float">
            <text:p>2766,81</text:p>
          </table:table-cell>
          <table:table-cell table:formula="of:=[.O6]/[.G6]*100" office:value-type="float" office:value="85.58152953901" calcext:value-type="float">
            <text:p>85,58</text:p>
          </table:table-cell>
          <table:table-cell table:number-columns-repeated="1008"/>
        </table:table-row>
        <table:table-row table:style-name="ro1">
          <table:table-cell table:style-name="ce11" office:value-type="float" office:value="0.99618012750018" calcext:value-type="float">
            <text:p>1,00</text:p>
          </table:table-cell>
          <table:table-cell table:style-name="ce11" office:value-type="float" office:value="0.778695876410033" calcext:value-type="float">
            <text:p>0,78</text:p>
          </table:table-cell>
          <table:table-cell table:style-name="ce11" office:value-type="float" office:value="0.723092060075392" calcext:value-type="float">
            <text:p>0,72</text:p>
          </table:table-cell>
          <table:table-cell table:style-name="ce11" office:value-type="float" office:value="0.643755480297857" calcext:value-type="float">
            <text:p>0,64</text:p>
          </table:table-cell>
          <table:table-cell table:style-name="ce11" table:formula="of:=[.$N$15]*[.I7]+[.N$16]" office:value-type="float" office:value="1442.37553241977" calcext:value-type="float">
            <text:p>1442,38</text:p>
          </table:table-cell>
          <table:table-cell table:style-name="ce18" table:formula="of:=1-[.E7]/1500" office:value-type="float" office:value="0.0384163117201503" calcext:value-type="float">
            <text:p>0,04</text:p>
          </table:table-cell>
          <table:table-cell table:style-name="ce4" table:formula="of:=[.C7]*[.B$17]" office:value-type="float" office:value="2169.27618022618" calcext:value-type="float">
            <text:p>2169,28</text:p>
          </table:table-cell>
          <table:table-cell table:style-name="ce4" table:formula="of:=[.A7]*[.B$15]" office:value-type="float" office:value="378.548448450068" calcext:value-type="float">
            <text:p>378,55</text:p>
          </table:table-cell>
          <table:table-cell table:style-name="ce4" table:formula="of:=[.B7]*[.B$16]" office:value-type="float" office:value="5.13939278430622" calcext:value-type="float">
            <text:p>5,14</text:p>
          </table:table-cell>
          <table:table-cell table:style-name="ce4" table:formula="of:=3*[.B$18]*[.I7]^2" office:value-type="float" office:value="95.0880894889637" calcext:value-type="float">
            <text:p>95,09</text:p>
          </table:table-cell>
          <table:table-cell table:style-name="ce5" table:formula="of:=[.D$15]*[.H7]^2" office:value-type="float" office:value="63.0515282425398" calcext:value-type="float">
            <text:p>63,05</text:p>
          </table:table-cell>
          <table:table-cell table:style-name="ce5" table:formula="of:=[.D$16]/3" office:value-type="float" office:value="67.3333333333333" calcext:value-type="float">
            <text:p>67,33</text:p>
          </table:table-cell>
          <table:table-cell table:style-name="ce5" table:formula="of:=([.G7]-[.J7]-[.K7])*[.F7]" office:value-type="float" office:value="77.2604490965868" calcext:value-type="float">
            <text:p>77,26</text:p>
          </table:table-cell>
          <table:table-cell table:style-name="ce5" table:formula="of:=0.005*[.G7]" office:value-type="float" office:value="10.8463809011309" calcext:value-type="float">
            <text:p>10,85</text:p>
          </table:table-cell>
          <table:table-cell table:formula="of:=[.G7]-[.J7]-[.K7]-[.L7]-[.M7]-[.N7]" office:value-type="float" office:value="1855.69639916362" calcext:value-type="float">
            <text:p>1855,70</text:p>
          </table:table-cell>
          <table:table-cell table:formula="of:=[.O7]/[.G7]*100" office:value-type="float" office:value="85.5444971036441" calcext:value-type="float">
            <text:p>85,54</text:p>
          </table:table-cell>
          <table:table-cell table:number-columns-repeated="1008"/>
        </table:table-row>
        <table:table-row table:style-name="ro1">
          <table:table-cell table:style-name="ce11" office:value-type="float" office:value="1.00147739761418" calcext:value-type="float">
            <text:p>1,00</text:p>
          </table:table-cell>
          <table:table-cell table:style-name="ce11" office:value-type="float" office:value="0.633146249978731" calcext:value-type="float">
            <text:p>0,63</text:p>
          </table:table-cell>
          <table:table-cell table:style-name="ce11" office:value-type="float" office:value="0.414119825961965" calcext:value-type="float">
            <text:p>0,41</text:p>
          </table:table-cell>
          <table:table-cell table:style-name="ce11" office:value-type="float" office:value="0.451038824773159" calcext:value-type="float">
            <text:p>0,45</text:p>
          </table:table-cell>
          <table:table-cell table:style-name="ce11" table:formula="of:=[.$N$15]*[.I8]+[.N$16]" office:value-type="float" office:value="1461.492802501" calcext:value-type="float">
            <text:p>1461,49</text:p>
          </table:table-cell>
          <table:table-cell table:style-name="ce18" table:formula="of:=1-[.E8]/1500" office:value-type="float" office:value="0.0256714649993349" calcext:value-type="float">
            <text:p>0,03</text:p>
          </table:table-cell>
          <table:table-cell table:style-name="ce4" table:formula="of:=[.C8]*[.B$17]" office:value-type="float" office:value="1242.3594778859" calcext:value-type="float">
            <text:p>1242,36</text:p>
          </table:table-cell>
          <table:table-cell table:style-name="ce4" table:formula="of:=[.A8]*[.B$15]" office:value-type="float" office:value="380.561411093388" calcext:value-type="float">
            <text:p>380,56</text:p>
          </table:table-cell>
          <table:table-cell table:style-name="ce4" table:formula="of:=[.B8]*[.B$16]" office:value-type="float" office:value="4.17876524985963" calcext:value-type="float">
            <text:p>4,18</text:p>
          </table:table-cell>
          <table:table-cell table:style-name="ce4" table:formula="of:=3*[.B$18]*[.I8]^2" office:value-type="float" office:value="62.8634844483637" calcext:value-type="float">
            <text:p>62,86</text:p>
          </table:table-cell>
          <table:table-cell table:style-name="ce5" table:formula="of:=[.D$15]*[.H8]^2" office:value-type="float" office:value="63.723874549892" calcext:value-type="float">
            <text:p>63,72</text:p>
          </table:table-cell>
          <table:table-cell table:style-name="ce5" table:formula="of:=[.D$16]/3" office:value-type="float" office:value="67.3333333333333" calcext:value-type="float">
            <text:p>67,33</text:p>
          </table:table-cell>
          <table:table-cell table:style-name="ce5" table:formula="of:=([.G8]-[.J8]-[.K8])*[.F8]" office:value-type="float" office:value="28.6435048972578" calcext:value-type="float">
            <text:p>28,64</text:p>
          </table:table-cell>
          <table:table-cell table:style-name="ce5" table:formula="of:=0.005*[.G8]" office:value-type="float" office:value="6.21179738942948" calcext:value-type="float">
            <text:p>6,21</text:p>
          </table:table-cell>
          <table:table-cell table:formula="of:=[.G8]-[.J8]-[.K8]-[.L8]-[.M8]-[.N8]" office:value-type="float" office:value="1013.58348326762" calcext:value-type="float">
            <text:p>1013,58</text:p>
          </table:table-cell>
          <table:table-cell table:formula="of:=[.O8]/[.G8]*100" office:value-type="float" office:value="81.5853624743475" calcext:value-type="float">
            <text:p>81,59</text:p>
          </table:table-cell>
          <table:table-cell table:number-columns-repeated="1008"/>
        </table:table-row>
        <table:table-row table:style-name="ro1">
          <table:table-cell table:style-name="ce11" office:value-type="float" office:value="1.00323299083205" calcext:value-type="float">
            <text:p>1,00</text:p>
          </table:table-cell>
          <table:table-cell table:style-name="ce11" office:value-type="float" office:value="0.58574550204008" calcext:value-type="float">
            <text:p>0,59</text:p>
          </table:table-cell>
          <table:table-cell table:style-name="ce11" office:value-type="float" office:value="0.105580185519383" calcext:value-type="float">
            <text:p>0,11</text:p>
          </table:table-cell>
          <table:table-cell table:style-name="ce11" office:value-type="float" office:value="0.124080846709853" calcext:value-type="float">
            <text:p>0,12</text:p>
          </table:table-cell>
          <table:table-cell table:style-name="ce11" table:formula="of:=[.$N$15]*[.I9]+[.N$16]" office:value-type="float" office:value="1467.71867145452" calcext:value-type="float">
            <text:p>1467,72</text:p>
          </table:table-cell>
          <table:table-cell table:style-name="ce18" table:formula="of:=1-[.E9]/1500" office:value-type="float" office:value="0.0215208856969878" calcext:value-type="float">
            <text:p>0,02</text:p>
          </table:table-cell>
          <table:table-cell table:style-name="ce4" table:formula="of:=[.C9]*[.B$17]" office:value-type="float" office:value="316.740556558149" calcext:value-type="float">
            <text:p>316,74</text:p>
          </table:table-cell>
          <table:table-cell table:style-name="ce4" table:formula="of:=[.A9]*[.B$15]" office:value-type="float" office:value="381.228536516179" calcext:value-type="float">
            <text:p>381,23</text:p>
          </table:table-cell>
          <table:table-cell table:style-name="ce4" table:formula="of:=[.B9]*[.B$16]" office:value-type="float" office:value="3.86592031346453" calcext:value-type="float">
            <text:p>3,87</text:p>
          </table:table-cell>
          <table:table-cell table:style-name="ce4" table:formula="of:=3*[.B$18]*[.I9]^2" office:value-type="float" office:value="53.8032235322076" calcext:value-type="float">
            <text:p>53,80</text:p>
          </table:table-cell>
          <table:table-cell table:style-name="ce5" table:formula="of:=[.D$15]*[.H9]^2" office:value-type="float" office:value="63.9474867038778" calcext:value-type="float">
            <text:p>63,95</text:p>
          </table:table-cell>
          <table:table-cell table:style-name="ce5" table:formula="of:=[.D$16]/3" office:value-type="float" office:value="67.3333333333333" calcext:value-type="float">
            <text:p>67,33</text:p>
          </table:table-cell>
          <table:table-cell table:style-name="ce5" table:formula="of:=([.G9]-[.J9]-[.K9])*[.F9]" office:value-type="float" office:value="4.28243773755831" calcext:value-type="float">
            <text:p>4,28</text:p>
          </table:table-cell>
          <table:table-cell table:style-name="ce5" table:formula="of:=0.005*[.G9]" office:value-type="float" office:value="1.58370278279075" calcext:value-type="float">
            <text:p>1,58</text:p>
          </table:table-cell>
          <table:table-cell table:formula="of:=[.G9]-[.J9]-[.K9]-[.L9]-[.M9]-[.N9]" office:value-type="float" office:value="125.790372468381" calcext:value-type="float">
            <text:p>125,79</text:p>
          </table:table-cell>
          <table:table-cell table:formula="of:=[.O9]/[.G9]*100" office:value-type="float" office:value="39.7140087885423" calcext:value-type="float">
            <text:p>39,71</text:p>
          </table:table-cell>
          <table:table-cell table:number-columns-repeated="1008"/>
        </table:table-row>
        <table:table-row table:style-name="ro1">
          <table:table-cell table:style-name="ce11" office:value-type="float" office:value="1.00413644086614" calcext:value-type="float">
            <text:p>1,00</text:p>
          </table:table-cell>
          <table:table-cell table:style-name="ce11" office:value-type="float" office:value="0.584750403007404" calcext:value-type="float">
            <text:p>0,58</text:p>
          </table:table-cell>
          <table:table-cell table:style-name="ce11" office:value-type="float" office:value="0.102701891164665" calcext:value-type="float">
            <text:p>0,10</text:p>
          </table:table-cell>
          <table:table-cell table:style-name="ce11" office:value-type="float" office:value="0.120794810820405" calcext:value-type="float">
            <text:p>0,12</text:p>
          </table:table-cell>
          <table:table-cell table:style-name="ce11" table:formula="of:=[.$N$15]*[.I10]+[.N$16]" office:value-type="float" office:value="1467.84937310887" calcext:value-type="float">
            <text:p>1467,85</text:p>
          </table:table-cell>
          <table:table-cell table:style-name="ce18" table:formula="of:=1-[.E10]/1500" office:value-type="float" office:value="0.0214337512607515" calcext:value-type="float">
            <text:p>0,02</text:p>
          </table:table-cell>
          <table:table-cell table:style-name="ce4" table:formula="of:=[.C10]*[.B$17]" office:value-type="float" office:value="308.105673493995" calcext:value-type="float">
            <text:p>308,11</text:p>
          </table:table-cell>
          <table:table-cell table:style-name="ce4" table:formula="of:=[.A10]*[.B$15]" office:value-type="float" office:value="381.571847529133" calcext:value-type="float">
            <text:p>381,57</text:p>
          </table:table-cell>
          <table:table-cell table:style-name="ce4" table:formula="of:=[.B10]*[.B$16]" office:value-type="float" office:value="3.85935265984887" calcext:value-type="float">
            <text:p>3,86</text:p>
          </table:table-cell>
          <table:table-cell table:style-name="ce4" table:formula="of:=3*[.B$18]*[.I10]^2" office:value-type="float" office:value="53.6205706310971" calcext:value-type="float">
            <text:p>53,62</text:p>
          </table:table-cell>
          <table:table-cell table:style-name="ce5" table:formula="of:=[.D$15]*[.H10]^2" office:value-type="float" office:value="64.0627129237903" calcext:value-type="float">
            <text:p>64,06</text:p>
          </table:table-cell>
          <table:table-cell table:style-name="ce5" table:formula="of:=[.D$16]/3" office:value-type="float" office:value="67.3333333333333" calcext:value-type="float">
            <text:p>67,33</text:p>
          </table:table-cell>
          <table:table-cell table:style-name="ce5" table:formula="of:=([.G10]-[.J10]-[.K10])*[.F10]" office:value-type="float" office:value="4.08146614043267" calcext:value-type="float">
            <text:p>4,08</text:p>
          </table:table-cell>
          <table:table-cell table:style-name="ce5" table:formula="of:=0.005*[.G10]" office:value-type="float" office:value="1.54052836746998" calcext:value-type="float">
            <text:p>1,54</text:p>
          </table:table-cell>
          <table:table-cell table:formula="of:=[.G10]-[.J10]-[.K10]-[.L10]-[.M10]-[.N10]" office:value-type="float" office:value="117.467062097872" calcext:value-type="float">
            <text:p>117,47</text:p>
          </table:table-cell>
          <table:table-cell table:formula="of:=[.O10]/[.G10]*100" office:value-type="float" office:value="38.1255758018884" calcext:value-type="float">
            <text:p>38,13</text:p>
          </table:table-cell>
          <table:table-cell table:number-columns-repeated="1008"/>
        </table:table-row>
        <table:table-row table:style-name="ro1">
          <table:table-cell table:style-name="ce11" office:value-type="float" office:value="1.00456764653187" calcext:value-type="float">
            <text:p>1,00</text:p>
          </table:table-cell>
          <table:table-cell table:style-name="ce11" office:value-type="float" office:value="0.580813789322746" calcext:value-type="float">
            <text:p>0,58</text:p>
          </table:table-cell>
          <table:table-cell table:style-name="ce11" office:value-type="float" office:value="0.185605399017102" calcext:value-type="float">
            <text:p>0,19</text:p>
          </table:table-cell>
          <table:table-cell table:style-name="ce11" office:value-type="float" office:value="0.219688637178852" calcext:value-type="float">
            <text:p>0,22</text:p>
          </table:table-cell>
          <table:table-cell table:style-name="ce11" table:formula="of:=[.$N$15]*[.I11]+[.N$16]" office:value-type="float" office:value="1468.36642910455" calcext:value-type="float">
            <text:p>1468,37</text:p>
          </table:table-cell>
          <table:table-cell table:style-name="ce18" table:formula="of:=1-[.E11]/1500" office:value-type="float" office:value="0.0210890472636327" calcext:value-type="float">
            <text:p>0,02</text:p>
          </table:table-cell>
          <table:table-cell table:style-name="ce4" table:formula="of:=[.C11]*[.B$17]" office:value-type="float" office:value="556.816197051306" calcext:value-type="float">
            <text:p>556,82</text:p>
          </table:table-cell>
          <table:table-cell table:style-name="ce4" table:formula="of:=[.A11]*[.B$15]" office:value-type="float" office:value="381.735705682111" calcext:value-type="float">
            <text:p>381,74</text:p>
          </table:table-cell>
          <table:table-cell table:style-name="ce4" table:formula="of:=[.B11]*[.B$16]" office:value-type="float" office:value="3.83337100953012" calcext:value-type="float">
            <text:p>3,83</text:p>
          </table:table-cell>
          <table:table-cell table:style-name="ce4" table:formula="of:=3*[.B$18]*[.I11]^2" office:value-type="float" office:value="52.9010398681416" calcext:value-type="float">
            <text:p>52,90</text:p>
          </table:table-cell>
          <table:table-cell table:style-name="ce5" table:formula="of:=[.D$15]*[.H11]^2" office:value-type="float" office:value="64.1177455567524" calcext:value-type="float">
            <text:p>64,12</text:p>
          </table:table-cell>
          <table:table-cell table:style-name="ce5" table:formula="of:=[.D$16]/3" office:value-type="float" office:value="67.3333333333333" calcext:value-type="float">
            <text:p>67,33</text:p>
          </table:table-cell>
          <table:table-cell table:style-name="ce5" table:formula="of:=([.G11]-[.J11]-[.K11])*[.F11]" office:value-type="float" office:value="9.27490840021273" calcext:value-type="float">
            <text:p>9,27</text:p>
          </table:table-cell>
          <table:table-cell table:style-name="ce5" table:formula="of:=0.005*[.G11]" office:value-type="float" office:value="2.78408098525653" calcext:value-type="float">
            <text:p>2,78</text:p>
          </table:table-cell>
          <table:table-cell table:formula="of:=[.G11]-[.J11]-[.K11]-[.L11]-[.M11]-[.N11]" office:value-type="float" office:value="360.40508890761" calcext:value-type="float">
            <text:p>360,41</text:p>
          </table:table-cell>
          <table:table-cell table:formula="of:=[.O11]/[.G11]*100" office:value-type="float" office:value="64.7260426000864" calcext:value-type="float">
            <text:p>64,73</text:p>
          </table:table-cell>
          <table:table-cell table:number-columns-repeated="1008"/>
        </table:table-row>
        <table:table-row table:style-name="ro1">
          <table:table-cell table:style-name="ce11" office:value-type="float" office:value="1.00556979487146" calcext:value-type="float">
            <text:p>1,01</text:p>
          </table:table-cell>
          <table:table-cell table:style-name="ce11" office:value-type="float" office:value="0.572044819528302" calcext:value-type="float">
            <text:p>0,57</text:p>
          </table:table-cell>
          <table:table-cell table:style-name="ce11" office:value-type="float" office:value="0.108694741747629" calcext:value-type="float">
            <text:p>0,11</text:p>
          </table:table-cell>
          <table:table-cell table:style-name="ce11" office:value-type="float" office:value="0.130496647198334" calcext:value-type="float">
            <text:p>0,13</text:p>
          </table:table-cell>
          <table:table-cell table:style-name="ce11" table:formula="of:=[.$N$15]*[.I12]+[.N$16]" office:value-type="float" office:value="1469.51819271951" calcext:value-type="float">
            <text:p>1469,52</text:p>
          </table:table-cell>
          <table:table-cell table:style-name="ce18" table:formula="of:=1-[.E12]/1500" office:value-type="float" office:value="0.02032120485366" calcext:value-type="float">
            <text:p>0,02</text:p>
          </table:table-cell>
          <table:table-cell table:style-name="ce4" table:formula="of:=[.C12]*[.B$17]" office:value-type="float" office:value="326.084225242887" calcext:value-type="float">
            <text:p>326,08</text:p>
          </table:table-cell>
          <table:table-cell table:style-name="ce4" table:formula="of:=[.A12]*[.B$15]" office:value-type="float" office:value="382.116522051155" calcext:value-type="float">
            <text:p>382,12</text:p>
          </table:table-cell>
          <table:table-cell table:style-name="ce4" table:formula="of:=[.B12]*[.B$16]" office:value-type="float" office:value="3.77549580888679" calcext:value-type="float">
            <text:p>3,78</text:p>
          </table:table-cell>
          <table:table-cell table:style-name="ce4" table:formula="of:=3*[.B$18]*[.I12]^2" office:value-type="float" office:value="51.3157269705183" calcext:value-type="float">
            <text:p>51,32</text:p>
          </table:table-cell>
          <table:table-cell table:style-name="ce5" table:formula="of:=[.D$15]*[.H12]^2" office:value-type="float" office:value="64.2457360267671" calcext:value-type="float">
            <text:p>64,25</text:p>
          </table:table-cell>
          <table:table-cell table:style-name="ce5" table:formula="of:=[.D$16]/3" office:value-type="float" office:value="67.3333333333333" calcext:value-type="float">
            <text:p>67,33</text:p>
          </table:table-cell>
          <table:table-cell table:style-name="ce5" table:formula="of:=([.G12]-[.J12]-[.K12])*[.F12]" office:value-type="float" office:value="4.27807617795122" calcext:value-type="float">
            <text:p>4,28</text:p>
          </table:table-cell>
          <table:table-cell table:style-name="ce5" table:formula="of:=0.005*[.G12]" office:value-type="float" office:value="1.63042112621444" calcext:value-type="float">
            <text:p>1,63</text:p>
          </table:table-cell>
          <table:table-cell table:formula="of:=[.G12]-[.J12]-[.K12]-[.L12]-[.M12]-[.N12]" office:value-type="float" office:value="137.280931608103" calcext:value-type="float">
            <text:p>137,28</text:p>
          </table:table-cell>
          <table:table-cell table:formula="of:=[.O12]/[.G12]*100" office:value-type="float" office:value="42.0998383181056" calcext:value-type="float">
            <text:p>42,10</text:p>
          </table:table-cell>
          <table:table-cell table:number-columns-repeated="1008"/>
        </table:table-row>
        <table:table-row table:style-name="ro1">
          <table:table-cell table:style-name="ce11" office:value-type="float" office:value="1.00571310032261" calcext:value-type="float">
            <text:p>1,01</text:p>
          </table:table-cell>
          <table:table-cell table:style-name="ce11" office:value-type="float" office:value="0.577204425964212" calcext:value-type="float">
            <text:p>0,58</text:p>
          </table:table-cell>
          <table:table-cell table:style-name="ce11" office:value-type="float" office:value="0.107523500868755" calcext:value-type="float">
            <text:p>0,11</text:p>
          </table:table-cell>
          <table:table-cell table:style-name="ce11" office:value-type="float" office:value="0.12791831544661" calcext:value-type="float">
            <text:p>0,13</text:p>
          </table:table-cell>
          <table:table-cell table:style-name="ce11" table:formula="of:=[.$N$15]*[.I13]+[.N$16]" office:value-type="float" office:value="1468.84050228384" calcext:value-type="float">
            <text:p>1468,84</text:p>
          </table:table-cell>
          <table:table-cell table:style-name="ce18" table:formula="of:=1-[.E13]/1500" office:value-type="float" office:value="0.0207729984774412" calcext:value-type="float">
            <text:p>0,02</text:p>
          </table:table-cell>
          <table:table-cell table:style-name="ce4" table:formula="of:=[.C13]*[.B$17]" office:value-type="float" office:value="322.570502606265" calcext:value-type="float">
            <text:p>322,57</text:p>
          </table:table-cell>
          <table:table-cell table:style-name="ce4" table:formula="of:=[.A13]*[.B$15]" office:value-type="float" office:value="382.170978122592" calcext:value-type="float">
            <text:p>382,17</text:p>
          </table:table-cell>
          <table:table-cell table:style-name="ce4" table:formula="of:=[.B13]*[.B$16]" office:value-type="float" office:value="3.8095492113638" calcext:value-type="float">
            <text:p>3,81</text:p>
          </table:table-cell>
          <table:table-cell table:style-name="ce4" table:formula="of:=3*[.B$18]*[.I13]^2" office:value-type="float" office:value="52.2455946976892" calcext:value-type="float">
            <text:p>52,25</text:p>
          </table:table-cell>
          <table:table-cell table:style-name="ce5" table:formula="of:=[.D$15]*[.H13]^2" office:value-type="float" office:value="64.2640488684386" calcext:value-type="float">
            <text:p>64,26</text:p>
          </table:table-cell>
          <table:table-cell table:style-name="ce5" table:formula="of:=[.D$16]/3" office:value-type="float" office:value="67.3333333333333" calcext:value-type="float">
            <text:p>67,33</text:p>
          </table:table-cell>
          <table:table-cell table:style-name="ce5" table:formula="of:=([.G13]-[.J13]-[.K13])*[.F13]" office:value-type="float" office:value="4.28050191110099" calcext:value-type="float">
            <text:p>4,28</text:p>
          </table:table-cell>
          <table:table-cell table:style-name="ce5" table:formula="of:=0.005*[.G13]" office:value-type="float" office:value="1.61285251303133" calcext:value-type="float">
            <text:p>1,61</text:p>
          </table:table-cell>
          <table:table-cell table:formula="of:=[.G13]-[.J13]-[.K13]-[.L13]-[.M13]-[.N13]" office:value-type="float" office:value="132.834171282672" calcext:value-type="float">
            <text:p>132,83</text:p>
          </table:table-cell>
          <table:table-cell table:formula="of:=[.O13]/[.G13]*100" office:value-type="float" office:value="41.1798878723921" calcext:value-type="float">
            <text:p>41,18</text:p>
          </table:table-cell>
          <table:table-cell table:number-columns-repeated="1008"/>
        </table:table-row>
        <table:table-row table:style-name="ro1">
          <table:table-cell table:style-name="ce12" office:value-type="string" calcext:value-type="string" table:number-columns-spanned="2" table:number-rows-spanned="1">
            <text:p>Dane Znamionowe</text:p>
          </table:table-cell>
          <table:covered-table-cell table:style-name="ce12"/>
          <table:table-cell table:style-name="ce15" office:value-type="string" calcext:value-type="string" table:number-columns-spanned="2" table:number-rows-spanned="1">
            <text:p>Współczynniki</text:p>
          </table:table-cell>
          <table:covered-table-cell table:style-name="ce16"/>
          <table:table-cell table:style-name="ce17" table:number-columns-repeated="2"/>
          <table:table-cell table:style-name="Default"/>
          <table:table-cell table:style-name="ce12" office:value-type="string" calcext:value-type="string" table:number-columns-spanned="5" table:number-rows-spanned="1">
            <text:p>Dane dodatkowe</text:p>
          </table:table-cell>
          <table:covered-table-cell table:number-columns-repeated="4" table:style-name="ce12"/>
          <table:table-cell table:style-name="ce19" office:value-type="string" calcext:value-type="string" table:number-columns-spanned="3" table:number-rows-spanned="1">
            <text:p>Współczynniki regresji n=f(I)</text:p>
          </table:table-cell>
          <table:covered-table-cell table:style-name="ce20"/>
          <table:covered-table-cell table:style-name="ce19"/>
          <table:table-cell table:number-columns-repeated="1009"/>
        </table:table-row>
        <table:table-row table:style-name="ro1">
          <table:table-cell table:style-name="ce13" office:value-type="string" calcext:value-type="string">
            <text:p>U_N</text:p>
          </table:table-cell>
          <table:table-cell table:style-name="ce13" office:value-type="float" office:value="380" calcext:value-type="float">
            <text:p>380,00</text:p>
          </table:table-cell>
          <table:table-cell table:style-name="ce15" office:value-type="string" calcext:value-type="string">
            <text:p>a</text:p>
          </table:table-cell>
          <table:table-cell table:style-name="ce16" table:formula="of:=[jalowyzoporempierscieniowy.O9]" office:value-type="float" office:value="0.00044" calcext:value-type="float">
            <text:p>0,00044</text:p>
          </table:table-cell>
          <table:table-cell table:style-name="ce17" table:number-columns-repeated="2"/>
          <table:table-cell table:style-name="Default"/>
          <table:table-cell table:style-name="ce12" table:formula="of:=[DaneDod.A2]" office:value-type="string" office:string-value="P" calcext:value-type="string">
            <text:p>P</text:p>
          </table:table-cell>
          <table:table-cell table:style-name="ce12" table:formula="of:=[DaneDod.B2]" office:value-type="string" office:string-value="I" calcext:value-type="string">
            <text:p>I</text:p>
          </table:table-cell>
          <table:table-cell table:style-name="ce12" table:formula="of:=[DaneDod.C2]" office:value-type="string" office:string-value="n_t" calcext:value-type="string">
            <text:p>n_t</text:p>
          </table:table-cell>
          <table:table-cell table:style-name="ce12" table:formula="of:=[DaneDod.D2]" office:value-type="string" office:string-value="Cos v" calcext:value-type="string">
            <text:p>Cos v</text:p>
          </table:table-cell>
          <table:table-cell table:style-name="ce12" table:formula="of:=[DaneDod.E2]" office:value-type="string" office:string-value="P1" calcext:value-type="string">
            <text:p>P1</text:p>
          </table:table-cell>
          <table:table-cell table:style-name="ce19" office:value-type="string" calcext:value-type="string">
            <text:p>a</text:p>
          </table:table-cell>
          <table:table-cell table:style-name="ce20" table:formula="of:=SLOPE([.J16:.J25];[.I16:.I25])" office:value-type="float" office:value="-19.900814202912" calcext:value-type="float">
            <text:p>-19,90</text:p>
          </table:table-cell>
          <table:table-cell table:style-name="ce21"/>
          <table:table-cell table:style-name="Default"/>
          <table:table-cell table:number-columns-repeated="1008"/>
        </table:table-row>
        <table:table-row table:style-name="ro1">
          <table:table-cell table:style-name="ce13" office:value-type="string" calcext:value-type="string">
            <text:p>I_N</text:p>
          </table:table-cell>
          <table:table-cell table:style-name="ce13" office:value-type="float" office:value="6.6" calcext:value-type="float">
            <text:p>6,60</text:p>
          </table:table-cell>
          <table:table-cell table:style-name="ce15" office:value-type="string" calcext:value-type="string">
            <text:p>b</text:p>
          </table:table-cell>
          <table:table-cell table:style-name="ce16" table:formula="of:=[jalowyzoporempierscieniowy.O10]" office:value-type="float" office:value="202" calcext:value-type="float">
            <text:p>202</text:p>
          </table:table-cell>
          <table:table-cell table:style-name="ce17" table:number-columns-repeated="2"/>
          <table:table-cell table:style-name="Default"/>
          <table:table-cell table:style-name="ce12" table:formula="of:=[DaneDod.A3]" office:value-type="float" office:value="0.368903114" calcext:value-type="float">
            <text:p>0,37</text:p>
          </table:table-cell>
          <table:table-cell table:style-name="ce12" table:formula="of:=[DaneDod.B3]" office:value-type="float" office:value="3.272054283" calcext:value-type="float">
            <text:p>3,27</text:p>
          </table:table-cell>
          <table:table-cell table:style-name="ce12" table:formula="of:=-[DaneDod.C3]" office:value-type="float" office:value="1491.569238" calcext:value-type="float">
            <text:p>1491,57</text:p>
          </table:table-cell>
          <table:table-cell table:style-name="ce12" table:formula="of:=[DaneDod.D3]" office:value-type="float" office:value="0.182455029" calcext:value-type="float">
            <text:p>0,18</text:p>
          </table:table-cell>
          <table:table-cell table:style-name="ce12" table:formula="of:=[DaneDod.E3]" office:value-type="float" office:value="368.9031141" calcext:value-type="float">
            <text:p>368,90</text:p>
          </table:table-cell>
          <table:table-cell table:style-name="ce19" office:value-type="string" calcext:value-type="string">
            <text:p>b</text:p>
          </table:table-cell>
          <table:table-cell table:style-name="ce20" table:formula="of:=INTERCEPT([.J16:.J25];[.I16:.I25])" office:value-type="float" office:value="1544.65363333604" calcext:value-type="float">
            <text:p>1544,65</text:p>
          </table:table-cell>
          <table:table-cell table:style-name="ce21"/>
          <table:table-cell table:style-name="Default"/>
          <table:table-cell table:number-columns-repeated="1008"/>
        </table:table-row>
        <table:table-row table:style-name="ro1">
          <table:table-cell table:style-name="ce13" office:value-type="string" calcext:value-type="string">
            <text:p>P_N</text:p>
          </table:table-cell>
          <table:table-cell table:style-name="ce13" office:value-type="float" office:value="3000" calcext:value-type="float">
            <text:p>3000,00</text:p>
          </table:table-cell>
          <table:table-cell/>
          <table:table-cell table:style-name="Default" table:number-columns-repeated="4"/>
          <table:table-cell table:style-name="ce12" table:formula="of:=[DaneDod.A4]" office:value-type="float" office:value="0.703945156" calcext:value-type="float">
            <text:p>0,70</text:p>
          </table:table-cell>
          <table:table-cell table:style-name="ce12" table:formula="of:=[DaneDod.B4]" office:value-type="float" office:value="3.391909425" calcext:value-type="float">
            <text:p>3,39</text:p>
          </table:table-cell>
          <table:table-cell table:style-name="ce12" table:formula="of:=-[DaneDod.C4]" office:value-type="float" office:value="1478.745494" calcext:value-type="float">
            <text:p>1478,75</text:p>
          </table:table-cell>
          <table:table-cell table:style-name="ce12" table:formula="of:=[DaneDod.D4]" office:value-type="float" office:value="0.33656208" calcext:value-type="float">
            <text:p>0,34</text:p>
          </table:table-cell>
          <table:table-cell table:style-name="ce12" table:formula="of:=[DaneDod.E4]" office:value-type="float" office:value="703.9451562" calcext:value-type="float">
            <text:p>703,95</text:p>
          </table:table-cell>
          <table:table-cell/>
          <table:table-cell table:style-name="ce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3" office:value-type="string" calcext:value-type="string">
            <text:p>R_s</text:p>
          </table:table-cell>
          <table:table-cell table:style-name="ce13" office:value-type="float" office:value="1.2" calcext:value-type="float">
            <text:p>1,20</text:p>
          </table:table-cell>
          <table:table-cell/>
          <table:table-cell table:style-name="Default" table:number-columns-repeated="4"/>
          <table:table-cell table:style-name="ce12" table:formula="of:=[DaneDod.A5]" office:value-type="float" office:value="1.814112596" calcext:value-type="float">
            <text:p>1,81</text:p>
          </table:table-cell>
          <table:table-cell table:style-name="ce12" table:formula="of:=[DaneDod.B5]" office:value-type="float" office:value="4.421012353" calcext:value-type="float">
            <text:p>4,42</text:p>
          </table:table-cell>
          <table:table-cell table:style-name="ce12" table:formula="of:=-[DaneDod.C5]" office:value-type="float" office:value="1450.406912" calcext:value-type="float">
            <text:p>1450,41</text:p>
          </table:table-cell>
          <table:table-cell table:style-name="ce12" table:formula="of:=[DaneDod.D5]" office:value-type="float" office:value="0.668546043" calcext:value-type="float">
            <text:p>0,67</text:p>
          </table:table-cell>
          <table:table-cell table:style-name="ce12" table:formula="of:=[DaneDod.E5]" office:value-type="float" office:value="1814.112596" calcext:value-type="float">
            <text:p>1814,11</text:p>
          </table:table-cell>
          <table:table-cell/>
          <table:table-cell table:style-name="ce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4" office:value-type="string" calcext:value-type="string">
            <text:p>n</text:p>
          </table:table-cell>
          <table:table-cell table:style-name="ce14" office:value-type="float" office:value="1420" calcext:value-type="float">
            <text:p>1420,00</text:p>
          </table:table-cell>
          <table:table-cell/>
          <table:table-cell table:style-name="Default" table:number-columns-repeated="4"/>
          <table:table-cell table:style-name="ce12" table:formula="of:=[DaneDod.A6]" office:value-type="float" office:value="2.349624634" calcext:value-type="float">
            <text:p>2,35</text:p>
          </table:table-cell>
          <table:table-cell table:style-name="ce12" table:formula="of:=[DaneDod.B6]" office:value-type="float" office:value="5.139559388" calcext:value-type="float">
            <text:p>5,14</text:p>
          </table:table-cell>
          <table:table-cell table:style-name="ce12" table:formula="of:=-[DaneDod.C6]" office:value-type="float" office:value="1435.828782" calcext:value-type="float">
            <text:p>1435,83</text:p>
          </table:table-cell>
          <table:table-cell table:style-name="ce12" table:formula="of:=[DaneDod.D6]" office:value-type="float" office:value="0.746599067" calcext:value-type="float">
            <text:p>0,75</text:p>
          </table:table-cell>
          <table:table-cell table:style-name="ce12" table:formula="of:=[DaneDod.E6]" office:value-type="float" office:value="2349.624634" calcext:value-type="float">
            <text:p>2349,62</text:p>
          </table:table-cell>
          <table:table-cell/>
          <table:table-cell table:style-name="ce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4" office:value-type="string" calcext:value-type="string">
            <text:p>Cos v</text:p>
          </table:table-cell>
          <table:table-cell table:style-name="ce14" office:value-type="float" office:value="0.81" calcext:value-type="float">
            <text:p>0,81</text:p>
          </table:table-cell>
          <table:table-cell/>
          <table:table-cell table:style-name="Default" table:number-columns-repeated="4"/>
          <table:table-cell table:style-name="ce12" table:formula="of:=[DaneDod.A7]" office:value-type="float" office:value="2.96219216" calcext:value-type="float">
            <text:p>2,96</text:p>
          </table:table-cell>
          <table:table-cell table:style-name="ce12" table:formula="of:=[DaneDod.B7]" office:value-type="float" office:value="6.037171558" calcext:value-type="float">
            <text:p>6,04</text:p>
          </table:table-cell>
          <table:table-cell table:style-name="ce12" table:formula="of:=-[DaneDod.C7]" office:value-type="float" office:value="1419.785572" calcext:value-type="float">
            <text:p>1419,79</text:p>
          </table:table-cell>
          <table:table-cell table:style-name="ce12" table:formula="of:=[DaneDod.D7]" office:value-type="float" office:value="0.804733757" calcext:value-type="float">
            <text:p>0,80</text:p>
          </table:table-cell>
          <table:table-cell table:style-name="ce12" table:formula="of:=[DaneDod.E7]" office:value-type="float" office:value="2962.19216" calcext:value-type="float">
            <text:p>2962,19</text:p>
          </table:table-cell>
          <table:table-cell/>
          <table:table-cell table:style-name="ce5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7"/>
          <table:table-cell table:style-name="ce12" table:formula="of:=[DaneDod.A8]" office:value-type="float" office:value="3.423609071" calcext:value-type="float">
            <text:p>3,42</text:p>
          </table:table-cell>
          <table:table-cell table:style-name="ce12" table:formula="of:=[DaneDod.B8]" office:value-type="float" office:value="6.770987973" calcext:value-type="float">
            <text:p>6,77</text:p>
          </table:table-cell>
          <table:table-cell table:style-name="ce12" table:formula="of:=-[DaneDod.C8]" office:value-type="float" office:value="1406.102168" calcext:value-type="float">
            <text:p>1406,10</text:p>
          </table:table-cell>
          <table:table-cell table:style-name="ce12" table:formula="of:=[DaneDod.D8]" office:value-type="float" office:value="0.831156092" calcext:value-type="float">
            <text:p>0,83</text:p>
          </table:table-cell>
          <table:table-cell table:style-name="ce12" table:formula="of:=[DaneDod.E8]" office:value-type="float" office:value="3423.609071" calcext:value-type="float">
            <text:p>3423,61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number-columns-repeated="7"/>
          <table:table-cell table:style-name="ce12" table:formula="of:=[DaneDod.A9]" office:value-type="float" office:value="4.167289489" calcext:value-type="float">
            <text:p>4,17</text:p>
          </table:table-cell>
          <table:table-cell table:style-name="ce12" table:formula="of:=[DaneDod.B9]" office:value-type="float" office:value="8.042393875" calcext:value-type="float">
            <text:p>8,04</text:p>
          </table:table-cell>
          <table:table-cell table:style-name="ce12" table:formula="of:=-[DaneDod.C9]" office:value-type="float" office:value="1385.046329" calcext:value-type="float">
            <text:p>1385,05</text:p>
          </table:table-cell>
          <table:table-cell table:style-name="ce12" table:formula="of:=[DaneDod.D9]" office:value-type="float" office:value="0.855921068" calcext:value-type="float">
            <text:p>0,86</text:p>
          </table:table-cell>
          <table:table-cell table:style-name="ce12" table:formula="of:=[DaneDod.E9]" office:value-type="float" office:value="4167.289489" calcext:value-type="float">
            <text:p>4167,29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number-columns-repeated="7"/>
          <table:table-cell table:style-name="ce12" table:formula="of:=[DaneDod.A10]" office:value-type="float" office:value="4.583191324" calcext:value-type="float">
            <text:p>4,58</text:p>
          </table:table-cell>
          <table:table-cell table:style-name="ce12" table:formula="of:=[DaneDod.B10]" office:value-type="float" office:value="8.797023689" calcext:value-type="float">
            <text:p>8,80</text:p>
          </table:table-cell>
          <table:table-cell table:style-name="ce12" table:formula="of:=-[DaneDod.C10]" office:value-type="float" office:value="1371.268007" calcext:value-type="float">
            <text:p>1371,27</text:p>
          </table:table-cell>
          <table:table-cell table:style-name="ce12" table:formula="of:=[DaneDod.D10]" office:value-type="float" office:value="0.862652085" calcext:value-type="float">
            <text:p>0,86</text:p>
          </table:table-cell>
          <table:table-cell table:style-name="ce12" table:formula="of:=[DaneDod.E10]" office:value-type="float" office:value="4583.191324" calcext:value-type="float">
            <text:p>4583,19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number-columns-repeated="7"/>
          <table:table-cell table:style-name="ce12" table:formula="of:=[DaneDod.A11]" office:value-type="float" office:value="4.843003506" calcext:value-type="float">
            <text:p>4,84</text:p>
          </table:table-cell>
          <table:table-cell table:style-name="ce12" table:formula="of:=[DaneDod.B11]" office:value-type="float" office:value="9.268543705" calcext:value-type="float">
            <text:p>9,27</text:p>
          </table:table-cell>
          <table:table-cell table:style-name="ce12" table:formula="of:=-[DaneDod.C11]" office:value-type="float" office:value="1362.738345" calcext:value-type="float">
            <text:p>1362,74</text:p>
          </table:table-cell>
          <table:table-cell table:style-name="ce12" table:formula="of:=[DaneDod.D11]" office:value-type="float" office:value="0.865630875" calcext:value-type="float">
            <text:p>0,87</text:p>
          </table:table-cell>
          <table:table-cell table:style-name="ce12" table:formula="of:=[DaneDod.E11]" office:value-type="float" office:value="4843.003506" calcext:value-type="float">
            <text:p>4843,00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number-columns-repeated="7"/>
          <table:table-cell table:style-name="ce12" table:formula="of:=[DaneDod.A12]" office:value-type="float" office:value="4.96795144" calcext:value-type="float">
            <text:p>4,97</text:p>
          </table:table-cell>
          <table:table-cell table:style-name="ce12" table:formula="of:=[DaneDod.B12]" office:value-type="float" office:value="9.499047094" calcext:value-type="float">
            <text:p>9,50</text:p>
          </table:table-cell>
          <table:table-cell table:style-name="ce12" table:formula="of:=-[DaneDod.C12]" office:value-type="float" office:value="1358.66276" calcext:value-type="float">
            <text:p>1358,66</text:p>
          </table:table-cell>
          <table:table-cell table:style-name="ce12" table:formula="of:=[DaneDod.D12]" office:value-type="float" office:value="0.867273128" calcext:value-type="float">
            <text:p>0,87</text:p>
          </table:table-cell>
          <table:table-cell table:style-name="ce12" table:formula="of:=[DaneDod.E12]" office:value-type="float" office:value="4967.95144" calcext:value-type="float">
            <text:p>4967,95</text:p>
          </table:table-cell>
          <table:table-cell/>
          <table:table-cell table:style-name="ce5" table:number-columns-repeated="3"/>
          <table:table-cell table:number-columns-repeated="1008"/>
        </table:table-row>
        <table:table-row table:style-name="ro1">
          <table:table-cell table:number-columns-repeated="12"/>
          <table:table-cell table:style-name="ce5" table:number-columns-repeated="4"/>
          <table:table-cell table:number-columns-repeated="1008"/>
        </table:table-row>
        <table:table-row table:style-name="ro1">
          <table:table-cell table:number-columns-repeated="12"/>
          <table:table-cell table:style-name="ce5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5" table:number-columns-repeated="3"/>
          <table:table-cell table:number-columns-repeated="100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neDod" table:style-name="ta3">
        <office:forms form:automatic-focus="false" form:apply-design-mode="false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 table:number-columns-spanned="5" table:number-rows-spanned="1">
            <text:p>Dodatkowe dane od Krawca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_t</text:p>
          </table:table-cell>
          <table:table-cell office:value-type="string" calcext:value-type="string">
            <text:p>Cos v</text:p>
          </table:table-cell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0.368903114" calcext:value-type="float">
            <text:p>0,368903114</text:p>
          </table:table-cell>
          <table:table-cell office:value-type="float" office:value="3.272054283" calcext:value-type="float">
            <text:p>3,272054283</text:p>
          </table:table-cell>
          <table:table-cell office:value-type="float" office:value="-1491.569238" calcext:value-type="float">
            <text:p>-1491,569238</text:p>
          </table:table-cell>
          <table:table-cell office:value-type="float" office:value="0.182455029" calcext:value-type="float">
            <text:p>0,182455029</text:p>
          </table:table-cell>
          <table:table-cell office:value-type="float" office:value="368.9031141" calcext:value-type="float">
            <text:p>368,9031141</text:p>
          </table:table-cell>
        </table:table-row>
        <table:table-row table:style-name="ro2">
          <table:table-cell office:value-type="float" office:value="0.703945156" calcext:value-type="float">
            <text:p>0,703945156</text:p>
          </table:table-cell>
          <table:table-cell office:value-type="float" office:value="3.391909425" calcext:value-type="float">
            <text:p>3,391909425</text:p>
          </table:table-cell>
          <table:table-cell office:value-type="float" office:value="-1478.745494" calcext:value-type="float">
            <text:p>-1478,745494</text:p>
          </table:table-cell>
          <table:table-cell office:value-type="float" office:value="0.33656208" calcext:value-type="float">
            <text:p>0,33656208</text:p>
          </table:table-cell>
          <table:table-cell office:value-type="float" office:value="703.9451562" calcext:value-type="float">
            <text:p>703,9451562</text:p>
          </table:table-cell>
        </table:table-row>
        <table:table-row table:style-name="ro2">
          <table:table-cell office:value-type="float" office:value="1.814112596" calcext:value-type="float">
            <text:p>1,814112596</text:p>
          </table:table-cell>
          <table:table-cell office:value-type="float" office:value="4.421012353" calcext:value-type="float">
            <text:p>4,421012353</text:p>
          </table:table-cell>
          <table:table-cell office:value-type="float" office:value="-1450.406912" calcext:value-type="float">
            <text:p>-1450,406912</text:p>
          </table:table-cell>
          <table:table-cell office:value-type="float" office:value="0.668546043" calcext:value-type="float">
            <text:p>0,668546043</text:p>
          </table:table-cell>
          <table:table-cell office:value-type="float" office:value="1814.112596" calcext:value-type="float">
            <text:p>1814,112596</text:p>
          </table:table-cell>
        </table:table-row>
        <table:table-row table:style-name="ro2">
          <table:table-cell office:value-type="float" office:value="2.349624634" calcext:value-type="float">
            <text:p>2,349624634</text:p>
          </table:table-cell>
          <table:table-cell office:value-type="float" office:value="5.139559388" calcext:value-type="float">
            <text:p>5,139559388</text:p>
          </table:table-cell>
          <table:table-cell office:value-type="float" office:value="-1435.828782" calcext:value-type="float">
            <text:p>-1435,828782</text:p>
          </table:table-cell>
          <table:table-cell office:value-type="float" office:value="0.746599067" calcext:value-type="float">
            <text:p>0,746599067</text:p>
          </table:table-cell>
          <table:table-cell office:value-type="float" office:value="2349.624634" calcext:value-type="float">
            <text:p>2349,624634</text:p>
          </table:table-cell>
        </table:table-row>
        <table:table-row table:style-name="ro2">
          <table:table-cell office:value-type="float" office:value="2.96219216" calcext:value-type="float">
            <text:p>2,96219216</text:p>
          </table:table-cell>
          <table:table-cell office:value-type="float" office:value="6.037171558" calcext:value-type="float">
            <text:p>6,037171558</text:p>
          </table:table-cell>
          <table:table-cell office:value-type="float" office:value="-1419.785572" calcext:value-type="float">
            <text:p>-1419,785572</text:p>
          </table:table-cell>
          <table:table-cell office:value-type="float" office:value="0.804733757" calcext:value-type="float">
            <text:p>0,804733757</text:p>
          </table:table-cell>
          <table:table-cell office:value-type="float" office:value="2962.19216" calcext:value-type="float">
            <text:p>2962,19216</text:p>
          </table:table-cell>
        </table:table-row>
        <table:table-row table:style-name="ro2">
          <table:table-cell office:value-type="float" office:value="3.423609071" calcext:value-type="float">
            <text:p>3,423609071</text:p>
          </table:table-cell>
          <table:table-cell office:value-type="float" office:value="6.770987973" calcext:value-type="float">
            <text:p>6,770987973</text:p>
          </table:table-cell>
          <table:table-cell office:value-type="float" office:value="-1406.102168" calcext:value-type="float">
            <text:p>-1406,102168</text:p>
          </table:table-cell>
          <table:table-cell office:value-type="float" office:value="0.831156092" calcext:value-type="float">
            <text:p>0,831156092</text:p>
          </table:table-cell>
          <table:table-cell office:value-type="float" office:value="3423.609071" calcext:value-type="float">
            <text:p>3423,609071</text:p>
          </table:table-cell>
        </table:table-row>
        <table:table-row table:style-name="ro2">
          <table:table-cell office:value-type="float" office:value="4.167289489" calcext:value-type="float">
            <text:p>4,167289489</text:p>
          </table:table-cell>
          <table:table-cell office:value-type="float" office:value="8.042393875" calcext:value-type="float">
            <text:p>8,042393875</text:p>
          </table:table-cell>
          <table:table-cell office:value-type="float" office:value="-1385.046329" calcext:value-type="float">
            <text:p>-1385,046329</text:p>
          </table:table-cell>
          <table:table-cell office:value-type="float" office:value="0.855921068" calcext:value-type="float">
            <text:p>0,855921068</text:p>
          </table:table-cell>
          <table:table-cell office:value-type="float" office:value="4167.289489" calcext:value-type="float">
            <text:p>4167,289489</text:p>
          </table:table-cell>
        </table:table-row>
        <table:table-row table:style-name="ro2">
          <table:table-cell office:value-type="float" office:value="4.583191324" calcext:value-type="float">
            <text:p>4,583191324</text:p>
          </table:table-cell>
          <table:table-cell office:value-type="float" office:value="8.797023689" calcext:value-type="float">
            <text:p>8,797023689</text:p>
          </table:table-cell>
          <table:table-cell office:value-type="float" office:value="-1371.268007" calcext:value-type="float">
            <text:p>-1371,268007</text:p>
          </table:table-cell>
          <table:table-cell office:value-type="float" office:value="0.862652085" calcext:value-type="float">
            <text:p>0,862652085</text:p>
          </table:table-cell>
          <table:table-cell office:value-type="float" office:value="4583.191324" calcext:value-type="float">
            <text:p>4583,191324</text:p>
          </table:table-cell>
        </table:table-row>
        <table:table-row table:style-name="ro2">
          <table:table-cell office:value-type="float" office:value="4.843003506" calcext:value-type="float">
            <text:p>4,843003506</text:p>
          </table:table-cell>
          <table:table-cell office:value-type="float" office:value="9.268543705" calcext:value-type="float">
            <text:p>9,268543705</text:p>
          </table:table-cell>
          <table:table-cell office:value-type="float" office:value="-1362.738345" calcext:value-type="float">
            <text:p>-1362,738345</text:p>
          </table:table-cell>
          <table:table-cell office:value-type="float" office:value="0.865630875" calcext:value-type="float">
            <text:p>0,865630875</text:p>
          </table:table-cell>
          <table:table-cell office:value-type="float" office:value="4843.003506" calcext:value-type="float">
            <text:p>4843,003506</text:p>
          </table:table-cell>
        </table:table-row>
        <table:table-row table:style-name="ro2">
          <table:table-cell office:value-type="float" office:value="4.96795144" calcext:value-type="float">
            <text:p>4,96795144</text:p>
          </table:table-cell>
          <table:table-cell office:value-type="float" office:value="9.499047094" calcext:value-type="float">
            <text:p>9,499047094</text:p>
          </table:table-cell>
          <table:table-cell office:value-type="float" office:value="-1358.66276" calcext:value-type="float">
            <text:p>-1358,66276</text:p>
          </table:table-cell>
          <table:table-cell office:value-type="float" office:value="0.867273128" calcext:value-type="float">
            <text:p>0,867273128</text:p>
          </table:table-cell>
          <table:table-cell office:value-type="float" office:value="4967.95144" calcext:value-type="float">
            <text:p>4967,95144</text:p>
          </table:table-cell>
        </table:table-row>
      </table:table>
      <table:table table:name="Do_eksportu" table:style-name="ta3">
        <office:forms form:automatic-focus="false" form:apply-design-mode="false"/>
        <table:shapes>
          <draw:frame draw:z-index="0" draw:style-name="gr1" draw:text-style-name="P1" svg:width="15.999cm" svg:height="8.999cm" svg:x="0.001cm" svg:y="0.001cm">
            <draw:object draw:notify-on-update-of-ranges="jalowyzobciazeniem.O3:jalowyzobciazeniem.O13 jalowyzobciazeniem.P2:jalowyzobciazeniem.P2 jalowyzobciazeniem.P3:jalowyzobciazeniem.P1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.999cm" svg:height="8.999cm" svg:x="0.001cm" svg:y="9.483cm">
            <draw:object draw:notify-on-update-of-ranges="jalowyzobciazeniem.O3:jalowyzobciazeniem.O13 jalowyzobciazeniem.I2:jalowyzobciazeniem.I2 jalowyzobciazeniem.I3:jalowyzobciazeniem.I1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5.999cm" svg:height="8.999cm" svg:x="18.063cm" svg:y="11.289cm">
            <draw:object draw:notify-on-update-of-ranges="jalowyzobciazeniem.O3:jalowyzobciazeniem.O13 jalowyzobciazeniem.E2:jalowyzobciazeniem.E2 jalowyzobciazeniem.E3:jalowyzobciazeniem.E1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5.999cm" svg:height="8.999cm" svg:x="33.868cm" svg:y="0.453cm">
            <draw:object draw:notify-on-update-of-ranges="jalowyzobciazeniem.O3:jalowyzobciazeniem.O13 jalowyzobciazeniem.D2:jalowyzobciazeniem.D2 jalowyzobciazeniem.D3:jalowyzobciazeniem.D1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draw:text-style-name="P1" svg:width="16.959cm" svg:height="9.575cm" svg:x="16.632cm" svg:y="0.611cm">
            <draw:object draw:notify-on-update-of-ranges="jalowyzoporempierscieniowy.E3:jalowyzoporempierscieniowy.E18 jalowyzoporempierscieniowy.K2:jalowyzoporempierscieniowy.K2 jalowyzoporempierscieniowy.K3:jalowyzoporempierscieniowy.K18 jalowyzoporempierscieniowy.E3:jalowyzoporempierscieniowy.E18 jalowyzoporempierscieniowy.L2:jalowyzoporempierscieniowy.L2 jalowyzoporempierscieniowy.L3:jalowyzoporempierscieniowy.L18 jalowyzoporempierscieniowy.E3:jalowyzoporempierscieniowy.E18 jalowyzoporempierscieniowy.M2:jalowyzoporempierscieniowy.M2 jalowyzoporempierscieniowy.M3:jalowyzoporempierscieniowy.M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22" table:default-cell-style-name="Default"/>
        <table:table-row table:style-name="ro2" table:number-rows-repeated="25">
          <table:table-cell table:number-columns-repeated="22"/>
        </table:table-row>
        <table:table-row table:style-name="ro1">
          <table:table-cell table:number-columns-repeated="17"/>
          <table:table-cell table:style-name="ce22" office:value-type="string" calcext:value-type="string" table:number-columns-spanned="5" table:number-rows-spanned="1">
            <office:annotation draw:style-name="gr3" draw:text-style-name="P3" svg:width="2.899cm" svg:height="0.991cm" svg:x="50.271cm" svg:y="9.788cm" draw:caption-point-x="-0.61cm" draw:caption-point-y="1.51cm">
              <dc:date>2015-03-21T00:00:00</dc:date>
              <text:p text:style-name="P3">Próba obciążeniowa</text:p>
            </office:annotation>
            <text:p>Dane Pomiarowe</text:p>
          </table:table-cell>
          <table:covered-table-cell table:number-columns-repeated="3" table:style-name="ce18"/>
          <table:covered-table-cell table:style-name="ce23"/>
        </table:table-row>
        <table:table-row table:style-name="ro1">
          <table:table-cell table:number-columns-repeated="17"/>
          <table:table-cell table:style-name="ce18" office:value-type="string" calcext:value-type="string">
            <text:p>U/U_N</text:p>
          </table:table-cell>
          <table:table-cell table:style-name="ce18" office:value-type="string" calcext:value-type="string">
            <text:p>I/I_N</text:p>
          </table:table-cell>
          <table:table-cell table:style-name="ce18" office:value-type="string" calcext:value-type="string">
            <text:p>P/P_N</text:p>
          </table:table-cell>
          <table:table-cell table:style-name="ce18" office:value-type="string" calcext:value-type="string">
            <text:p>Cos v</text:p>
          </table:table-cell>
          <table:table-cell table:style-name="ce18" office:value-type="string" calcext:value-type="string">
            <text:p>n_t</text:p>
          </table:table-cell>
        </table:table-row>
        <table:table-row table:style-name="ro1">
          <table:table-cell table:number-columns-repeated="17"/>
          <table:table-cell table:style-name="ce18" office:value-type="float" office:value="0.980413406527542" calcext:value-type="float">
            <text:p>0,98</text:p>
          </table:table-cell>
          <table:table-cell table:style-name="ce18" office:value-type="float" office:value="1.45556655427253" calcext:value-type="float">
            <text:p>1,46</text:p>
          </table:table-cell>
          <table:table-cell table:style-name="ce18" office:value-type="float" office:value="1.74021109731934" calcext:value-type="float">
            <text:p>1,74</text:p>
          </table:table-cell>
          <table:table-cell table:style-name="ce18" office:value-type="float" office:value="0.842158273934929" calcext:value-type="float">
            <text:p>0,84</text:p>
          </table:table-cell>
          <table:table-cell table:style-name="ce18" table:formula="of:=[jalowyzobciazeniem.E3]" office:value-type="float" office:value="1353.47170026281" calcext:value-type="float">
            <text:p>1353,47</text:p>
          </table:table-cell>
        </table:table-row>
        <table:table-row table:style-name="ro1">
          <table:table-cell table:number-columns-repeated="17"/>
          <table:table-cell table:style-name="ce18" office:value-type="float" office:value="0.985957464081074" calcext:value-type="float">
            <text:p>0,99</text:p>
          </table:table-cell>
          <table:table-cell table:style-name="ce18" office:value-type="float" office:value="1.22143039889422" calcext:value-type="float">
            <text:p>1,22</text:p>
          </table:table-cell>
          <table:table-cell table:style-name="ce18" office:value-type="float" office:value="1.42533047804674" calcext:value-type="float">
            <text:p>1,43</text:p>
          </table:table-cell>
          <table:table-cell table:style-name="ce18" office:value-type="float" office:value="0.817375777356508" calcext:value-type="float">
            <text:p>0,82</text:p>
          </table:table-cell>
          <table:table-cell table:style-name="ce18" table:formula="of:=[jalowyzobciazeniem.E4]" office:value-type="float" office:value="1384.22440109683" calcext:value-type="float">
            <text:p>1384,22</text:p>
          </table:table-cell>
        </table:table-row>
        <table:table-row table:style-name="ro1">
          <table:table-cell table:number-columns-repeated="17"/>
          <table:table-cell table:style-name="ce18" office:value-type="float" office:value="0.986049070243734" calcext:value-type="float">
            <text:p>0,99</text:p>
          </table:table-cell>
          <table:table-cell table:style-name="ce18" office:value-type="float" office:value="1.21194626754515" calcext:value-type="float">
            <text:p>1,21</text:p>
          </table:table-cell>
          <table:table-cell table:style-name="ce18" office:value-type="float" office:value="1.41683327323215" calcext:value-type="float">
            <text:p>1,42</text:p>
          </table:table-cell>
          <table:table-cell table:style-name="ce18" office:value-type="float" office:value="0.818785134351615" calcext:value-type="float">
            <text:p>0,82</text:p>
          </table:table-cell>
          <table:table-cell table:style-name="ce18" table:formula="of:=[jalowyzobciazeniem.E5]" office:value-type="float" office:value="1385.47009787347" calcext:value-type="float">
            <text:p>1385,47</text:p>
          </table:table-cell>
        </table:table-row>
        <table:table-row table:style-name="ro1">
          <table:table-cell table:number-columns-repeated="17"/>
          <table:table-cell table:style-name="ce18" office:value-type="float" office:value="0.990869789356756" calcext:value-type="float">
            <text:p>0,99</text:p>
          </table:table-cell>
          <table:table-cell table:style-name="ce18" office:value-type="float" office:value="0.980737085495712" calcext:value-type="float">
            <text:p>0,98</text:p>
          </table:table-cell>
          <table:table-cell table:style-name="ce18" office:value-type="float" office:value="1.07765245020855" calcext:value-type="float">
            <text:p>1,08</text:p>
          </table:table-cell>
          <table:table-cell table:style-name="ce18" office:value-type="float" office:value="0.765848084587871" calcext:value-type="float">
            <text:p>0,77</text:p>
          </table:table-cell>
          <table:table-cell table:style-name="ce18" table:formula="of:=[jalowyzobciazeniem.E6]" office:value-type="float" office:value="1415.83835430169" calcext:value-type="float">
            <text:p>1415,84</text:p>
          </table:table-cell>
        </table:table-row>
        <table:table-row table:style-name="ro1">
          <table:table-cell table:number-columns-repeated="17"/>
          <table:table-cell table:style-name="ce18" office:value-type="float" office:value="0.99618012750018" calcext:value-type="float">
            <text:p>1,00</text:p>
          </table:table-cell>
          <table:table-cell table:style-name="ce18" office:value-type="float" office:value="0.778695876410033" calcext:value-type="float">
            <text:p>0,78</text:p>
          </table:table-cell>
          <table:table-cell table:style-name="ce18" office:value-type="float" office:value="0.723092060075392" calcext:value-type="float">
            <text:p>0,72</text:p>
          </table:table-cell>
          <table:table-cell table:style-name="ce18" office:value-type="float" office:value="0.643755480297857" calcext:value-type="float">
            <text:p>0,64</text:p>
          </table:table-cell>
          <table:table-cell table:style-name="ce18" table:formula="of:=[jalowyzobciazeniem.E7]" office:value-type="float" office:value="1442.37553241977" calcext:value-type="float">
            <text:p>1442,38</text:p>
          </table:table-cell>
        </table:table-row>
        <table:table-row table:style-name="ro1">
          <table:table-cell table:number-columns-repeated="17"/>
          <table:table-cell table:style-name="ce18" office:value-type="float" office:value="1.00147739761418" calcext:value-type="float">
            <text:p>1,00</text:p>
          </table:table-cell>
          <table:table-cell table:style-name="ce18" office:value-type="float" office:value="0.633146249978731" calcext:value-type="float">
            <text:p>0,63</text:p>
          </table:table-cell>
          <table:table-cell table:style-name="ce18" office:value-type="float" office:value="0.414119825961965" calcext:value-type="float">
            <text:p>0,41</text:p>
          </table:table-cell>
          <table:table-cell table:style-name="ce18" office:value-type="float" office:value="0.451038824773159" calcext:value-type="float">
            <text:p>0,45</text:p>
          </table:table-cell>
          <table:table-cell table:style-name="ce18" table:formula="of:=[jalowyzobciazeniem.E8]" office:value-type="float" office:value="1461.492802501" calcext:value-type="float">
            <text:p>1461,49</text:p>
          </table:table-cell>
        </table:table-row>
        <table:table-row table:style-name="ro1">
          <table:table-cell table:number-columns-repeated="17"/>
          <table:table-cell table:style-name="ce18" office:value-type="float" office:value="1.00323299083205" calcext:value-type="float">
            <text:p>1,00</text:p>
          </table:table-cell>
          <table:table-cell table:style-name="ce18" office:value-type="float" office:value="0.58574550204008" calcext:value-type="float">
            <text:p>0,59</text:p>
          </table:table-cell>
          <table:table-cell table:style-name="ce18" office:value-type="float" office:value="0.105580185519383" calcext:value-type="float">
            <text:p>0,11</text:p>
          </table:table-cell>
          <table:table-cell table:style-name="ce18" office:value-type="float" office:value="0.124080846709853" calcext:value-type="float">
            <text:p>0,12</text:p>
          </table:table-cell>
          <table:table-cell table:style-name="ce18" table:formula="of:=[jalowyzobciazeniem.E9]" office:value-type="float" office:value="1467.71867145452" calcext:value-type="float">
            <text:p>1467,72</text:p>
          </table:table-cell>
        </table:table-row>
        <table:table-row table:style-name="ro1">
          <table:table-cell table:number-columns-repeated="17"/>
          <table:table-cell table:style-name="ce18" office:value-type="float" office:value="1.00413644086614" calcext:value-type="float">
            <text:p>1,00</text:p>
          </table:table-cell>
          <table:table-cell table:style-name="ce18" office:value-type="float" office:value="0.584750403007404" calcext:value-type="float">
            <text:p>0,58</text:p>
          </table:table-cell>
          <table:table-cell table:style-name="ce18" office:value-type="float" office:value="0.102701891164665" calcext:value-type="float">
            <text:p>0,10</text:p>
          </table:table-cell>
          <table:table-cell table:style-name="ce18" office:value-type="float" office:value="0.120794810820405" calcext:value-type="float">
            <text:p>0,12</text:p>
          </table:table-cell>
          <table:table-cell table:style-name="ce18" table:formula="of:=[jalowyzobciazeniem.E10]" office:value-type="float" office:value="1467.84937310887" calcext:value-type="float">
            <text:p>1467,85</text:p>
          </table:table-cell>
        </table:table-row>
        <table:table-row table:style-name="ro1">
          <table:table-cell table:number-columns-repeated="17"/>
          <table:table-cell table:style-name="ce18" office:value-type="float" office:value="1.00456764653187" calcext:value-type="float">
            <text:p>1,00</text:p>
          </table:table-cell>
          <table:table-cell table:style-name="ce18" office:value-type="float" office:value="0.580813789322746" calcext:value-type="float">
            <text:p>0,58</text:p>
          </table:table-cell>
          <table:table-cell table:style-name="ce18" office:value-type="float" office:value="0.185605399017102" calcext:value-type="float">
            <text:p>0,19</text:p>
          </table:table-cell>
          <table:table-cell table:style-name="ce18" office:value-type="float" office:value="0.219688637178852" calcext:value-type="float">
            <text:p>0,22</text:p>
          </table:table-cell>
          <table:table-cell table:style-name="ce18" table:formula="of:=[jalowyzobciazeniem.E11]" office:value-type="float" office:value="1468.36642910455" calcext:value-type="float">
            <text:p>1468,37</text:p>
          </table:table-cell>
        </table:table-row>
        <table:table-row table:style-name="ro1">
          <table:table-cell table:number-columns-repeated="17"/>
          <table:table-cell table:style-name="ce18" office:value-type="float" office:value="1.00556979487146" calcext:value-type="float">
            <text:p>1,01</text:p>
          </table:table-cell>
          <table:table-cell table:style-name="ce18" office:value-type="float" office:value="0.572044819528302" calcext:value-type="float">
            <text:p>0,57</text:p>
          </table:table-cell>
          <table:table-cell table:style-name="ce18" office:value-type="float" office:value="0.108694741747629" calcext:value-type="float">
            <text:p>0,11</text:p>
          </table:table-cell>
          <table:table-cell table:style-name="ce18" office:value-type="float" office:value="0.130496647198334" calcext:value-type="float">
            <text:p>0,13</text:p>
          </table:table-cell>
          <table:table-cell table:style-name="ce18" table:formula="of:=[jalowyzobciazeniem.E12]" office:value-type="float" office:value="1469.51819271951" calcext:value-type="float">
            <text:p>1469,52</text:p>
          </table:table-cell>
        </table:table-row>
        <table:table-row table:style-name="ro1">
          <table:table-cell table:number-columns-repeated="17"/>
          <table:table-cell table:style-name="ce18" office:value-type="float" office:value="1.00571310032261" calcext:value-type="float">
            <text:p>1,01</text:p>
          </table:table-cell>
          <table:table-cell table:style-name="ce18" office:value-type="float" office:value="0.577204425964212" calcext:value-type="float">
            <text:p>0,58</text:p>
          </table:table-cell>
          <table:table-cell table:style-name="ce18" office:value-type="float" office:value="0.107523500868755" calcext:value-type="float">
            <text:p>0,11</text:p>
          </table:table-cell>
          <table:table-cell table:style-name="ce18" office:value-type="float" office:value="0.12791831544661" calcext:value-type="float">
            <text:p>0,13</text:p>
          </table:table-cell>
          <table:table-cell table:style-name="ce18" table:formula="of:=[jalowyzobciazeniem.E13]" office:value-type="float" office:value="1468.84050228384" calcext:value-type="float">
            <text:p>1468,84</text:p>
          </table:table-cell>
        </table:table-row>
        <table:table-row table:style-name="ro2" table:number-rows-repeated="4">
          <table:table-cell table:number-columns-repeated="22"/>
        </table:table-row>
        <table:table-row table:style-name="ro1">
          <table:table-cell table:number-columns-repeated="16"/>
          <table:table-cell table:style-name="ce22" office:value-type="string" calcext:value-type="string" table:number-columns-spanned="4" table:number-rows-spanned="1">
            <office:annotation draw:style-name="gr3" draw:text-style-name="P3" svg:width="2.899cm" svg:height="0.991cm" svg:x="45.755cm" svg:y="18.313cm" draw:caption-point-x="-0.61cm" draw:caption-point-y="1.51cm">
              <dc:date>2015-03-21T00:00:00</dc:date>
              <text:p text:style-name="P3">Próba biegu jałowego</text:p>
            </office:annotation>
            <text:p>Dane Pomiarowe</text:p>
          </table:table-cell>
          <table:covered-table-cell table:number-columns-repeated="3" table:style-name="ce18"/>
          <table:table-cell table:number-columns-repeated="2"/>
        </table:table-row>
        <table:table-row table:style-name="ro1">
          <table:table-cell table:number-columns-repeated="16"/>
          <table:table-cell table:style-name="ce18" office:value-type="string" calcext:value-type="string">
            <text:p>U/U_N</text:p>
          </table:table-cell>
          <table:table-cell table:style-name="ce18" office:value-type="string" calcext:value-type="string">
            <text:p>I/I_N</text:p>
          </table:table-cell>
          <table:table-cell table:style-name="ce18" office:value-type="string" calcext:value-type="string">
            <text:p>P/P_N</text:p>
          </table:table-cell>
          <table:table-cell table:style-name="ce18" office:value-type="string" calcext:value-type="string">
            <text:p>Cos v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317311683001717" calcext:value-type="float">
            <text:p>0,32</text:p>
          </table:table-cell>
          <table:table-cell table:style-name="ce18" office:value-type="float" office:value="0.214903706379857" calcext:value-type="float">
            <text:p>0,21</text:p>
          </table:table-cell>
          <table:table-cell table:style-name="ce18" office:value-type="float" office:value="0.0662848060756454" calcext:value-type="float">
            <text:p>0,07</text:p>
          </table:table-cell>
          <table:table-cell table:style-name="ce18" office:value-type="float" office:value="0.671300726183533" calcext:value-type="float">
            <text:p>0,67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365705484660251" calcext:value-type="float">
            <text:p>0,37</text:p>
          </table:table-cell>
          <table:table-cell table:style-name="ce18" office:value-type="float" office:value="0.221017566515846" calcext:value-type="float">
            <text:p>0,22</text:p>
          </table:table-cell>
          <table:table-cell table:style-name="ce18" office:value-type="float" office:value="0.0704573740660634" calcext:value-type="float">
            <text:p>0,07</text:p>
          </table:table-cell>
          <table:table-cell table:style-name="ce18" office:value-type="float" office:value="0.602006640337328" calcext:value-type="float">
            <text:p>0,60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421655001286906" calcext:value-type="float">
            <text:p>0,42</text:p>
          </table:table-cell>
          <table:table-cell table:style-name="ce18" office:value-type="float" office:value="0.226768959449221" calcext:value-type="float">
            <text:p>0,23</text:p>
          </table:table-cell>
          <table:table-cell table:style-name="ce18" office:value-type="float" office:value="0.0714609520735488" calcext:value-type="float">
            <text:p>0,07</text:p>
          </table:table-cell>
          <table:table-cell table:style-name="ce18" office:value-type="float" office:value="0.51613229002214" calcext:value-type="float">
            <text:p>0,52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472609573013487" calcext:value-type="float">
            <text:p>0,47</text:p>
          </table:table-cell>
          <table:table-cell table:style-name="ce18" office:value-type="float" office:value="0.24705412767568" calcext:value-type="float">
            <text:p>0,25</text:p>
          </table:table-cell>
          <table:table-cell table:style-name="ce18" office:value-type="float" office:value="0.0761595470171627" calcext:value-type="float">
            <text:p>0,08</text:p>
          </table:table-cell>
          <table:table-cell table:style-name="ce18" office:value-type="float" office:value="0.450466831605065" calcext:value-type="float">
            <text:p>0,45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527146459258341" calcext:value-type="float">
            <text:p>0,53</text:p>
          </table:table-cell>
          <table:table-cell table:style-name="ce18" office:value-type="float" office:value="0.263637910138451" calcext:value-type="float">
            <text:p>0,26</text:p>
          </table:table-cell>
          <table:table-cell table:style-name="ce18" office:value-type="float" office:value="0.0777441113160279" calcext:value-type="float">
            <text:p>0,08</text:p>
          </table:table-cell>
          <table:table-cell table:style-name="ce18" office:value-type="float" office:value="0.386332678076906" calcext:value-type="float">
            <text:p>0,39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575605826162945" calcext:value-type="float">
            <text:p>0,58</text:p>
          </table:table-cell>
          <table:table-cell table:style-name="ce18" office:value-type="float" office:value="0.285111212257528" calcext:value-type="float">
            <text:p>0,29</text:p>
          </table:table-cell>
          <table:table-cell table:style-name="ce18" office:value-type="float" office:value="0.0811185716919586" calcext:value-type="float">
            <text:p>0,08</text:p>
          </table:table-cell>
          <table:table-cell table:style-name="ce18" office:value-type="float" office:value="0.34136100821853" calcext:value-type="float">
            <text:p>0,34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626044587406862" calcext:value-type="float">
            <text:p>0,63</text:p>
          </table:table-cell>
          <table:table-cell table:style-name="ce18" office:value-type="float" office:value="0.308306312615464" calcext:value-type="float">
            <text:p>0,31</text:p>
          </table:table-cell>
          <table:table-cell table:style-name="ce18" office:value-type="float" office:value="0.0806120577932288" calcext:value-type="float">
            <text:p>0,08</text:p>
          </table:table-cell>
          <table:table-cell table:style-name="ce18" office:value-type="float" office:value="0.288433314476191" calcext:value-type="float">
            <text:p>0,29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684370103585265" calcext:value-type="float">
            <text:p>0,68</text:p>
          </table:table-cell>
          <table:table-cell table:style-name="ce18" office:value-type="float" office:value="0.337243943776797" calcext:value-type="float">
            <text:p>0,34</text:p>
          </table:table-cell>
          <table:table-cell table:style-name="ce18" office:value-type="float" office:value="0.0817780177959544" calcext:value-type="float">
            <text:p>0,08</text:p>
          </table:table-cell>
          <table:table-cell table:style-name="ce18" office:value-type="float" office:value="0.244700291147167" calcext:value-type="float">
            <text:p>0,24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725904668311487" calcext:value-type="float">
            <text:p>0,73</text:p>
          </table:table-cell>
          <table:table-cell table:style-name="ce18" office:value-type="float" office:value="0.359644985733062" calcext:value-type="float">
            <text:p>0,36</text:p>
          </table:table-cell>
          <table:table-cell table:style-name="ce18" office:value-type="float" office:value="0.0895196519770423" calcext:value-type="float">
            <text:p>0,09</text:p>
          </table:table-cell>
          <table:table-cell table:style-name="ce18" office:value-type="float" office:value="0.236808824132517" calcext:value-type="float">
            <text:p>0,24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787988007685295" calcext:value-type="float">
            <text:p>0,79</text:p>
          </table:table-cell>
          <table:table-cell table:style-name="ce18" office:value-type="float" office:value="0.39508028787108" calcext:value-type="float">
            <text:p>0,40</text:p>
          </table:table-cell>
          <table:table-cell table:style-name="ce18" office:value-type="float" office:value="0.0907009952320217" calcext:value-type="float">
            <text:p>0,09</text:p>
          </table:table-cell>
          <table:table-cell table:style-name="ce18" office:value-type="float" office:value="0.201205652874774" calcext:value-type="float">
            <text:p>0,20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843509224141011" calcext:value-type="float">
            <text:p>0,84</text:p>
          </table:table-cell>
          <table:table-cell table:style-name="ce18" office:value-type="float" office:value="0.437760759495041" calcext:value-type="float">
            <text:p>0,44</text:p>
          </table:table-cell>
          <table:table-cell table:style-name="ce18" office:value-type="float" office:value="0.0954893088853082" calcext:value-type="float">
            <text:p>0,10</text:p>
          </table:table-cell>
          <table:table-cell table:style-name="ce18" office:value-type="float" office:value="0.178591662437282" calcext:value-type="float">
            <text:p>0,18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895748673062428" calcext:value-type="float">
            <text:p>0,90</text:p>
          </table:table-cell>
          <table:table-cell table:style-name="ce18" office:value-type="float" office:value="0.471849524053951" calcext:value-type="float">
            <text:p>0,47</text:p>
          </table:table-cell>
          <table:table-cell table:style-name="ce18" office:value-type="float" office:value="0.100287274608912" calcext:value-type="float">
            <text:p>0,10</text:p>
          </table:table-cell>
          <table:table-cell table:style-name="ce18" office:value-type="float" office:value="0.163866142217506" calcext:value-type="float">
            <text:p>0,16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949846506957689" calcext:value-type="float">
            <text:p>0,95</text:p>
          </table:table-cell>
          <table:table-cell table:style-name="ce18" office:value-type="float" office:value="0.521883822951607" calcext:value-type="float">
            <text:p>0,52</text:p>
          </table:table-cell>
          <table:table-cell table:style-name="ce18" office:value-type="float" office:value="0.101793781777371" calcext:value-type="float">
            <text:p>0,10</text:p>
          </table:table-cell>
          <table:table-cell table:style-name="ce18" office:value-type="float" office:value="0.141816603385273" calcext:value-type="float">
            <text:p>0,14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995242678033737" calcext:value-type="float">
            <text:p>1,00</text:p>
          </table:table-cell>
          <table:table-cell table:style-name="ce18" office:value-type="float" office:value="0.570628197128688" calcext:value-type="float">
            <text:p>0,57</text:p>
          </table:table-cell>
          <table:table-cell table:style-name="ce18" office:value-type="float" office:value="0.104606746620943" calcext:value-type="float">
            <text:p>0,10</text:p>
          </table:table-cell>
          <table:table-cell table:style-name="ce18" office:value-type="float" office:value="0.127206871311711" calcext:value-type="float">
            <text:p>0,13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1.0483867055183" calcext:value-type="float">
            <text:p>1,05</text:p>
          </table:table-cell>
          <table:table-cell table:style-name="ce18" office:value-type="float" office:value="0.62858944115417" calcext:value-type="float">
            <text:p>0,63</text:p>
          </table:table-cell>
          <table:table-cell table:style-name="ce18" office:value-type="float" office:value="0.109392652731948" calcext:value-type="float">
            <text:p>0,11</text:p>
          </table:table-cell>
          <table:table-cell table:style-name="ce18" office:value-type="float" office:value="0.11463907217777" calcext:value-type="float">
            <text:p>0,11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1.10888641717947" calcext:value-type="float">
            <text:p>1,11</text:p>
          </table:table-cell>
          <table:table-cell table:style-name="ce18" office:value-type="float" office:value="0.732984763034587" calcext:value-type="float">
            <text:p>0,73</text:p>
          </table:table-cell>
          <table:table-cell table:style-name="ce18" office:value-type="float" office:value="0.114977263919094" calcext:value-type="float">
            <text:p>0,11</text:p>
          </table:table-cell>
          <table:table-cell table:style-name="ce18" office:value-type="float" office:value="0.0976929118029006" calcext:value-type="float">
            <text:p>0,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number-style style:name="N117">
      <number:number number:decimal-places="5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 CE" fo:font-family="'Arial CE'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.00.0000</text:date>, <text:time style:data-style-name="N2" text:time-value="11:06:33.17292703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jalowyzoporempierscieniowy" style:display-name="PageStyle_jalowyzoporempierscieniow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lowyzobciazeniem" style:display-name="PageStyle_jalowyzobciazeni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edra Maszyn Elektrycznych</meta:initial-creator>
    <meta:creation-date>2015-03-16T10:40:28</meta:creation-date>
    <dc:date>2015-03-21T13:56:10.919139630</dc:date>
    <meta:editing-cycles>34</meta:editing-cycles>
    <meta:editing-duration>P12DT2M22S</meta:editing-duration>
    <meta:generator>LibreOffice/4.2.7.2$Linux_X86_64 LibreOffice_project/420m0$Build-2</meta:generator>
    <meta:document-statistic meta:table-count="4" meta:cell-count="698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2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aximum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119cm" svg:height="6.148cm" xlink:href=".." xlink:type="simple" chart:class="chart:scatter" chart:style-name="ch1">
        <chart:title svg:x="3.47cm" svg:y="0.258cm" chart:style-name="ch2">
          <text:p>I=f(Cos v)</text:p>
        </chart:title>
        <chart:subtitle svg:x="3.06cm" svg:y="1.185cm" chart:style-name="ch3">
          <text:p>dane pomiarowe</text:p>
        </chart:subtitle>
        <chart:legend chart:legend-position="end" svg:x="7.669cm" svg:y="2.775cm" style:legend-expansion="high" chart:style-name="ch4"/>
        <chart:plot-area chart:style-name="ch5" table:cell-range-address="jalowyzobciazeniem.D2:jalowyzobciazeniem.D13 jalowyzobciazeniem.I2:jalowyzobciazeniem.I13" chart:data-source-has-labels="row" svg:x="1.193cm" svg:y="2.016cm" svg:width="6.294cm" svg:height="3.029cm">
          <chartooo:coordinate-region svg:x="2.291cm" svg:y="2.215cm" svg:width="4.864cm" svg:height="2.183cm"/>
          <chart:axis chart:dimension="x" chart:name="primary-x" chart:style-name="ch6">
            <chart:title svg:x="3.912cm" svg:y="5.167cm" chart:style-name="ch7">
              <text:p>cos v</text:p>
            </chart:title>
          </chart:axis>
          <chart:axis chart:dimension="y" chart:name="primary-y" chart:style-name="ch8">
            <chart:title svg:x="0.451cm" svg:y="3.627cm" chart:style-name="ch9">
              <text:p>I</text:p>
            </chart:title>
            <chart:grid chart:style-name="ch10" chart:class="major"/>
          </chart:axis>
          <chart:series chart:style-name="ch11" chart:values-cell-range-address="jalowyzobciazeniem.I3:jalowyzobciazeniem.I13" chart:label-cell-address="jalowyzobciazeniem.I2:jalowyzobciazeniem.I2" chart:class="chart:scatter">
            <chart:domain table:cell-range-address="jalowyzobciazeniem.D3:jalowyzobciazeniem.D13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I</text:p>
                <draw:g>
                  <svg:desc>jalowyzobciazeniem.I2:jalowyzobciazeniem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2158273934929">
                <text:p>0.842158273934929</text:p>
                <draw:g>
                  <svg:desc>jalowyzobciazeniem.D3:jalowyzobciazeniem.D13</svg:desc>
                </draw:g>
              </table:table-cell>
              <table:table-cell office:value-type="float" office:value="9.6067392581987">
                <text:p>9.6067392581987</text:p>
                <draw:g>
                  <svg:desc>jalowyzobciazeniem.I3:jalowyzobciazeniem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7375777356508">
                <text:p>0.817375777356508</text:p>
              </table:table-cell>
              <table:table-cell office:value-type="float" office:value="8.06144063270185">
                <text:p>8.06144063270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8785134351615">
                <text:p>0.818785134351615</text:p>
              </table:table-cell>
              <table:table-cell office:value-type="float" office:value="7.99884536579799">
                <text:p>7.99884536579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5848084587871">
                <text:p>0.765848084587871</text:p>
              </table:table-cell>
              <table:table-cell office:value-type="float" office:value="6.4728647642717">
                <text:p>6.4728647642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3755480297857">
                <text:p>0.643755480297857</text:p>
              </table:table-cell>
              <table:table-cell office:value-type="float" office:value="5.13939278430622">
                <text:p>5.13939278430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1038824773159">
                <text:p>0.451038824773159</text:p>
              </table:table-cell>
              <table:table-cell office:value-type="float" office:value="4.17876524985963">
                <text:p>4.17876524985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4080846709853">
                <text:p>0.124080846709853</text:p>
              </table:table-cell>
              <table:table-cell office:value-type="float" office:value="3.86592031346453">
                <text:p>3.86592031346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0794810820405">
                <text:p>0.120794810820405</text:p>
              </table:table-cell>
              <table:table-cell office:value-type="float" office:value="3.85935265984887">
                <text:p>3.85935265984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9688637178852">
                <text:p>0.219688637178852</text:p>
              </table:table-cell>
              <table:table-cell office:value-type="float" office:value="3.83337100953012">
                <text:p>3.83337100953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0496647198334">
                <text:p>0.130496647198334</text:p>
              </table:table-cell>
              <table:table-cell office:value-type="float" office:value="3.77549580888679">
                <text:p>3.77549580888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791831544661">
                <text:p>0.12791831544661</text:p>
              </table:table-cell>
              <table:table-cell office:value-type="float" office:value="3.8095492113638">
                <text:p>3.80954921136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 xlink:href="Pictures/2000000A000000DF000000DF19C059ED.svm" xlink:type="simple" xlink:actuate="onLoad"/>
      </style:chart-properties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x" chart:symbol-width="0.15cm" chart:symbol-height="0.15cm" chart:link-data-style-to-source="true">
        <chart:symbol-image xlink:href="Pictures/2000000A000000DF000000DF19C059ED.svm" xlink:type="simple" xlink:actuate="onLoad"/>
      </style:chart-properties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n_t=f(P2)</text:p>
        </chart:title>
        <chart:subtitle svg:x="3.935cm" svg:y="1.301cm" chart:style-name="ch3">
          <text:p>prędkość obrotowa w funkcji mocy użytecznej</text:p>
        </chart:subtitle>
        <chart:legend chart:legend-position="end" svg:x="14.18cm" svg:y="4.201cm" style:legend-expansion="high" chart:style-name="ch4"/>
        <chart:plot-area chart:style-name="ch5" table:cell-range-address="jalowyzobciazeniem.O3:jalowyzobciazeniem.O13 jalowyzobciazeniem.E2:jalowyzobciazeniem.E13" chart:data-source-has-labels="row" svg:x="1.331cm" svg:y="2.19cm" svg:width="12.529cm" svg:height="5.649cm">
          <chartooo:coordinate-region svg:x="2.323cm" svg:y="2.389cm" svg:width="11.165cm" svg:height="4.803cm"/>
          <chart:axis chart:dimension="x" chart:name="primary-x" chart:style-name="ch6">
            <chart:title svg:x="7.075cm" svg:y="8.019cm" chart:style-name="ch7">
              <text:p>P2 [W]</text:p>
            </chart:title>
          </chart:axis>
          <chart:axis chart:dimension="y" chart:name="primary-y" chart:style-name="ch6">
            <chart:title svg:x="0.451cm" svg:y="5.997cm" chart:style-name="ch8">
              <text:p>n_t  [obr/min]</text:p>
            </chart:title>
            <chart:grid chart:style-name="ch9" chart:class="major"/>
          </chart:axis>
          <chart:series chart:style-name="ch10" chart:values-cell-range-address="jalowyzobciazeniem.E3:jalowyzobciazeniem.E13" chart:label-cell-address="jalowyzobciazeniem.E2:jalowyzobciazeniem.E2" chart:class="chart:scatter">
            <chart:domain table:cell-range-address="jalowyzobciazeniem.O3:jalowyzobciazeniem.O1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O</text:p>
              </table:table-cell>
              <table:table-cell office:value-type="string">
                <text:p>n_t</text:p>
                <draw:g>
                  <svg:desc>jalowyzobciazeniem.E2:jalowyzobciazeniem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62.32403145141">
                <text:p>4262.32403145141</text:p>
                <draw:g>
                  <svg:desc>jalowyzobciazeniem.O3:jalowyzobciazeniem.O13</svg:desc>
                </draw:g>
              </table:table-cell>
              <table:table-cell office:value-type="float" office:value="1353.47170026281">
                <text:p>1353.47170026281</text:p>
                <draw:g>
                  <svg:desc>jalowyzobciazeniem.E3:jalowyzobciazeniem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84.3489958049">
                <text:p>3584.3489958049</text:p>
              </table:table-cell>
              <table:table-cell office:value-type="float" office:value="1384.22440109683">
                <text:p>1384.22440109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67.56882755582">
                <text:p>3567.56882755582</text:p>
              </table:table-cell>
              <table:table-cell office:value-type="float" office:value="1385.47009787347">
                <text:p>1385.47009787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6.81435000929">
                <text:p>2766.81435000929</text:p>
              </table:table-cell>
              <table:table-cell office:value-type="float" office:value="1415.83835430169">
                <text:p>1415.83835430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5.69639916362">
                <text:p>1855.69639916362</text:p>
              </table:table-cell>
              <table:table-cell office:value-type="float" office:value="1442.37553241977">
                <text:p>1442.37553241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3.58348326762">
                <text:p>1013.58348326762</text:p>
              </table:table-cell>
              <table:table-cell office:value-type="float" office:value="1461.492802501">
                <text:p>1461.492802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.790372468381">
                <text:p>125.790372468381</text:p>
              </table:table-cell>
              <table:table-cell office:value-type="float" office:value="1467.71867145452">
                <text:p>1467.71867145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.467062097872">
                <text:p>117.467062097872</text:p>
              </table:table-cell>
              <table:table-cell office:value-type="float" office:value="1467.84937310887">
                <text:p>1467.84937310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.40508890761">
                <text:p>360.40508890761</text:p>
              </table:table-cell>
              <table:table-cell office:value-type="float" office:value="1468.36642910455">
                <text:p>1468.36642910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.280931608103">
                <text:p>137.280931608103</text:p>
              </table:table-cell>
              <table:table-cell office:value-type="float" office:value="1469.51819271951">
                <text:p>1469.51819271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.834171282672">
                <text:p>132.834171282672</text:p>
              </table:table-cell>
              <table:table-cell office:value-type="float" office:value="1468.84050228384">
                <text:p>1468.8405022838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 xlink:href="Pictures/2000000A000000DF000000DF19C059ED.svm" xlink:type="simple" xlink:actuate="onLoad"/>
      </style:chart-properties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x" chart:symbol-width="0.15cm" chart:symbol-height="0.15cm" chart:link-data-style-to-source="true">
        <chart:symbol-image xlink:href="Pictures/2000000A000000DF000000DF19C059ED.svm" xlink:type="simple" xlink:actuate="onLoad"/>
      </style:chart-properties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n_t=f(P2)</text:p>
        </chart:title>
        <chart:subtitle svg:x="3.935cm" svg:y="1.301cm" chart:style-name="ch3">
          <text:p>prędkość obrotowa w funkcji mocy użytecznej</text:p>
        </chart:subtitle>
        <chart:legend chart:legend-position="end" svg:x="14.18cm" svg:y="4.201cm" style:legend-expansion="high" chart:style-name="ch4"/>
        <chart:plot-area chart:style-name="ch5" table:cell-range-address="jalowyzobciazeniem.O3:jalowyzobciazeniem.O13 jalowyzobciazeniem.E2:jalowyzobciazeniem.E13" chart:data-source-has-labels="row" svg:x="1.331cm" svg:y="2.19cm" svg:width="12.529cm" svg:height="5.649cm">
          <chartooo:coordinate-region svg:x="2.323cm" svg:y="2.389cm" svg:width="11.165cm" svg:height="4.803cm"/>
          <chart:axis chart:dimension="x" chart:name="primary-x" chart:style-name="ch6">
            <chart:title svg:x="7.075cm" svg:y="8.019cm" chart:style-name="ch7">
              <text:p>P2 [W]</text:p>
            </chart:title>
          </chart:axis>
          <chart:axis chart:dimension="y" chart:name="primary-y" chart:style-name="ch6">
            <chart:title svg:x="0.451cm" svg:y="5.997cm" chart:style-name="ch8">
              <text:p>n_t  [obr/min]</text:p>
            </chart:title>
            <chart:grid chart:style-name="ch9" chart:class="major"/>
          </chart:axis>
          <chart:series chart:style-name="ch10" chart:values-cell-range-address="jalowyzobciazeniem.E3:jalowyzobciazeniem.E13" chart:label-cell-address="jalowyzobciazeniem.E2:jalowyzobciazeniem.E2" chart:class="chart:scatter">
            <chart:domain table:cell-range-address="jalowyzobciazeniem.O3:jalowyzobciazeniem.O1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O</text:p>
              </table:table-cell>
              <table:table-cell office:value-type="string">
                <text:p>n_t</text:p>
                <draw:g>
                  <svg:desc>jalowyzobciazeniem.E2:jalowyzobciazeniem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62.32403145141">
                <text:p>4262.32403145141</text:p>
                <draw:g>
                  <svg:desc>jalowyzobciazeniem.O3:jalowyzobciazeniem.O13</svg:desc>
                </draw:g>
              </table:table-cell>
              <table:table-cell office:value-type="float" office:value="1353.47170026281">
                <text:p>1353.47170026281</text:p>
                <draw:g>
                  <svg:desc>jalowyzobciazeniem.E3:jalowyzobciazeniem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84.3489958049">
                <text:p>3584.3489958049</text:p>
              </table:table-cell>
              <table:table-cell office:value-type="float" office:value="1384.22440109683">
                <text:p>1384.22440109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67.56882755582">
                <text:p>3567.56882755582</text:p>
              </table:table-cell>
              <table:table-cell office:value-type="float" office:value="1385.47009787347">
                <text:p>1385.47009787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6.81435000929">
                <text:p>2766.81435000929</text:p>
              </table:table-cell>
              <table:table-cell office:value-type="float" office:value="1415.83835430169">
                <text:p>1415.83835430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5.69639916362">
                <text:p>1855.69639916362</text:p>
              </table:table-cell>
              <table:table-cell office:value-type="float" office:value="1442.37553241977">
                <text:p>1442.37553241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3.58348326762">
                <text:p>1013.58348326762</text:p>
              </table:table-cell>
              <table:table-cell office:value-type="float" office:value="1461.492802501">
                <text:p>1461.492802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.790372468381">
                <text:p>125.790372468381</text:p>
              </table:table-cell>
              <table:table-cell office:value-type="float" office:value="1467.71867145452">
                <text:p>1467.71867145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.467062097872">
                <text:p>117.467062097872</text:p>
              </table:table-cell>
              <table:table-cell office:value-type="float" office:value="1467.84937310887">
                <text:p>1467.84937310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.40508890761">
                <text:p>360.40508890761</text:p>
              </table:table-cell>
              <table:table-cell office:value-type="float" office:value="1468.36642910455">
                <text:p>1468.36642910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.280931608103">
                <text:p>137.280931608103</text:p>
              </table:table-cell>
              <table:table-cell office:value-type="float" office:value="1469.51819271951">
                <text:p>1469.51819271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.834171282672">
                <text:p>132.834171282672</text:p>
              </table:table-cell>
              <table:table-cell office:value-type="float" office:value="1468.84050228384">
                <text:p>1468.8405022838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 xlink:href="Pictures/2000000A000000DF000000DF19C059ED.svm" xlink:type="simple" xlink:actuate="onLoad"/>
      </style:chart-properties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x" chart:symbol-width="0.15cm" chart:symbol-height="0.15cm" chart:link-data-style-to-source="true">
        <chart:symbol-image xlink:href="Pictures/2000000A000000DF000000DF19C059ED.svm" xlink:type="simple" xlink:actuate="onLoad"/>
      </style:chart-properties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6cm" svg:y="0.316cm" chart:style-name="ch2">
          <text:p>cos(fi)=f(P2)</text:p>
        </chart:title>
        <chart:subtitle svg:x="3.868cm" svg:y="1.301cm" chart:style-name="ch3">
          <text:p>współczynnik mocy w funkcji mocy użytecznej</text:p>
        </chart:subtitle>
        <chart:legend chart:legend-position="end" svg:x="13.756cm" svg:y="4.201cm" style:legend-expansion="high" chart:style-name="ch4"/>
        <chart:plot-area chart:style-name="ch5" table:cell-range-address="jalowyzobciazeniem.O3:jalowyzobciazeniem.O13 jalowyzobciazeniem.D2:jalowyzobciazeniem.D13" chart:data-source-has-labels="row" svg:x="1.331cm" svg:y="2.19cm" svg:width="12.105cm" svg:height="5.649cm">
          <chartooo:coordinate-region svg:x="1.767cm" svg:y="2.389cm" svg:width="11.297cm" svg:height="4.803cm"/>
          <chart:axis chart:dimension="x" chart:name="primary-x" chart:style-name="ch6">
            <chart:title svg:x="6.863cm" svg:y="8.019cm" chart:style-name="ch7">
              <text:p>P2 [W]</text:p>
            </chart:title>
          </chart:axis>
          <chart:axis chart:dimension="y" chart:name="primary-y" chart:style-name="ch6">
            <chart:title svg:x="0.451cm" svg:y="5.442cm" chart:style-name="ch8">
              <text:p>cos fi</text:p>
            </chart:title>
            <chart:grid chart:style-name="ch9" chart:class="major"/>
          </chart:axis>
          <chart:series chart:style-name="ch10" chart:values-cell-range-address="jalowyzobciazeniem.D3:jalowyzobciazeniem.D13" chart:label-cell-address="jalowyzobciazeniem.D2:jalowyzobciazeniem.D2" chart:class="chart:scatter">
            <chart:domain table:cell-range-address="jalowyzobciazeniem.O3:jalowyzobciazeniem.O1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O</text:p>
              </table:table-cell>
              <table:table-cell office:value-type="string">
                <text:p>Cos v</text:p>
                <draw:g>
                  <svg:desc>jalowyzobciazeniem.D2:jalowyzobciazeniem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62.32403145141">
                <text:p>4262.32403145141</text:p>
                <draw:g>
                  <svg:desc>jalowyzobciazeniem.O3:jalowyzobciazeniem.O13</svg:desc>
                </draw:g>
              </table:table-cell>
              <table:table-cell office:value-type="float" office:value="0.842158273934929">
                <text:p>0.842158273934929</text:p>
                <draw:g>
                  <svg:desc>jalowyzobciazeniem.D3:jalowyzobciazeniem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84.3489958049">
                <text:p>3584.3489958049</text:p>
              </table:table-cell>
              <table:table-cell office:value-type="float" office:value="0.817375777356508">
                <text:p>0.817375777356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67.56882755582">
                <text:p>3567.56882755582</text:p>
              </table:table-cell>
              <table:table-cell office:value-type="float" office:value="0.818785134351615">
                <text:p>0.818785134351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6.81435000929">
                <text:p>2766.81435000929</text:p>
              </table:table-cell>
              <table:table-cell office:value-type="float" office:value="0.765848084587871">
                <text:p>0.765848084587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5.69639916362">
                <text:p>1855.69639916362</text:p>
              </table:table-cell>
              <table:table-cell office:value-type="float" office:value="0.643755480297857">
                <text:p>0.643755480297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3.58348326762">
                <text:p>1013.58348326762</text:p>
              </table:table-cell>
              <table:table-cell office:value-type="float" office:value="0.451038824773159">
                <text:p>0.451038824773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.790372468381">
                <text:p>125.790372468381</text:p>
              </table:table-cell>
              <table:table-cell office:value-type="float" office:value="0.124080846709853">
                <text:p>0.124080846709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.467062097872">
                <text:p>117.467062097872</text:p>
              </table:table-cell>
              <table:table-cell office:value-type="float" office:value="0.120794810820405">
                <text:p>0.1207948108204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.40508890761">
                <text:p>360.40508890761</text:p>
              </table:table-cell>
              <table:table-cell office:value-type="float" office:value="0.219688637178852">
                <text:p>0.219688637178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.280931608103">
                <text:p>137.280931608103</text:p>
              </table:table-cell>
              <table:table-cell office:value-type="float" office:value="0.130496647198334">
                <text:p>0.130496647198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.834171282672">
                <text:p>132.834171282672</text:p>
              </table:table-cell>
              <table:table-cell office:value-type="float" office:value="0.12791831544661">
                <text:p>0.1279183154466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 xlink:href="Pictures/2000000A000000DF000000DF19C059ED.svm" xlink:type="simple" xlink:actuate="onLoad"/>
      </style:chart-properties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8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x" chart:symbol-width="0.15cm" chart:symbol-height="0.15cm" chart:link-data-style-to-source="true">
        <chart:symbol-image xlink:href="Pictures/2000000A000000DF000000DF19C059ED.svm" xlink:type="simple" xlink:actuate="onLoad"/>
      </style:chart-properties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6cm" svg:y="0.316cm" chart:style-name="ch2">
          <text:p>cos(fi)=f(P2)</text:p>
        </chart:title>
        <chart:subtitle svg:x="3.868cm" svg:y="1.301cm" chart:style-name="ch3">
          <text:p>współczynnik mocy w funkcji mocy użytecznej</text:p>
        </chart:subtitle>
        <chart:legend chart:legend-position="end" svg:x="13.756cm" svg:y="4.201cm" style:legend-expansion="high" chart:style-name="ch4"/>
        <chart:plot-area chart:style-name="ch5" table:cell-range-address="jalowyzobciazeniem.O3:jalowyzobciazeniem.O13 jalowyzobciazeniem.D2:jalowyzobciazeniem.D13" chart:data-source-has-labels="row" svg:x="1.331cm" svg:y="2.19cm" svg:width="12.105cm" svg:height="5.649cm">
          <chartooo:coordinate-region svg:x="2.058cm" svg:y="2.389cm" svg:width="11.006cm" svg:height="4.803cm"/>
          <chart:axis chart:dimension="x" chart:name="primary-x" chart:style-name="ch6">
            <chart:title svg:x="6.863cm" svg:y="8.019cm" chart:style-name="ch7">
              <text:p>P2 [W]</text:p>
            </chart:title>
          </chart:axis>
          <chart:axis chart:dimension="y" chart:name="primary-y" chart:style-name="ch8">
            <chart:title svg:x="0.451cm" svg:y="5.442cm" chart:style-name="ch9">
              <text:p>cos fi</text:p>
            </chart:title>
            <chart:grid chart:style-name="ch10" chart:class="major"/>
          </chart:axis>
          <chart:series chart:style-name="ch11" chart:values-cell-range-address="jalowyzobciazeniem.D3:jalowyzobciazeniem.D13" chart:label-cell-address="jalowyzobciazeniem.D2:jalowyzobciazeniem.D2" chart:class="chart:scatter">
            <chart:domain table:cell-range-address="jalowyzobciazeniem.O3:jalowyzobciazeniem.O13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O</text:p>
              </table:table-cell>
              <table:table-cell office:value-type="string">
                <text:p>Cos v</text:p>
                <draw:g>
                  <svg:desc>jalowyzobciazeniem.D2:jalowyzobciazeniem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62.32403145141">
                <text:p>4262.32403145141</text:p>
                <draw:g>
                  <svg:desc>jalowyzobciazeniem.O3:jalowyzobciazeniem.O13</svg:desc>
                </draw:g>
              </table:table-cell>
              <table:table-cell office:value-type="float" office:value="0.842158273934929">
                <text:p>0.842158273934929</text:p>
                <draw:g>
                  <svg:desc>jalowyzobciazeniem.D3:jalowyzobciazeniem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84.3489958049">
                <text:p>3584.3489958049</text:p>
              </table:table-cell>
              <table:table-cell office:value-type="float" office:value="0.817375777356508">
                <text:p>0.817375777356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67.56882755582">
                <text:p>3567.56882755582</text:p>
              </table:table-cell>
              <table:table-cell office:value-type="float" office:value="0.818785134351615">
                <text:p>0.818785134351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6.81435000929">
                <text:p>2766.81435000929</text:p>
              </table:table-cell>
              <table:table-cell office:value-type="float" office:value="0.765848084587871">
                <text:p>0.765848084587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5.69639916362">
                <text:p>1855.69639916362</text:p>
              </table:table-cell>
              <table:table-cell office:value-type="float" office:value="0.643755480297857">
                <text:p>0.643755480297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3.58348326762">
                <text:p>1013.58348326762</text:p>
              </table:table-cell>
              <table:table-cell office:value-type="float" office:value="0.451038824773159">
                <text:p>0.451038824773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.790372468381">
                <text:p>125.790372468381</text:p>
              </table:table-cell>
              <table:table-cell office:value-type="float" office:value="0.124080846709853">
                <text:p>0.124080846709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.467062097872">
                <text:p>117.467062097872</text:p>
              </table:table-cell>
              <table:table-cell office:value-type="float" office:value="0.120794810820405">
                <text:p>0.1207948108204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.40508890761">
                <text:p>360.40508890761</text:p>
              </table:table-cell>
              <table:table-cell office:value-type="float" office:value="0.219688637178852">
                <text:p>0.219688637178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.280931608103">
                <text:p>137.280931608103</text:p>
              </table:table-cell>
              <table:table-cell office:value-type="float" office:value="0.130496647198334">
                <text:p>0.130496647198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.834171282672">
                <text:p>132.834171282672</text:p>
              </table:table-cell>
              <table:table-cell office:value-type="float" office:value="0.12791831544661">
                <text:p>0.1279183154466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Krzywa regresji" loext:regression-max-degree="2" loext:regression-period="2" loext:regression-extrapolate-forward="0" loext:regression-extrapolate-backward="20000" loext:regression-force-intercept="false" loext:regression-intercept-value="0" chart:regression-type="linear"/>
      <style:graphic-properties svg:stroke-color="#004586"/>
    </style:style>
    <style:style style:name="ch12" style:family="chart" style:data-style-name="N117"/>
    <style:style style:name="ch13" style:family="chart" style:data-style-name="N2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6cm" svg:height="9.576cm" xlink:href=".." xlink:type="simple" chart:class="chart:scatter" chart:style-name="ch1">
        <chart:title svg:x="5.394cm" svg:y="0.327cm" chart:style-name="ch2">
          <text:p>Charakterystyka mocy od U^2</text:p>
        </chart:title>
        <chart:subtitle svg:x="6.293cm" svg:y="1.323cm" chart:style-name="ch3">
          <text:p>dla próby biegu jałowego</text:p>
        </chart:subtitle>
        <chart:legend chart:legend-position="end" svg:x="13.261cm" svg:y="3.742cm" style:legend-expansion="high" chart:style-name="ch4"/>
        <chart:plot-area chart:style-name="ch5" table:cell-range-address="jalowyzoporempierscieniowy.E2:jalowyzoporempierscieniowy.E18 jalowyzoporempierscieniowy.K2:jalowyzoporempierscieniowy.M18" chart:data-source-has-labels="row" svg:x="1.488cm" svg:y="2.342cm" svg:width="12.007cm" svg:height="6.346cm">
          <chartooo:coordinate-region svg:x="2.771cm" svg:y="2.542cm" svg:width="9.928cm" svg:height="5.499cm"/>
          <chart:axis chart:dimension="x" chart:name="primary-x" chart:style-name="ch6">
            <chart:title svg:x="6.918cm" svg:y="8.879cm" chart:style-name="ch7">
              <text:p>U^2 [V]</text:p>
            </chart:title>
          </chart:axis>
          <chart:axis chart:dimension="y" chart:name="primary-y" chart:style-name="ch6">
            <chart:title svg:x="0.589cm" svg:y="5.929cm" chart:style-name="ch8">
              <text:p>P [W]</text:p>
            </chart:title>
            <chart:grid chart:style-name="ch9" chart:class="major"/>
          </chart:axis>
          <chart:series chart:style-name="ch10" chart:values-cell-range-address="jalowyzoporempierscieniowy.K3:jalowyzoporempierscieniowy.K18" chart:label-cell-address="jalowyzoporempierscieniowy.K2:jalowyzoporempierscieniowy.K2" chart:class="chart:scatter">
            <chart:domain table:cell-range-address="jalowyzoporempierscieniowy.E3:jalowyzoporempierscieniowy.E18"/>
            <chart:regression-curve chart:style-name="ch11">
              <chart:equation chart:display-equation="true" chart:display-r-square="false" chart:style-name="ch12"/>
            </chart:regression-curve>
            <chart:data-point chart:repeated="16"/>
          </chart:series>
          <chart:series chart:style-name="ch13" chart:values-cell-range-address="jalowyzoporempierscieniowy.L3:jalowyzoporempierscieniowy.L18" chart:label-cell-address="jalowyzoporempierscieniowy.L2:jalowyzoporempierscieniowy.L2" chart:class="chart:scatter">
            <chart:data-point chart:repeated="16"/>
          </chart:series>
          <chart:series chart:style-name="ch14" chart:values-cell-range-address="jalowyzoporempierscieniowy.M3:jalowyzoporempierscieniowy.M18" chart:label-cell-address="jalowyzoporempierscieniowy.M2:jalowyzoporempierscieniowy.M2" chart:class="chart:scatter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P-P_Cu</text:p>
                <draw:g>
                  <svg:desc>jalowyzoporempierscieniowy.K2:jalowyzoporempierscieniowy.K2</svg:desc>
                </draw:g>
              </table:table-cell>
              <table:table-cell office:value-type="string">
                <text:p>Pm</text:p>
                <draw:g>
                  <svg:desc>jalowyzoporempierscieniowy.L2:jalowyzoporempierscieniowy.L2</svg:desc>
                </draw:g>
              </table:table-cell>
              <table:table-cell office:value-type="string">
                <text:p>3*Pm</text:p>
                <draw:g>
                  <svg:desc>jalowyzoporempierscieniowy.M2:jalowyzoporempierscieniowy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539.1600820588">
                <text:p>14539.1600820588</text:p>
                <draw:g>
                  <svg:desc>jalowyzoporempierscieniowy.E3:jalowyzoporempierscieniowy.E18</svg:desc>
                </draw:g>
              </table:table-cell>
              <table:table-cell office:value-type="float" office:value="191.612090336411">
                <text:p>191.612090336411</text:p>
                <draw:g>
                  <svg:desc>jalowyzoporempierscieniowy.K3:jalowyzoporempierscieniowy.K18</svg:desc>
                </draw:g>
              </table:table-cell>
              <table:table-cell office:value-type="float" office:value="67.3333333333333">
                <text:p>67.3333333333333</text:p>
                <draw:g>
                  <svg:desc>jalowyzoporempierscieniowy.L3:jalowyzoporempierscieniowy.L18</svg:desc>
                </draw:g>
              </table:table-cell>
              <table:table-cell office:value-type="float" office:value="202">
                <text:p>202</text:p>
                <draw:g>
                  <svg:desc>jalowyzoporempierscieniowy.M3:jalowyzoporempierscieniowy.M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12.1284181291">
                <text:p>19312.1284181291</text:p>
              </table:table-cell>
              <table:table-cell office:value-type="float" office:value="203.711854311648">
                <text:p>203.711854311648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73.3005519216">
                <text:p>25673.3005519216</text:p>
              </table:table-cell>
              <table:table-cell office:value-type="float" office:value="206.318724994025">
                <text:p>206.318724994025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253.1563479762">
                <text:p>32253.1563479762</text:p>
              </table:table-cell>
              <table:table-cell office:value-type="float" office:value="218.907260133767">
                <text:p>218.907260133767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26.3614450427">
                <text:p>40126.3614450427</text:p>
              </table:table-cell>
              <table:table-cell office:value-type="float" office:value="222.332846075493">
                <text:p>222.332846075493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842.9064910777">
                <text:p>47842.9064910777</text:p>
              </table:table-cell>
              <table:table-cell office:value-type="float" office:value="230.608392815365">
                <text:p>230.608392815365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594.9555908542">
                <text:p>56594.9555908542</text:p>
              </table:table-cell>
              <table:table-cell office:value-type="float" office:value="226.930376255076">
                <text:p>226.930376255076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631.5361455807">
                <text:p>67631.5361455807</text:p>
              </table:table-cell>
              <table:table-cell office:value-type="float" office:value="227.498824362326">
                <text:p>227.498824362326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089.7876315936">
                <text:p>76089.7876315936</text:p>
              </table:table-cell>
              <table:table-cell office:value-type="float" office:value="248.275666347247">
                <text:p>248.275666347247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661.5844769434">
                <text:p>89661.5844769434</text:p>
              </table:table-cell>
              <table:table-cell office:value-type="float" office:value="247.625821851202">
                <text:p>247.625821851202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741.727938864">
                <text:p>102741.727938864</text:p>
              </table:table-cell>
              <table:table-cell office:value-type="float" office:value="256.416573639787">
                <text:p>256.416573639787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861.604956324">
                <text:p>115861.604956324</text:p>
              </table:table-cell>
              <table:table-cell office:value-type="float" office:value="265.948000133892">
                <text:p>265.948000133892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278.891050992">
                <text:p>130278.891050992</text:p>
              </table:table-cell>
              <table:table-cell office:value-type="float" office:value="262.670512302052">
                <text:p>262.670512302052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029.353493158">
                <text:p>143029.353493158</text:p>
              </table:table-cell>
              <table:table-cell office:value-type="float" office:value="262.758356626812">
                <text:p>262.758356626812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8712.160414005">
                <text:p>158712.160414005</text:p>
              </table:table-cell>
              <table:table-cell office:value-type="float" office:value="266.216085509691">
                <text:p>266.216085509691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558.44004802">
                <text:p>177558.44004802</text:p>
              </table:table-cell>
              <table:table-cell office:value-type="float" office:value="260.679782757228">
                <text:p>260.679782757228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117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Krzywa regresji" loext:regression-max-degree="2" loext:regression-period="2" loext:regression-extrapolate-forward="0" loext:regression-extrapolate-backward="20000" loext:regression-force-intercept="false" loext:regression-intercept-value="0" chart:regression-type="linear"/>
      <style:graphic-properties svg:stroke-color="#004586"/>
    </style:style>
    <style:style style:name="ch12" style:family="chart" style:data-style-name="N117"/>
    <style:style style:name="ch13" style:family="chart" style:data-style-name="N2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color="#c5000b" draw:fill-color="#c5000b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6cm" svg:height="9.576cm" xlink:href=".." xlink:type="simple" chart:class="chart:scatter" chart:style-name="ch1">
        <chart:title svg:x="5.394cm" svg:y="0.327cm" chart:style-name="ch2">
          <text:p>Charakterystyka mocy od U^2</text:p>
        </chart:title>
        <chart:subtitle svg:x="6.293cm" svg:y="1.323cm" chart:style-name="ch3">
          <text:p>dla próby biegu jałowego</text:p>
        </chart:subtitle>
        <chart:legend chart:legend-position="end" svg:x="13.261cm" svg:y="3.742cm" style:legend-expansion="high" chart:style-name="ch4"/>
        <chart:plot-area chart:style-name="ch5" table:cell-range-address="jalowyzoporempierscieniowy.E3:jalowyzoporempierscieniowy.E18 jalowyzoporempierscieniowy.K2:jalowyzoporempierscieniowy.M18" chart:data-source-has-labels="row" svg:x="1.964cm" svg:y="2.342cm" svg:width="11.292cm" svg:height="6.346cm">
          <chartooo:coordinate-region svg:x="2.771cm" svg:y="2.542cm" svg:width="9.928cm" svg:height="5.499cm"/>
          <chart:axis chart:dimension="x" chart:name="primary-x" chart:style-name="ch6">
            <chart:title svg:x="7.037cm" svg:y="8.879cm" chart:style-name="ch7">
              <text:p>U^2 [V]</text:p>
            </chart:title>
          </chart:axis>
          <chart:axis chart:dimension="y" chart:name="primary-y" chart:style-name="ch6">
            <chart:title svg:x="1.065cm" svg:y="5.929cm" chart:style-name="ch8">
              <text:p>P [W]</text:p>
            </chart:title>
            <chart:grid chart:style-name="ch9" chart:class="major"/>
          </chart:axis>
          <chart:series chart:style-name="ch10" chart:values-cell-range-address="jalowyzoporempierscieniowy.K3:jalowyzoporempierscieniowy.K18" chart:label-cell-address="jalowyzoporempierscieniowy.K2:jalowyzoporempierscieniowy.K2" chart:class="chart:scatter">
            <chart:domain table:cell-range-address="jalowyzoporempierscieniowy.E3:jalowyzoporempierscieniowy.E18"/>
            <chart:regression-curve chart:style-name="ch11">
              <chart:equation chart:display-equation="true" chart:display-r-square="false" chart:style-name="ch12"/>
            </chart:regression-curve>
            <chart:data-point chart:repeated="16"/>
          </chart:series>
          <chart:series chart:style-name="ch13" chart:values-cell-range-address="jalowyzoporempierscieniowy.L3:jalowyzoporempierscieniowy.L18" chart:label-cell-address="jalowyzoporempierscieniowy.L2:jalowyzoporempierscieniowy.L2" chart:class="chart:scatter">
            <chart:data-point chart:repeated="16"/>
          </chart:series>
          <chart:series chart:style-name="ch14" chart:values-cell-range-address="jalowyzoporempierscieniowy.M3:jalowyzoporempierscieniowy.M18" chart:label-cell-address="jalowyzoporempierscieniowy.M2:jalowyzoporempierscieniowy.M2" chart:class="chart:scatter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P-P_Cu</text:p>
                <draw:g>
                  <svg:desc>jalowyzoporempierscieniowy.K2:jalowyzoporempierscieniowy.K2</svg:desc>
                </draw:g>
              </table:table-cell>
              <table:table-cell office:value-type="string">
                <text:p>Pm</text:p>
                <draw:g>
                  <svg:desc>jalowyzoporempierscieniowy.L2:jalowyzoporempierscieniowy.L2</svg:desc>
                </draw:g>
              </table:table-cell>
              <table:table-cell office:value-type="string">
                <text:p>3*Pm</text:p>
                <draw:g>
                  <svg:desc>jalowyzoporempierscieniowy.M2:jalowyzoporempierscieniowy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539.1600820588">
                <text:p>14539.1600820588</text:p>
                <draw:g>
                  <svg:desc>jalowyzoporempierscieniowy.E3:jalowyzoporempierscieniowy.E18</svg:desc>
                </draw:g>
              </table:table-cell>
              <table:table-cell office:value-type="float" office:value="191.612090336411">
                <text:p>191.612090336411</text:p>
                <draw:g>
                  <svg:desc>jalowyzoporempierscieniowy.K3:jalowyzoporempierscieniowy.K18</svg:desc>
                </draw:g>
              </table:table-cell>
              <table:table-cell office:value-type="float" office:value="67.3333333333333">
                <text:p>67.3333333333333</text:p>
                <draw:g>
                  <svg:desc>jalowyzoporempierscieniowy.L3:jalowyzoporempierscieniowy.L18</svg:desc>
                </draw:g>
              </table:table-cell>
              <table:table-cell office:value-type="float" office:value="202">
                <text:p>202</text:p>
                <draw:g>
                  <svg:desc>jalowyzoporempierscieniowy.M3:jalowyzoporempierscieniowy.M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12.1284181291">
                <text:p>19312.1284181291</text:p>
              </table:table-cell>
              <table:table-cell office:value-type="float" office:value="203.711854311648">
                <text:p>203.711854311648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73.3005519216">
                <text:p>25673.3005519216</text:p>
              </table:table-cell>
              <table:table-cell office:value-type="float" office:value="206.318724994025">
                <text:p>206.318724994025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253.1563479762">
                <text:p>32253.1563479762</text:p>
              </table:table-cell>
              <table:table-cell office:value-type="float" office:value="218.907260133767">
                <text:p>218.907260133767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26.3614450427">
                <text:p>40126.3614450427</text:p>
              </table:table-cell>
              <table:table-cell office:value-type="float" office:value="222.332846075493">
                <text:p>222.332846075493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842.9064910777">
                <text:p>47842.9064910777</text:p>
              </table:table-cell>
              <table:table-cell office:value-type="float" office:value="230.608392815365">
                <text:p>230.608392815365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594.9555908542">
                <text:p>56594.9555908542</text:p>
              </table:table-cell>
              <table:table-cell office:value-type="float" office:value="226.930376255076">
                <text:p>226.930376255076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631.5361455807">
                <text:p>67631.5361455807</text:p>
              </table:table-cell>
              <table:table-cell office:value-type="float" office:value="227.498824362326">
                <text:p>227.498824362326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089.7876315936">
                <text:p>76089.7876315936</text:p>
              </table:table-cell>
              <table:table-cell office:value-type="float" office:value="248.275666347247">
                <text:p>248.275666347247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661.5844769434">
                <text:p>89661.5844769434</text:p>
              </table:table-cell>
              <table:table-cell office:value-type="float" office:value="247.625821851202">
                <text:p>247.625821851202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741.727938864">
                <text:p>102741.727938864</text:p>
              </table:table-cell>
              <table:table-cell office:value-type="float" office:value="256.416573639787">
                <text:p>256.416573639787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861.604956324">
                <text:p>115861.604956324</text:p>
              </table:table-cell>
              <table:table-cell office:value-type="float" office:value="265.948000133892">
                <text:p>265.948000133892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278.891050992">
                <text:p>130278.891050992</text:p>
              </table:table-cell>
              <table:table-cell office:value-type="float" office:value="262.670512302052">
                <text:p>262.670512302052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029.353493158">
                <text:p>143029.353493158</text:p>
              </table:table-cell>
              <table:table-cell office:value-type="float" office:value="262.758356626812">
                <text:p>262.758356626812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8712.160414005">
                <text:p>158712.160414005</text:p>
              </table:table-cell>
              <table:table-cell office:value-type="float" office:value="266.216085509691">
                <text:p>266.216085509691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558.44004802">
                <text:p>177558.44004802</text:p>
              </table:table-cell>
              <table:table-cell office:value-type="float" office:value="260.679782757228">
                <text:p>260.679782757228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2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883cm" svg:height="5.804cm" xlink:href=".." xlink:type="simple" chart:class="chart:scatter" chart:style-name="ch1">
        <chart:title svg:x="3.892cm" svg:y="0.252cm" chart:style-name="ch2">
          <text:p>I=f(cos v)</text:p>
        </chart:title>
        <chart:subtitle svg:x="3.468cm" svg:y="1.173cm" chart:style-name="ch3">
          <text:p>dane od Krawca</text:p>
        </chart:subtitle>
        <chart:legend chart:legend-position="end" svg:x="8.433cm" svg:y="2.603cm" style:legend-expansion="high" chart:style-name="ch4"/>
        <chart:plot-area chart:style-name="ch5" table:cell-range-address="jalowyzobciazeniem.I15:jalowyzobciazeniem.I25 jalowyzobciazeniem.K16:jalowyzobciazeniem.K25" chart:data-source-has-labels="row" svg:x="1.208cm" svg:y="1.998cm" svg:width="7.028cm" svg:height="2.709cm">
          <chartooo:coordinate-region svg:x="2.306cm" svg:y="2.197cm" svg:width="5.598cm" svg:height="1.863cm"/>
          <chart:axis chart:dimension="x" chart:name="primary-x" chart:style-name="ch6">
            <chart:title svg:x="4.294cm" svg:y="4.823cm" chart:style-name="ch7">
              <text:p>cos v</text:p>
            </chart:title>
          </chart:axis>
          <chart:axis chart:dimension="y" chart:name="primary-y" chart:style-name="ch8">
            <chart:title svg:x="0.451cm" svg:y="3.449cm" chart:style-name="ch9">
              <text:p>I</text:p>
            </chart:title>
            <chart:grid chart:style-name="ch10" chart:class="major"/>
          </chart:axis>
          <chart:series chart:style-name="ch11" chart:values-cell-range-address="jalowyzobciazeniem.I16:jalowyzobciazeniem.I25" chart:label-cell-address="jalowyzobciazeniem.I15:jalowyzobciazeniem.I15" chart:class="chart:scatter">
            <chart:domain table:cell-range-address="jalowyzobciazeniem.K16:jalowyzobciazeniem.K25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K</text:p>
              </table:table-cell>
              <table:table-cell office:value-type="string">
                <text:p>I</text:p>
                <draw:g>
                  <svg:desc>jalowyzobciazeniem.I15:jalowyzobciazeniem.I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2455029">
                <text:p>0.182455029</text:p>
                <draw:g>
                  <svg:desc>jalowyzobciazeniem.K16:jalowyzobciazeniem.K25</svg:desc>
                </draw:g>
              </table:table-cell>
              <table:table-cell office:value-type="float" office:value="3.272054283">
                <text:p>3.272054283</text:p>
                <draw:g>
                  <svg:desc>jalowyzobciazeniem.I16:jalowyzobciazeniem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656208">
                <text:p>0.33656208</text:p>
              </table:table-cell>
              <table:table-cell office:value-type="float" office:value="3.391909425">
                <text:p>3.391909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8546043">
                <text:p>0.668546043</text:p>
              </table:table-cell>
              <table:table-cell office:value-type="float" office:value="4.421012353">
                <text:p>4.421012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6599067">
                <text:p>0.746599067</text:p>
              </table:table-cell>
              <table:table-cell office:value-type="float" office:value="5.139559388">
                <text:p>5.139559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4733757">
                <text:p>0.804733757</text:p>
              </table:table-cell>
              <table:table-cell office:value-type="float" office:value="6.037171558">
                <text:p>6.0371715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1156092">
                <text:p>0.831156092</text:p>
              </table:table-cell>
              <table:table-cell office:value-type="float" office:value="6.770987973">
                <text:p>6.7709879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5921068">
                <text:p>0.855921068</text:p>
              </table:table-cell>
              <table:table-cell office:value-type="float" office:value="8.042393875">
                <text:p>8.042393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2652085">
                <text:p>0.862652085</text:p>
              </table:table-cell>
              <table:table-cell office:value-type="float" office:value="8.797023689">
                <text:p>8.797023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65630875">
                <text:p>0.865630875</text:p>
              </table:table-cell>
              <table:table-cell office:value-type="float" office:value="9.268543705">
                <text:p>9.268543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67273128">
                <text:p>0.867273128</text:p>
              </table:table-cell>
              <table:table-cell office:value-type="float" office:value="9.499047094">
                <text:p>9.4990470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sort-by-x-values="true" chart:right-angled-axes="true">
        <chart:symbol-image xlink:href="Pictures/2000000A000000DF000000DF19C059ED.svm" xlink:type="simple" xlink:actuate="onLoad"/>
      </style:chart-properties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x" chart:symbol-width="0.1cm" chart:symbol-height="0.1cm" chart:link-data-style-to-source="true">
        <chart:symbol-image xlink:href="Pictures/2000000A000000DF000000DF19C059ED.svm" xlink:type="simple" xlink:actuate="onLoad"/>
      </style:chart-properties>
      <style:graphic-properties draw:stroke="none" draw:stroke-dash="_32__20_Dots_20_1_20_Dash"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775cm" svg:height="8.951cm" xlink:href=".." xlink:type="simple" chart:class="chart:scatter" chart:style-name="ch1">
        <chart:title svg:x="2.647cm" svg:y="0.315cm" chart:style-name="ch2">
          <text:p>Krzywa regresji n=f(I)</text:p>
        </chart:title>
        <chart:subtitle svg:x="1.774cm" svg:y="0.764cm" chart:style-name="ch3">
          <text:p>Opracowanie danych dodatkowych</text:p>
        </chart:subtitle>
        <chart:legend chart:legend-position="end" svg:x="6.5cm" svg:y="3.927cm" style:legend-expansion="high" chart:style-name="ch4"/>
        <chart:plot-area chart:style-name="ch5" table:cell-range-address="jalowyzobciazeniem.I15:jalowyzobciazeniem.J25" chart:data-source-has-labels="row" svg:x="0.443cm" svg:y="1.718cm" svg:width="7.894cm" svg:height="6.856cm">
          <chartooo:coordinate-region svg:x="1.911cm" svg:y="1.917cm" svg:width="6.001cm" svg:height="6.01cm"/>
          <chart:axis chart:dimension="x" chart:name="primary-x" chart:style-name="ch6">
            <chart:title svg:x="4.293cm" svg:y="8.391cm" chart:style-name="ch7">
              <text:p>I</text:p>
            </chart:title>
          </chart:axis>
          <chart:axis chart:dimension="y" chart:name="primary-y" chart:style-name="ch6">
            <chart:title svg:x="0cm" svg:y="5.296cm" chart:style-name="ch8">
              <text:p>n</text:p>
            </chart:title>
            <chart:grid chart:style-name="ch9" chart:class="major"/>
          </chart:axis>
          <chart:series chart:style-name="ch10" chart:values-cell-range-address="jalowyzobciazeniem.J16:jalowyzobciazeniem.J25" chart:label-cell-address="jalowyzobciazeniem.J15:jalowyzobciazeniem.J15" chart:class="chart:scatter">
            <chart:domain table:cell-range-address="jalowyzobciazeniem.I16:jalowyzobciazeniem.I25"/>
            <chart:regression-curve chart:style-name="ch11">
              <chart:equation chart:display-equation="true" chart:display-r-square="false" svg:x="3.496cm" svg:y="2.185cm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I</text:p>
              </table:table-cell>
              <table:table-cell office:value-type="string">
                <text:p>n_t</text:p>
                <draw:g>
                  <svg:desc>jalowyzobciazeniem.J15:jalowyzobciazeniem.J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72054283">
                <text:p>3.272054283</text:p>
                <draw:g>
                  <svg:desc>jalowyzobciazeniem.I16:jalowyzobciazeniem.I25</svg:desc>
                </draw:g>
              </table:table-cell>
              <table:table-cell office:value-type="float" office:value="1491.569238">
                <text:p>1491.569238</text:p>
                <draw:g>
                  <svg:desc>jalowyzobciazeniem.J16:jalowyzobciazeniem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91909425">
                <text:p>3.391909425</text:p>
              </table:table-cell>
              <table:table-cell office:value-type="float" office:value="1478.745494">
                <text:p>1478.745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21012353">
                <text:p>4.421012353</text:p>
              </table:table-cell>
              <table:table-cell office:value-type="float" office:value="1450.406912">
                <text:p>1450.406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39559388">
                <text:p>5.139559388</text:p>
              </table:table-cell>
              <table:table-cell office:value-type="float" office:value="1435.828782">
                <text:p>1435.8287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037171558">
                <text:p>6.037171558</text:p>
              </table:table-cell>
              <table:table-cell office:value-type="float" office:value="1419.785572">
                <text:p>1419.785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70987973">
                <text:p>6.770987973</text:p>
              </table:table-cell>
              <table:table-cell office:value-type="float" office:value="1406.102168">
                <text:p>1406.102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42393875">
                <text:p>8.042393875</text:p>
              </table:table-cell>
              <table:table-cell office:value-type="float" office:value="1385.046329">
                <text:p>1385.046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797023689">
                <text:p>8.797023689</text:p>
              </table:table-cell>
              <table:table-cell office:value-type="float" office:value="1371.268007">
                <text:p>1371.268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268543705">
                <text:p>9.268543705</text:p>
              </table:table-cell>
              <table:table-cell office:value-type="float" office:value="1362.738345">
                <text:p>1362.7383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499047094">
                <text:p>9.499047094</text:p>
              </table:table-cell>
              <table:table-cell office:value-type="float" office:value="1358.66276">
                <text:p>1358.662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33cm" svg:y="0.316cm" chart:style-name="ch2">
          <text:p>Sprawność w funkcji mocy użytecznej</text:p>
        </chart:title>
        <chart:legend chart:legend-position="end" svg:x="14.391cm" svg:y="4.201cm" style:legend-expansion="high" chart:style-name="ch3"/>
        <chart:plot-area chart:style-name="ch4" table:cell-range-address="jalowyzobciazeniem.O2:jalowyzobciazeniem.P13" chart:data-source-has-labels="row" svg:x="1.331cm" svg:y="1.301cm" svg:width="12.74cm" svg:height="6.538cm">
          <chartooo:coordinate-region svg:x="2.138cm" svg:y="1.5cm" svg:width="11.562cm" svg:height="5.692cm"/>
          <chart:axis chart:dimension="x" chart:name="primary-x" chart:style-name="ch5">
            <chart:title svg:x="6.837cm" svg:y="8.019cm" chart:style-name="ch6">
              <text:p>moc P2 [W]</text:p>
            </chart:title>
          </chart:axis>
          <chart:axis chart:dimension="y" chart:name="primary-y" chart:style-name="ch7">
            <chart:title svg:x="0.451cm" svg:y="5.024cm" chart:style-name="ch8">
              <text:p>ni [%]</text:p>
            </chart:title>
            <chart:grid chart:style-name="ch9" chart:class="major"/>
          </chart:axis>
          <chart:series chart:style-name="ch10" chart:values-cell-range-address="jalowyzobciazeniem.P3:jalowyzobciazeniem.P13" chart:label-cell-address="jalowyzobciazeniem.P2:jalowyzobciazeniem.P2" chart:class="chart:scatter">
            <chart:domain table:cell-range-address="jalowyzobciazeniem.O3:jalowyzobciazeniem.O1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O</text:p>
              </table:table-cell>
              <table:table-cell office:value-type="string">
                <text:p>ni</text:p>
                <draw:g>
                  <svg:desc>jalowyzobciazeniem.P2:jalowyzobciazeniem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62.32403145141">
                <text:p>4262.32403145141</text:p>
                <draw:g>
                  <svg:desc>jalowyzobciazeniem.O3:jalowyzobciazeniem.O13</svg:desc>
                </draw:g>
              </table:table-cell>
              <table:table-cell office:value-type="float" office:value="81.6438120259698">
                <text:p>81.6438120259698</text:p>
                <draw:g>
                  <svg:desc>jalowyzobciazeniem.P3:jalowyzobciazeniem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84.3489958049">
                <text:p>3584.3489958049</text:p>
              </table:table-cell>
              <table:table-cell office:value-type="float" office:value="83.8249807328161">
                <text:p>83.8249807328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67.56882755582">
                <text:p>3567.56882755582</text:p>
              </table:table-cell>
              <table:table-cell office:value-type="float" office:value="83.9329250415214">
                <text:p>83.9329250415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6.81435000929">
                <text:p>2766.81435000929</text:p>
              </table:table-cell>
              <table:table-cell office:value-type="float" office:value="85.58152953901">
                <text:p>85.58152953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5.69639916362">
                <text:p>1855.69639916362</text:p>
              </table:table-cell>
              <table:table-cell office:value-type="float" office:value="85.5444971036441">
                <text:p>85.5444971036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3.58348326762">
                <text:p>1013.58348326762</text:p>
              </table:table-cell>
              <table:table-cell office:value-type="float" office:value="81.5853624743475">
                <text:p>81.5853624743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.790372468381">
                <text:p>125.790372468381</text:p>
              </table:table-cell>
              <table:table-cell office:value-type="float" office:value="39.7140087885423">
                <text:p>39.7140087885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.467062097872">
                <text:p>117.467062097872</text:p>
              </table:table-cell>
              <table:table-cell office:value-type="float" office:value="38.1255758018884">
                <text:p>38.12557580188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.40508890761">
                <text:p>360.40508890761</text:p>
              </table:table-cell>
              <table:table-cell office:value-type="float" office:value="64.7260426000864">
                <text:p>64.7260426000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.280931608103">
                <text:p>137.280931608103</text:p>
              </table:table-cell>
              <table:table-cell office:value-type="float" office:value="42.0998383181056">
                <text:p>42.0998383181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.834171282672">
                <text:p>132.834171282672</text:p>
              </table:table-cell>
              <table:table-cell office:value-type="float" office:value="41.1798878723921">
                <text:p>41.17988787239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33cm" svg:y="0.316cm" chart:style-name="ch2">
          <text:p>Sprawność w funkcji mocy użytecznej</text:p>
        </chart:title>
        <chart:legend chart:legend-position="end" svg:x="14.391cm" svg:y="4.201cm" style:legend-expansion="high" chart:style-name="ch3"/>
        <chart:plot-area chart:style-name="ch4" table:cell-range-address="jalowyzobciazeniem.O3:jalowyzobciazeniem.P13 jalowyzobciazeniem.P2:jalowyzobciazeniem.P2" chart:data-source-has-labels="row" svg:x="1.331cm" svg:y="1.301cm" svg:width="12.74cm" svg:height="6.538cm">
          <chartooo:coordinate-region svg:x="2.138cm" svg:y="1.5cm" svg:width="11.562cm" svg:height="5.692cm"/>
          <chart:axis chart:dimension="x" chart:name="primary-x" chart:style-name="ch5">
            <chart:title svg:x="6.837cm" svg:y="8.019cm" chart:style-name="ch6">
              <text:p>moc P2 [W]</text:p>
            </chart:title>
          </chart:axis>
          <chart:axis chart:dimension="y" chart:name="primary-y" chart:style-name="ch7">
            <chart:title svg:x="0.451cm" svg:y="5.024cm" chart:style-name="ch8">
              <text:p>ni [%]</text:p>
            </chart:title>
            <chart:grid chart:style-name="ch9" chart:class="major"/>
          </chart:axis>
          <chart:series chart:style-name="ch10" chart:values-cell-range-address="jalowyzobciazeniem.P3:jalowyzobciazeniem.P13" chart:label-cell-address="jalowyzobciazeniem.P2:jalowyzobciazeniem.P2" chart:class="chart:scatter">
            <chart:domain table:cell-range-address="jalowyzobciazeniem.O3:jalowyzobciazeniem.O1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O</text:p>
              </table:table-cell>
              <table:table-cell office:value-type="string">
                <text:p>ni</text:p>
                <draw:g>
                  <svg:desc>jalowyzobciazeniem.P2:jalowyzobciazeniem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62.32403145141">
                <text:p>4262.32403145141</text:p>
                <draw:g>
                  <svg:desc>jalowyzobciazeniem.O3:jalowyzobciazeniem.O13</svg:desc>
                </draw:g>
              </table:table-cell>
              <table:table-cell office:value-type="float" office:value="81.6438120259698">
                <text:p>81.6438120259698</text:p>
                <draw:g>
                  <svg:desc>jalowyzobciazeniem.P3:jalowyzobciazeniem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84.3489958049">
                <text:p>3584.3489958049</text:p>
              </table:table-cell>
              <table:table-cell office:value-type="float" office:value="83.8249807328161">
                <text:p>83.8249807328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67.56882755582">
                <text:p>3567.56882755582</text:p>
              </table:table-cell>
              <table:table-cell office:value-type="float" office:value="83.9329250415214">
                <text:p>83.9329250415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6.81435000929">
                <text:p>2766.81435000929</text:p>
              </table:table-cell>
              <table:table-cell office:value-type="float" office:value="85.58152953901">
                <text:p>85.58152953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5.69639916362">
                <text:p>1855.69639916362</text:p>
              </table:table-cell>
              <table:table-cell office:value-type="float" office:value="85.5444971036441">
                <text:p>85.5444971036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3.58348326762">
                <text:p>1013.58348326762</text:p>
              </table:table-cell>
              <table:table-cell office:value-type="float" office:value="81.5853624743475">
                <text:p>81.5853624743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.790372468381">
                <text:p>125.790372468381</text:p>
              </table:table-cell>
              <table:table-cell office:value-type="float" office:value="39.7140087885423">
                <text:p>39.7140087885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.467062097872">
                <text:p>117.467062097872</text:p>
              </table:table-cell>
              <table:table-cell office:value-type="float" office:value="38.1255758018884">
                <text:p>38.12557580188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.40508890761">
                <text:p>360.40508890761</text:p>
              </table:table-cell>
              <table:table-cell office:value-type="float" office:value="64.7260426000864">
                <text:p>64.7260426000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.280931608103">
                <text:p>137.280931608103</text:p>
              </table:table-cell>
              <table:table-cell office:value-type="float" office:value="42.0998383181056">
                <text:p>42.0998383181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.834171282672">
                <text:p>132.834171282672</text:p>
              </table:table-cell>
              <table:table-cell office:value-type="float" office:value="41.1798878723921">
                <text:p>41.17988787239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 xlink:href="Pictures/2000000A000000DF000000DF19C059ED.svm" xlink:type="simple" xlink:actuate="onLoad"/>
      </style:chart-properties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x" chart:symbol-width="0.15cm" chart:symbol-height="0.15cm" chart:link-data-style-to-source="true">
        <chart:symbol-image xlink:href="Pictures/2000000A000000DF000000DF19C059ED.svm" xlink:type="simple" xlink:actuate="onLoad"/>
      </style:chart-properties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29cm" svg:y="0.316cm" chart:style-name="ch2">
          <text:p>I=f(P2)</text:p>
        </chart:title>
        <chart:subtitle svg:x="5.205cm" svg:y="1.301cm" chart:style-name="ch3">
          <text:p>prąd w funkcji mocy użytecznej</text:p>
        </chart:subtitle>
        <chart:legend chart:legend-position="end" svg:x="14.55cm" svg:y="4.201cm" style:legend-expansion="high" chart:style-name="ch4"/>
        <chart:plot-area chart:style-name="ch5" table:cell-range-address="jalowyzobciazeniem.I2:jalowyzobciazeniem.I13 jalowyzobciazeniem.O3:jalowyzobciazeniem.O13" chart:data-source-has-labels="row" svg:x="1.331cm" svg:y="2.19cm" svg:width="12.899cm" svg:height="5.649cm">
          <chartooo:coordinate-region svg:x="1.952cm" svg:y="2.389cm" svg:width="11.906cm" svg:height="4.803cm"/>
          <chart:axis chart:dimension="x" chart:name="primary-x" chart:style-name="ch6">
            <chart:title svg:x="7.26cm" svg:y="8.019cm" chart:style-name="ch7">
              <text:p>P2 [W]</text:p>
            </chart:title>
          </chart:axis>
          <chart:axis chart:dimension="y" chart:name="primary-y" chart:style-name="ch6">
            <chart:title svg:x="0.451cm" svg:y="5.336cm" chart:style-name="ch8">
              <text:p>I [A]</text:p>
            </chart:title>
            <chart:grid chart:style-name="ch9" chart:class="major"/>
          </chart:axis>
          <chart:series chart:style-name="ch10" chart:values-cell-range-address="jalowyzobciazeniem.I3:jalowyzobciazeniem.I13" chart:label-cell-address="jalowyzobciazeniem.I2:jalowyzobciazeniem.I2" chart:class="chart:scatter">
            <chart:domain table:cell-range-address="jalowyzobciazeniem.O3:jalowyzobciazeniem.O1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O</text:p>
              </table:table-cell>
              <table:table-cell office:value-type="string">
                <text:p>I</text:p>
                <draw:g>
                  <svg:desc>jalowyzobciazeniem.I2:jalowyzobciazeniem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62.32403145141">
                <text:p>4262.32403145141</text:p>
                <draw:g>
                  <svg:desc>jalowyzobciazeniem.O3:jalowyzobciazeniem.O13</svg:desc>
                </draw:g>
              </table:table-cell>
              <table:table-cell office:value-type="float" office:value="9.6067392581987">
                <text:p>9.6067392581987</text:p>
                <draw:g>
                  <svg:desc>jalowyzobciazeniem.I3:jalowyzobciazeniem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84.3489958049">
                <text:p>3584.3489958049</text:p>
              </table:table-cell>
              <table:table-cell office:value-type="float" office:value="8.06144063270185">
                <text:p>8.06144063270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67.56882755582">
                <text:p>3567.56882755582</text:p>
              </table:table-cell>
              <table:table-cell office:value-type="float" office:value="7.99884536579799">
                <text:p>7.99884536579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6.81435000929">
                <text:p>2766.81435000929</text:p>
              </table:table-cell>
              <table:table-cell office:value-type="float" office:value="6.4728647642717">
                <text:p>6.4728647642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5.69639916362">
                <text:p>1855.69639916362</text:p>
              </table:table-cell>
              <table:table-cell office:value-type="float" office:value="5.13939278430622">
                <text:p>5.13939278430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3.58348326762">
                <text:p>1013.58348326762</text:p>
              </table:table-cell>
              <table:table-cell office:value-type="float" office:value="4.17876524985963">
                <text:p>4.17876524985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.790372468381">
                <text:p>125.790372468381</text:p>
              </table:table-cell>
              <table:table-cell office:value-type="float" office:value="3.86592031346453">
                <text:p>3.86592031346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.467062097872">
                <text:p>117.467062097872</text:p>
              </table:table-cell>
              <table:table-cell office:value-type="float" office:value="3.85935265984887">
                <text:p>3.85935265984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.40508890761">
                <text:p>360.40508890761</text:p>
              </table:table-cell>
              <table:table-cell office:value-type="float" office:value="3.83337100953012">
                <text:p>3.83337100953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.280931608103">
                <text:p>137.280931608103</text:p>
              </table:table-cell>
              <table:table-cell office:value-type="float" office:value="3.77549580888679">
                <text:p>3.77549580888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.834171282672">
                <text:p>132.834171282672</text:p>
              </table:table-cell>
              <table:table-cell office:value-type="float" office:value="3.8095492113638">
                <text:p>3.80954921136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 xlink:href="Pictures/2000000A000000DF000000DF19C059ED.svm" xlink:type="simple" xlink:actuate="onLoad"/>
      </style:chart-properties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x" chart:symbol-width="0.15cm" chart:symbol-height="0.15cm" chart:link-data-style-to-source="true">
        <chart:symbol-image xlink:href="Pictures/2000000A000000DF000000DF19C059ED.svm" xlink:type="simple" xlink:actuate="onLoad"/>
      </style:chart-properties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29cm" svg:y="0.316cm" chart:style-name="ch2">
          <text:p>I=f(P2)</text:p>
        </chart:title>
        <chart:subtitle svg:x="5.205cm" svg:y="1.301cm" chart:style-name="ch3">
          <text:p>prąd w funkcji mocy użytecznej</text:p>
        </chart:subtitle>
        <chart:legend chart:legend-position="end" svg:x="14.55cm" svg:y="4.201cm" style:legend-expansion="high" chart:style-name="ch4"/>
        <chart:plot-area chart:style-name="ch5" table:cell-range-address="jalowyzobciazeniem.O3:jalowyzobciazeniem.O13 jalowyzobciazeniem.I2:jalowyzobciazeniem.I13" chart:data-source-has-labels="row" svg:x="1.331cm" svg:y="2.19cm" svg:width="12.899cm" svg:height="5.649cm">
          <chartooo:coordinate-region svg:x="1.952cm" svg:y="2.389cm" svg:width="11.906cm" svg:height="4.803cm"/>
          <chart:axis chart:dimension="x" chart:name="primary-x" chart:style-name="ch6">
            <chart:title svg:x="7.26cm" svg:y="8.019cm" chart:style-name="ch7">
              <text:p>P2 [W]</text:p>
            </chart:title>
          </chart:axis>
          <chart:axis chart:dimension="y" chart:name="primary-y" chart:style-name="ch6">
            <chart:title svg:x="0.451cm" svg:y="5.336cm" chart:style-name="ch8">
              <text:p>I [A]</text:p>
            </chart:title>
            <chart:grid chart:style-name="ch9" chart:class="major"/>
          </chart:axis>
          <chart:series chart:style-name="ch10" chart:values-cell-range-address="jalowyzobciazeniem.I3:jalowyzobciazeniem.I13" chart:label-cell-address="jalowyzobciazeniem.I2:jalowyzobciazeniem.I2" chart:class="chart:scatter">
            <chart:domain table:cell-range-address="jalowyzobciazeniem.O3:jalowyzobciazeniem.O1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O</text:p>
              </table:table-cell>
              <table:table-cell office:value-type="string">
                <text:p>I</text:p>
                <draw:g>
                  <svg:desc>jalowyzobciazeniem.I2:jalowyzobciazeniem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62.32403145141">
                <text:p>4262.32403145141</text:p>
                <draw:g>
                  <svg:desc>jalowyzobciazeniem.O3:jalowyzobciazeniem.O13</svg:desc>
                </draw:g>
              </table:table-cell>
              <table:table-cell office:value-type="float" office:value="9.6067392581987">
                <text:p>9.6067392581987</text:p>
                <draw:g>
                  <svg:desc>jalowyzobciazeniem.I3:jalowyzobciazeniem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84.3489958049">
                <text:p>3584.3489958049</text:p>
              </table:table-cell>
              <table:table-cell office:value-type="float" office:value="8.06144063270185">
                <text:p>8.06144063270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67.56882755582">
                <text:p>3567.56882755582</text:p>
              </table:table-cell>
              <table:table-cell office:value-type="float" office:value="7.99884536579799">
                <text:p>7.99884536579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6.81435000929">
                <text:p>2766.81435000929</text:p>
              </table:table-cell>
              <table:table-cell office:value-type="float" office:value="6.4728647642717">
                <text:p>6.4728647642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5.69639916362">
                <text:p>1855.69639916362</text:p>
              </table:table-cell>
              <table:table-cell office:value-type="float" office:value="5.13939278430622">
                <text:p>5.13939278430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3.58348326762">
                <text:p>1013.58348326762</text:p>
              </table:table-cell>
              <table:table-cell office:value-type="float" office:value="4.17876524985963">
                <text:p>4.17876524985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.790372468381">
                <text:p>125.790372468381</text:p>
              </table:table-cell>
              <table:table-cell office:value-type="float" office:value="3.86592031346453">
                <text:p>3.86592031346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.467062097872">
                <text:p>117.467062097872</text:p>
              </table:table-cell>
              <table:table-cell office:value-type="float" office:value="3.85935265984887">
                <text:p>3.85935265984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.40508890761">
                <text:p>360.40508890761</text:p>
              </table:table-cell>
              <table:table-cell office:value-type="float" office:value="3.83337100953012">
                <text:p>3.83337100953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.280931608103">
                <text:p>137.280931608103</text:p>
              </table:table-cell>
              <table:table-cell office:value-type="float" office:value="3.77549580888679">
                <text:p>3.77549580888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.834171282672">
                <text:p>132.834171282672</text:p>
              </table:table-cell>
              <table:table-cell office:value-type="float" office:value="3.8095492113638">
                <text:p>3.80954921136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